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B94000006003DD3243F.svm"/>
  <manifest:file-entry manifest:media-type="" manifest:full-path="Pictures/2000000700000B7A000005E5BA528B9E.svm"/>
  <manifest:file-entry manifest:media-type="" manifest:full-path="Pictures/200000070000314E0000191EF891E3AE.svm"/>
  <manifest:file-entry manifest:media-type="" manifest:full-path="Pictures/20000007000022F00000064F812D78E0.svm"/>
  <manifest:file-entry manifest:media-type="" manifest:full-path="Pictures/20000007000022D500001B3069D9A9A8.svm"/>
  <manifest:file-entry manifest:media-type="" manifest:full-path="Pictures/200000070000251C0000132070C21800.svm"/>
  <manifest:file-entry manifest:media-type="" manifest:full-path="Pictures/2000000700000B7A000005E57D859A9F.svm"/>
  <manifest:file-entry manifest:media-type="" manifest:full-path="Pictures/200000070000358A00002497068C81D0.svm"/>
  <manifest:file-entry manifest:media-type="" manifest:full-path="Pictures/200000070000073D00000B101CA09B5F.svm"/>
  <manifest:file-entry manifest:media-type="" manifest:full-path="Pictures/2000000700001E990000145D80BFECD7.svm"/>
  <manifest:file-entry manifest:media-type="" manifest:full-path="Pictures/20000007000079CE00004AA3132D5E92.svm"/>
  <manifest:file-entry manifest:media-type="" manifest:full-path="Pictures/20000007000022D5000006695DF50C43.svm"/>
  <manifest:file-entry manifest:media-type="" manifest:full-path="Pictures/2000000700002A6100000EFD220B8738.svm"/>
  <manifest:file-entry manifest:media-type="" manifest:full-path="Pictures/2000000700000BFE00000669C249F432.svm"/>
  <manifest:file-entry manifest:media-type="" manifest:full-path="Pictures/200000070000226C0000061AB72A40C2.svm"/>
  <manifest:file-entry manifest:media-type="" manifest:full-path="Pictures/2000000700003394000007233144DF04.svm"/>
  <manifest:file-entry manifest:media-type="" manifest:full-path="Pictures/2000000700007941000049ACADAD0065.svm"/>
  <manifest:file-entry manifest:media-type="" manifest:full-path="Pictures/20000007000032710000059625B0E220.svm"/>
  <manifest:file-entry manifest:media-type="" manifest:full-path="Pictures/2000000700002E3400000969513F3FB4.svm"/>
  <manifest:file-entry manifest:media-type="" manifest:full-path="Pictures/20000007000023A900000600727A1F39.svm"/>
  <manifest:file-entry manifest:media-type="" manifest:full-path="Pictures/20000007000022370000061A1CA2F8DC.svm"/>
  <manifest:file-entry manifest:media-type="" manifest:full-path="Pictures/2000000700000B9400000600AFB0D96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ngsana New2" svg:font-family="'Angsana New'"/>
    <style:font-face style:name="AngsanaNew1" svg:font-family="AngsanaNew"/>
    <style:font-face style:name="AngsanaNew" svg:font-family="AngsanaNew" style:font-family-generic="roman"/>
    <style:font-face style:name="AngsanaNew,Italic1" svg:font-family="'AngsanaNew,Italic'" style:font-family-generic="roman"/>
    <style:font-face style:name="AngsanaNew,Italic" svg:font-family="'AngsanaNew,Italic'" style:font-family-generic="script"/>
    <style:font-face style:name="CordiaNew" svg:font-family="CordiaNew" style:font-family-generic="swiss"/>
    <style:font-face style:name="Courier New" svg:font-family="'Courier New'" style:font-family-generic="modern" style:font-pitch="fixed"/>
    <style:font-face style:name="Brush Flash" svg:font-family="'Brush Flash', 'Times New Roman'" style:font-pitch="variable"/>
    <style:font-face style:name="Sci Fied 2002" svg:font-family="'Sci Fied 2002'" style:font-pitch="variable"/>
    <style:font-face style:name="Angsana New" svg:font-family="'Angsana New'" style:font-family-generic="roman" style:font-pitch="variable"/>
    <style:font-face style:name="Angsana New3" svg:font-family="'Angsana New'" style:font-adornments="Regular" style:font-family-generic="roman" style:font-pitch="variable"/>
    <style:font-face style:name="AngsanaUPC" svg:font-family="AngsanaUPC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ngsana New1" svg:font-family="'Angsana New'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2.171cm" table:align="margins"/>
    </style:style>
    <style:style style:name="Table1.A" style:family="table-column">
      <style:table-column-properties style:column-width="5.496cm" style:rel-column-width="29594*"/>
    </style:style>
    <style:style style:name="Table1.B" style:family="table-column">
      <style:table-column-properties style:column-width="6.675cm" style:rel-column-width="35941*"/>
    </style:style>
    <style:style style:name="Table1.A1" style:family="table-cell">
      <style:table-cell-properties fo:background-color="#e6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e6ff00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2.171cm" table:align="margins"/>
    </style:style>
    <style:style style:name="Table2.A" style:family="table-column">
      <style:table-column-properties style:column-width="6.085cm" style:rel-column-width="32767*"/>
    </style:style>
    <style:style style:name="Table2.B" style:family="table-column">
      <style:table-column-properties style:column-width="6.08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2.171cm" table:align="margins"/>
    </style:style>
    <style:style style:name="Table6.A" style:family="table-column">
      <style:table-column-properties style:column-width="2.746cm" style:rel-column-width="14790*"/>
    </style:style>
    <style:style style:name="Table6.B" style:family="table-column">
      <style:table-column-properties style:column-width="1.898cm" style:rel-column-width="10224*"/>
    </style:style>
    <style:style style:name="Table6.C" style:family="table-column">
      <style:table-column-properties style:column-width="7.525cm" style:rel-column-width="40521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2.171cm" table:align="margins"/>
    </style:style>
    <style:style style:name="Table3.A" style:family="table-column">
      <style:table-column-properties style:column-width="3.57cm" style:rel-column-width="19226*"/>
    </style:style>
    <style:style style:name="Table3.B" style:family="table-column">
      <style:table-column-properties style:column-width="8.601cm" style:rel-column-width="46309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2.171cm" table:align="margins"/>
    </style:style>
    <style:style style:name="Table7.A" style:family="table-column">
      <style:table-column-properties style:column-width="2.746cm" style:rel-column-width="14790*"/>
    </style:style>
    <style:style style:name="Table7.B" style:family="table-column">
      <style:table-column-properties style:column-width="1.898cm" style:rel-column-width="10224*"/>
    </style:style>
    <style:style style:name="Table7.C" style:family="table-column">
      <style:table-column-properties style:column-width="7.525cm" style:rel-column-width="40521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C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2.171cm" table:align="margins"/>
    </style:style>
    <style:style style:name="Table4.A" style:family="table-column">
      <style:table-column-properties style:column-width="3.623cm" style:rel-column-width="19511*"/>
    </style:style>
    <style:style style:name="Table4.B" style:family="table-column">
      <style:table-column-properties style:column-width="8.548cm" style:rel-column-width="46024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2.171cm" table:align="margins"/>
    </style:style>
    <style:style style:name="Table8.A" style:family="table-column">
      <style:table-column-properties style:column-width="2.746cm" style:rel-column-width="14790*"/>
    </style:style>
    <style:style style:name="Table8.B" style:family="table-column">
      <style:table-column-properties style:column-width="1.898cm" style:rel-column-width="10221*"/>
    </style:style>
    <style:style style:name="Table8.C" style:family="table-column">
      <style:table-column-properties style:column-width="7.527cm" style:rel-column-width="40524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C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2.171cm" table:align="margins"/>
    </style:style>
    <style:style style:name="Table13.A" style:family="table-column">
      <style:table-column-properties style:column-width="2.746cm" style:rel-column-width="14790*"/>
    </style:style>
    <style:style style:name="Table13.B" style:family="table-column">
      <style:table-column-properties style:column-width="2.517cm" style:rel-column-width="13555*"/>
    </style:style>
    <style:style style:name="Table13.C" style:family="table-column">
      <style:table-column-properties style:column-width="6.907cm" style:rel-column-width="37190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C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2.171cm" table:align="margins"/>
    </style:style>
    <style:style style:name="Table9.A" style:family="table-column">
      <style:table-column-properties style:column-width="2.746cm" style:rel-column-width="14790*"/>
    </style:style>
    <style:style style:name="Table9.B" style:family="table-column">
      <style:table-column-properties style:column-width="1.898cm" style:rel-column-width="10224*"/>
    </style:style>
    <style:style style:name="Table9.C" style:family="table-column">
      <style:table-column-properties style:column-width="7.525cm" style:rel-column-width="40521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C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2.171cm" table:align="margins"/>
    </style:style>
    <style:style style:name="Table14.A" style:family="table-column">
      <style:table-column-properties style:column-width="2.746cm" style:rel-column-width="14790*"/>
    </style:style>
    <style:style style:name="Table14.B" style:family="table-column">
      <style:table-column-properties style:column-width="2.517cm" style:rel-column-width="13555*"/>
    </style:style>
    <style:style style:name="Table14.C" style:family="table-column">
      <style:table-column-properties style:column-width="6.907cm" style:rel-column-width="37190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C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2.171cm" table:align="margins"/>
    </style:style>
    <style:style style:name="Table10.A" style:family="table-column">
      <style:table-column-properties style:column-width="2.746cm" style:rel-column-width="14790*"/>
    </style:style>
    <style:style style:name="Table10.B" style:family="table-column">
      <style:table-column-properties style:column-width="1.898cm" style:rel-column-width="10224*"/>
    </style:style>
    <style:style style:name="Table10.C" style:family="table-column">
      <style:table-column-properties style:column-width="7.525cm" style:rel-column-width="40521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C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" style:family="table">
      <style:table-properties style:width="12.171cm" table:align="margins"/>
    </style:style>
    <style:style style:name="Table16.A" style:family="table-column">
      <style:table-column-properties style:column-width="2.82cm" style:rel-column-width="15191*"/>
    </style:style>
    <style:style style:name="Table16.B" style:family="table-column">
      <style:table-column-properties style:column-width="2.575cm" style:rel-column-width="13870*"/>
    </style:style>
    <style:style style:name="Table16.C" style:family="table-column">
      <style:table-column-properties style:column-width="6.773cm" style:rel-column-width="36474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C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2.171cm" table:align="margins"/>
    </style:style>
    <style:style style:name="Table11.A" style:family="table-column">
      <style:table-column-properties style:column-width="2.746cm" style:rel-column-width="14790*"/>
    </style:style>
    <style:style style:name="Table11.B" style:family="table-column">
      <style:table-column-properties style:column-width="1.898cm" style:rel-column-width="10224*"/>
    </style:style>
    <style:style style:name="Table11.C" style:family="table-column">
      <style:table-column-properties style:column-width="7.525cm" style:rel-column-width="40521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C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2.171cm" table:align="margins"/>
    </style:style>
    <style:style style:name="Table15.A" style:family="table-column">
      <style:table-column-properties style:column-width="2.82cm" style:rel-column-width="15191*"/>
    </style:style>
    <style:style style:name="Table15.B" style:family="table-column">
      <style:table-column-properties style:column-width="2.522cm" style:rel-column-width="13585*"/>
    </style:style>
    <style:style style:name="Table15.C" style:family="table-column">
      <style:table-column-properties style:column-width="6.826cm" style:rel-column-width="36759*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C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2.171cm" table:align="margins"/>
    </style:style>
    <style:style style:name="Table12.A" style:family="table-column">
      <style:table-column-properties style:column-width="2.746cm" style:rel-column-width="14790*"/>
    </style:style>
    <style:style style:name="Table12.B" style:family="table-column">
      <style:table-column-properties style:column-width="1.898cm" style:rel-column-width="10224*"/>
    </style:style>
    <style:style style:name="Table12.C" style:family="table-column">
      <style:table-column-properties style:column-width="7.525cm" style:rel-column-width="40521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2.171cm" table:align="margins"/>
    </style:style>
    <style:style style:name="Table5.A" style:family="table-column">
      <style:table-column-properties style:column-width="3.808cm" style:rel-column-width="20508*"/>
    </style:style>
    <style:style style:name="Table5.B" style:family="table-column">
      <style:table-column-properties style:column-width="8.363cm" style:rel-column-width="45027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2.171cm" table:align="margins"/>
    </style:style>
    <style:style style:name="Table17.A" style:family="table-column">
      <style:table-column-properties style:column-width="2.82cm" style:rel-column-width="15191*"/>
    </style:style>
    <style:style style:name="Table17.B" style:family="table-column">
      <style:table-column-properties style:column-width="2.323cm" style:rel-column-width="12507*"/>
    </style:style>
    <style:style style:name="Table17.C" style:family="table-column">
      <style:table-column-properties style:column-width="7.027cm" style:rel-column-width="37837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2.171cm" table:align="margins"/>
    </style:style>
    <style:style style:name="Table18.A" style:family="table-column">
      <style:table-column-properties style:column-width="3.124cm" style:rel-column-width="16820*"/>
    </style:style>
    <style:style style:name="Table18.B" style:family="table-column">
      <style:table-column-properties style:column-width="2.02cm" style:rel-column-width="10878*"/>
    </style:style>
    <style:style style:name="Table18.C" style:family="table-column">
      <style:table-column-properties style:column-width="7.027cm" style:rel-column-width="37837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C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2.171cm" table:align="margins"/>
    </style:style>
    <style:style style:name="Table19.A" style:family="table-column">
      <style:table-column-properties style:column-width="2.462cm" style:rel-column-width="13262*"/>
    </style:style>
    <style:style style:name="Table19.B" style:family="table-column">
      <style:table-column-properties style:column-width="2.695cm" style:rel-column-width="14516*"/>
    </style:style>
    <style:style style:name="Table19.C" style:family="table-column">
      <style:table-column-properties style:column-width="7.011cm" style:rel-column-width="37757*"/>
    </style:style>
    <style:style style:name="Tab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C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none" fo:border-top="none" fo:border-bottom="0.002cm solid #000000"/>
    </style:style>
    <style:style style:name="Tab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0" style:family="table">
      <style:table-properties style:width="12.171cm" table:align="margins"/>
    </style:style>
    <style:style style:name="Table20.A" style:family="table-column">
      <style:table-column-properties style:column-width="3.124cm" style:rel-column-width="16820*"/>
    </style:style>
    <style:style style:name="Table20.B" style:family="table-column">
      <style:table-column-properties style:column-width="2.02cm" style:rel-column-width="10878*"/>
    </style:style>
    <style:style style:name="Table20.C" style:family="table-column">
      <style:table-column-properties style:column-width="7.027cm" style:rel-column-width="37837*"/>
    </style:style>
    <style:style style:name="Tab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0.C1" style:family="table-cell">
      <style:table-cell-properties fo:padding="0.097cm" fo:border="0.002cm solid #000000"/>
    </style:style>
    <style:style style:name="Table20.A2" style:family="table-cell">
      <style:table-cell-properties fo:padding="0.097cm" fo:border-left="0.002cm solid #000000" fo:border-right="none" fo:border-top="none" fo:border-bottom="0.002cm solid #000000"/>
    </style:style>
    <style:style style:name="Table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2.171cm" table:align="margins"/>
    </style:style>
    <style:style style:name="Table21.A" style:family="table-column">
      <style:table-column-properties style:column-width="3.124cm" style:rel-column-width="16820*"/>
    </style:style>
    <style:style style:name="Table21.B" style:family="table-column">
      <style:table-column-properties style:column-width="2.02cm" style:rel-column-width="10878*"/>
    </style:style>
    <style:style style:name="Table21.C" style:family="table-column">
      <style:table-column-properties style:column-width="7.027cm" style:rel-column-width="37837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C1" style:family="table-cell">
      <style:table-cell-properties fo:padding="0.097cm" fo:border="0.002cm solid #000000"/>
    </style:style>
    <style:style style:name="Table21.A2" style:family="table-cell">
      <style:table-cell-properties fo:padding="0.097cm" fo:border-left="0.002cm solid #000000" fo:border-right="none" fo:border-top="none" fo:border-bottom="0.002cm solid #000000"/>
    </style:style>
    <style:style style:name="Tab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2" style:family="table">
      <style:table-properties style:width="12.171cm" table:align="margins"/>
    </style:style>
    <style:style style:name="Table22.A" style:family="table-column">
      <style:table-column-properties style:column-width="3.124cm" style:rel-column-width="16820*"/>
    </style:style>
    <style:style style:name="Table22.B" style:family="table-column">
      <style:table-column-properties style:column-width="2.02cm" style:rel-column-width="10878*"/>
    </style:style>
    <style:style style:name="Table22.C" style:family="table-column">
      <style:table-column-properties style:column-width="7.027cm" style:rel-column-width="37837*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C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none" fo:border-top="none" fo:border-bottom="0.002cm solid #000000"/>
    </style:style>
    <style:style style:name="Tab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6" style:family="table">
      <style:table-properties style:width="12.171cm" table:align="margins"/>
    </style:style>
    <style:style style:name="Table26.A" style:family="table-column">
      <style:table-column-properties style:column-width="3.755cm" style:rel-column-width="20223*"/>
    </style:style>
    <style:style style:name="Table26.B" style:family="table-column">
      <style:table-column-properties style:column-width="8.416cm" style:rel-column-width="45312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B1" style:family="table-cell">
      <style:table-cell-properties fo:padding="0.097cm" fo:border="0.002cm solid #000000"/>
    </style:style>
    <style:style style:name="Table26.A2" style:family="table-cell">
      <style:table-cell-properties fo:padding="0.097cm" fo:border-left="0.002cm solid #000000" fo:border-right="none" fo:border-top="none" fo:border-bottom="0.002cm solid #000000"/>
    </style:style>
    <style:style style:name="Table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4" style:family="table">
      <style:table-properties style:width="12.171cm" table:align="margins"/>
    </style:style>
    <style:style style:name="Table24.A" style:family="table-column">
      <style:table-column-properties style:column-width="2.746cm" style:rel-column-width="14790*"/>
    </style:style>
    <style:style style:name="Table24.B" style:family="table-column">
      <style:table-column-properties style:column-width="2.517cm" style:rel-column-width="13555*"/>
    </style:style>
    <style:style style:name="Table24.C" style:family="table-column">
      <style:table-column-properties style:column-width="6.907cm" style:rel-column-width="37190*"/>
    </style:style>
    <style:style style:name="Tab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4.C1" style:family="table-cell">
      <style:table-cell-properties fo:padding="0.097cm" fo:border="0.002cm solid #000000"/>
    </style:style>
    <style:style style:name="Table24.A2" style:family="table-cell">
      <style:table-cell-properties fo:padding="0.097cm" fo:border-left="0.002cm solid #000000" fo:border-right="none" fo:border-top="none" fo:border-bottom="0.002cm solid #000000"/>
    </style:style>
    <style:style style:name="Table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" style:family="table">
      <style:table-properties style:width="12.171cm" table:align="margins"/>
    </style:style>
    <style:style style:name="Table27.A" style:family="table-column">
      <style:table-column-properties style:column-width="2.746cm" style:rel-column-width="14790*"/>
    </style:style>
    <style:style style:name="Table27.B" style:family="table-column">
      <style:table-column-properties style:column-width="2.517cm" style:rel-column-width="13555*"/>
    </style:style>
    <style:style style:name="Table27.C" style:family="table-column">
      <style:table-column-properties style:column-width="6.907cm" style:rel-column-width="37190*"/>
    </style:style>
    <style:style style:name="Tab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7.C1" style:family="table-cell">
      <style:table-cell-properties fo:padding="0.097cm" fo:border="0.002cm solid #000000"/>
    </style:style>
    <style:style style:name="Table27.A2" style:family="table-cell">
      <style:table-cell-properties fo:padding="0.097cm" fo:border-left="0.002cm solid #000000" fo:border-right="none" fo:border-top="none" fo:border-bottom="0.002cm solid #000000"/>
    </style:style>
    <style:style style:name="Table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2" style:family="table">
      <style:table-properties style:width="12.171cm" table:align="margins"/>
    </style:style>
    <style:style style:name="Table42.A" style:family="table-column">
      <style:table-column-properties style:column-width="3.808cm" style:rel-column-width="20508*"/>
    </style:style>
    <style:style style:name="Table42.B" style:family="table-column">
      <style:table-column-properties style:column-width="8.363cm" style:rel-column-width="45027*"/>
    </style:style>
    <style:style style:name="Table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2.B1" style:family="table-cell">
      <style:table-cell-properties fo:padding="0.097cm" fo:border="0.002cm solid #000000"/>
    </style:style>
    <style:style style:name="Table42.A2" style:family="table-cell">
      <style:table-cell-properties fo:padding="0.097cm" fo:border-left="0.002cm solid #000000" fo:border-right="none" fo:border-top="none" fo:border-bottom="0.002cm solid #000000"/>
    </style:style>
    <style:style style:name="Table4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3" style:family="table">
      <style:table-properties style:width="12.171cm" table:align="margins"/>
    </style:style>
    <style:style style:name="Table33.A" style:family="table-column">
      <style:table-column-properties style:column-width="2.746cm" style:rel-column-width="14790*"/>
    </style:style>
    <style:style style:name="Table33.B" style:family="table-column">
      <style:table-column-properties style:column-width="1.898cm" style:rel-column-width="10221*"/>
    </style:style>
    <style:style style:name="Table33.C" style:family="table-column">
      <style:table-column-properties style:column-width="7.527cm" style:rel-column-width="40524*"/>
    </style:style>
    <style:style style:name="Tab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3.C1" style:family="table-cell">
      <style:table-cell-properties fo:padding="0.097cm" fo:border="0.002cm solid #000000"/>
    </style:style>
    <style:style style:name="Table33.A2" style:family="table-cell">
      <style:table-cell-properties fo:padding="0.097cm" fo:border-left="0.002cm solid #000000" fo:border-right="none" fo:border-top="none" fo:border-bottom="0.002cm solid #000000"/>
    </style:style>
    <style:style style:name="Table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3" style:family="table">
      <style:table-properties style:width="12.171cm" table:align="margins"/>
    </style:style>
    <style:style style:name="Table23.A" style:family="table-column">
      <style:table-column-properties style:column-width="2.746cm" style:rel-column-width="14790*"/>
    </style:style>
    <style:style style:name="Table23.B" style:family="table-column">
      <style:table-column-properties style:column-width="1.898cm" style:rel-column-width="10221*"/>
    </style:style>
    <style:style style:name="Table23.C" style:family="table-column">
      <style:table-column-properties style:column-width="7.527cm" style:rel-column-width="40524*"/>
    </style:style>
    <style:style style:name="Tab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3.C1" style:family="table-cell">
      <style:table-cell-properties fo:padding="0.097cm" fo:border="0.002cm solid #000000"/>
    </style:style>
    <style:style style:name="Table23.A2" style:family="table-cell">
      <style:table-cell-properties fo:padding="0.097cm" fo:border-left="0.002cm solid #000000" fo:border-right="none" fo:border-top="none" fo:border-bottom="0.002cm solid #000000"/>
    </style:style>
    <style:style style:name="Table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5" style:family="table">
      <style:table-properties style:width="12.171cm" table:align="margins"/>
    </style:style>
    <style:style style:name="Table25.A" style:family="table-column">
      <style:table-column-properties style:column-width="2.746cm" style:rel-column-width="14790*"/>
    </style:style>
    <style:style style:name="Table25.B" style:family="table-column">
      <style:table-column-properties style:column-width="1.898cm" style:rel-column-width="10221*"/>
    </style:style>
    <style:style style:name="Table25.C" style:family="table-column">
      <style:table-column-properties style:column-width="7.527cm" style:rel-column-width="40524*"/>
    </style:style>
    <style:style style:name="Tab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5.C1" style:family="table-cell">
      <style:table-cell-properties fo:padding="0.097cm" fo:border="0.002cm solid #000000"/>
    </style:style>
    <style:style style:name="Table25.A2" style:family="table-cell">
      <style:table-cell-properties fo:padding="0.097cm" fo:border-left="0.002cm solid #000000" fo:border-right="none" fo:border-top="none" fo:border-bottom="0.002cm solid #000000"/>
    </style:style>
    <style:style style:name="Table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8" style:family="table">
      <style:table-properties style:width="12.171cm" table:align="margins"/>
    </style:style>
    <style:style style:name="Table28.A" style:family="table-column">
      <style:table-column-properties style:column-width="2.746cm" style:rel-column-width="14790*"/>
    </style:style>
    <style:style style:name="Table28.B" style:family="table-column">
      <style:table-column-properties style:column-width="1.898cm" style:rel-column-width="10221*"/>
    </style:style>
    <style:style style:name="Table28.C" style:family="table-column">
      <style:table-column-properties style:column-width="7.527cm" style:rel-column-width="40524*"/>
    </style:style>
    <style:style style:name="Tab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8.C1" style:family="table-cell">
      <style:table-cell-properties fo:padding="0.097cm" fo:border="0.002cm solid #000000"/>
    </style:style>
    <style:style style:name="Table28.A2" style:family="table-cell">
      <style:table-cell-properties fo:padding="0.097cm" fo:border-left="0.002cm solid #000000" fo:border-right="none" fo:border-top="none" fo:border-bottom="0.002cm solid #000000"/>
    </style:style>
    <style:style style:name="Table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9" style:family="table">
      <style:table-properties style:width="12.171cm" table:align="margins"/>
    </style:style>
    <style:style style:name="Table29.A" style:family="table-column">
      <style:table-column-properties style:column-width="2.746cm" style:rel-column-width="14790*"/>
    </style:style>
    <style:style style:name="Table29.B" style:family="table-column">
      <style:table-column-properties style:column-width="1.898cm" style:rel-column-width="10221*"/>
    </style:style>
    <style:style style:name="Table29.C" style:family="table-column">
      <style:table-column-properties style:column-width="7.527cm" style:rel-column-width="40524*"/>
    </style:style>
    <style:style style:name="Tab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9.C1" style:family="table-cell">
      <style:table-cell-properties fo:padding="0.097cm" fo:border="0.002cm solid #000000"/>
    </style:style>
    <style:style style:name="Table29.A2" style:family="table-cell">
      <style:table-cell-properties fo:padding="0.097cm" fo:border-left="0.002cm solid #000000" fo:border-right="none" fo:border-top="none" fo:border-bottom="0.002cm solid #000000"/>
    </style:style>
    <style:style style:name="Table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0" style:family="table">
      <style:table-properties style:width="12.171cm" table:align="margins"/>
    </style:style>
    <style:style style:name="Table30.A" style:family="table-column">
      <style:table-column-properties style:column-width="2.746cm" style:rel-column-width="14790*"/>
    </style:style>
    <style:style style:name="Table30.B" style:family="table-column">
      <style:table-column-properties style:column-width="1.898cm" style:rel-column-width="10221*"/>
    </style:style>
    <style:style style:name="Table30.C" style:family="table-column">
      <style:table-column-properties style:column-width="7.527cm" style:rel-column-width="40524*"/>
    </style:style>
    <style:style style:name="Tab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0.C1" style:family="table-cell">
      <style:table-cell-properties fo:padding="0.097cm" fo:border="0.002cm solid #000000"/>
    </style:style>
    <style:style style:name="Table30.A2" style:family="table-cell">
      <style:table-cell-properties fo:padding="0.097cm" fo:border-left="0.002cm solid #000000" fo:border-right="none" fo:border-top="none" fo:border-bottom="0.002cm solid #000000"/>
    </style:style>
    <style:style style:name="Table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0" style:family="table">
      <style:table-properties style:width="12.171cm" table:align="margins"/>
    </style:style>
    <style:style style:name="Table40.A" style:family="table-column">
      <style:table-column-properties style:column-width="2.82cm" style:rel-column-width="15191*"/>
    </style:style>
    <style:style style:name="Table40.B" style:family="table-column">
      <style:table-column-properties style:column-width="2.522cm" style:rel-column-width="13585*"/>
    </style:style>
    <style:style style:name="Table40.C" style:family="table-column">
      <style:table-column-properties style:column-width="6.826cm" style:rel-column-width="36759*"/>
    </style:style>
    <style:style style:name="Table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0.C1" style:family="table-cell">
      <style:table-cell-properties fo:padding="0.097cm" fo:border="0.002cm solid #000000"/>
    </style:style>
    <style:style style:name="Table40.A2" style:family="table-cell">
      <style:table-cell-properties fo:padding="0.097cm" fo:border-left="0.002cm solid #000000" fo:border-right="none" fo:border-top="none" fo:border-bottom="0.002cm solid #000000"/>
    </style:style>
    <style:style style:name="Table4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1" style:family="table">
      <style:table-properties style:width="12.171cm" table:align="margins"/>
    </style:style>
    <style:style style:name="Table31.A" style:family="table-column">
      <style:table-column-properties style:column-width="2.82cm" style:rel-column-width="15191*"/>
    </style:style>
    <style:style style:name="Table31.B" style:family="table-column">
      <style:table-column-properties style:column-width="2.522cm" style:rel-column-width="13585*"/>
    </style:style>
    <style:style style:name="Table31.C" style:family="table-column">
      <style:table-column-properties style:column-width="6.826cm" style:rel-column-width="36759*"/>
    </style:style>
    <style:style style:name="Tab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1.C1" style:family="table-cell">
      <style:table-cell-properties fo:padding="0.097cm" fo:border="0.002cm solid #000000"/>
    </style:style>
    <style:style style:name="Table31.A2" style:family="table-cell">
      <style:table-cell-properties fo:padding="0.097cm" fo:border-left="0.002cm solid #000000" fo:border-right="none" fo:border-top="none" fo:border-bottom="0.002cm solid #000000"/>
    </style:style>
    <style:style style:name="Table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2" style:family="table">
      <style:table-properties style:width="12.171cm" table:align="margins"/>
    </style:style>
    <style:style style:name="Table32.A" style:family="table-column">
      <style:table-column-properties style:column-width="2.82cm" style:rel-column-width="15191*"/>
    </style:style>
    <style:style style:name="Table32.B" style:family="table-column">
      <style:table-column-properties style:column-width="2.522cm" style:rel-column-width="13585*"/>
    </style:style>
    <style:style style:name="Table32.C" style:family="table-column">
      <style:table-column-properties style:column-width="6.826cm" style:rel-column-width="36759*"/>
    </style:style>
    <style:style style:name="Tab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2.C1" style:family="table-cell">
      <style:table-cell-properties fo:padding="0.097cm" fo:border="0.002cm solid #000000"/>
    </style:style>
    <style:style style:name="Table32.A2" style:family="table-cell">
      <style:table-cell-properties fo:padding="0.097cm" fo:border-left="0.002cm solid #000000" fo:border-right="none" fo:border-top="none" fo:border-bottom="0.002cm solid #000000"/>
    </style:style>
    <style:style style:name="Table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4" style:family="table">
      <style:table-properties style:width="12.171cm" table:align="margins"/>
    </style:style>
    <style:style style:name="Table34.A" style:family="table-column">
      <style:table-column-properties style:column-width="2.82cm" style:rel-column-width="15191*"/>
    </style:style>
    <style:style style:name="Table34.B" style:family="table-column">
      <style:table-column-properties style:column-width="2.522cm" style:rel-column-width="13585*"/>
    </style:style>
    <style:style style:name="Table34.C" style:family="table-column">
      <style:table-column-properties style:column-width="6.826cm" style:rel-column-width="36759*"/>
    </style:style>
    <style:style style:name="Tab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4.C1" style:family="table-cell">
      <style:table-cell-properties fo:padding="0.097cm" fo:border="0.002cm solid #000000"/>
    </style:style>
    <style:style style:name="Table34.A2" style:family="table-cell">
      <style:table-cell-properties fo:padding="0.097cm" fo:border-left="0.002cm solid #000000" fo:border-right="none" fo:border-top="none" fo:border-bottom="0.002cm solid #000000"/>
    </style:style>
    <style:style style:name="Table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5" style:family="table">
      <style:table-properties style:width="12.171cm" table:align="margins"/>
    </style:style>
    <style:style style:name="Table35.A" style:family="table-column">
      <style:table-column-properties style:column-width="2.82cm" style:rel-column-width="15191*"/>
    </style:style>
    <style:style style:name="Table35.B" style:family="table-column">
      <style:table-column-properties style:column-width="2.522cm" style:rel-column-width="13585*"/>
    </style:style>
    <style:style style:name="Table35.C" style:family="table-column">
      <style:table-column-properties style:column-width="6.826cm" style:rel-column-width="36759*"/>
    </style:style>
    <style:style style:name="Tab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5.C1" style:family="table-cell">
      <style:table-cell-properties fo:padding="0.097cm" fo:border="0.002cm solid #000000"/>
    </style:style>
    <style:style style:name="Table35.A2" style:family="table-cell">
      <style:table-cell-properties fo:padding="0.097cm" fo:border-left="0.002cm solid #000000" fo:border-right="none" fo:border-top="none" fo:border-bottom="0.002cm solid #000000"/>
    </style:style>
    <style:style style:name="Table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6" style:family="table">
      <style:table-properties style:width="12.171cm" table:align="margins"/>
    </style:style>
    <style:style style:name="Table36.A" style:family="table-column">
      <style:table-column-properties style:column-width="2.82cm" style:rel-column-width="15191*"/>
    </style:style>
    <style:style style:name="Table36.B" style:family="table-column">
      <style:table-column-properties style:column-width="2.522cm" style:rel-column-width="13585*"/>
    </style:style>
    <style:style style:name="Table36.C" style:family="table-column">
      <style:table-column-properties style:column-width="6.826cm" style:rel-column-width="36759*"/>
    </style:style>
    <style:style style:name="Tab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6.C1" style:family="table-cell">
      <style:table-cell-properties fo:padding="0.097cm" fo:border="0.002cm solid #000000"/>
    </style:style>
    <style:style style:name="Table36.A2" style:family="table-cell">
      <style:table-cell-properties fo:padding="0.097cm" fo:border-left="0.002cm solid #000000" fo:border-right="none" fo:border-top="none" fo:border-bottom="0.002cm solid #000000"/>
    </style:style>
    <style:style style:name="Table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3" style:family="table">
      <style:table-properties style:width="12.171cm" table:align="margins"/>
    </style:style>
    <style:style style:name="Table43.A" style:family="table-column">
      <style:table-column-properties style:column-width="3.808cm" style:rel-column-width="20508*"/>
    </style:style>
    <style:style style:name="Table43.B" style:family="table-column">
      <style:table-column-properties style:column-width="8.363cm" style:rel-column-width="45027*"/>
    </style:style>
    <style:style style:name="Table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3.B1" style:family="table-cell">
      <style:table-cell-properties fo:padding="0.097cm" fo:border="0.002cm solid #000000"/>
    </style:style>
    <style:style style:name="Table43.A2" style:family="table-cell">
      <style:table-cell-properties fo:padding="0.097cm" fo:border-left="0.002cm solid #000000" fo:border-right="none" fo:border-top="none" fo:border-bottom="0.002cm solid #000000"/>
    </style:style>
    <style:style style:name="Table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9" style:family="table">
      <style:table-properties style:width="12.171cm" table:align="margins"/>
    </style:style>
    <style:style style:name="Table39.A" style:family="table-column">
      <style:table-column-properties style:column-width="3.808cm" style:rel-column-width="20508*"/>
    </style:style>
    <style:style style:name="Table39.B" style:family="table-column">
      <style:table-column-properties style:column-width="8.363cm" style:rel-column-width="45027*"/>
    </style:style>
    <style:style style:name="Table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9.B1" style:family="table-cell">
      <style:table-cell-properties fo:padding="0.097cm" fo:border="0.002cm solid #000000"/>
    </style:style>
    <style:style style:name="Table39.A2" style:family="table-cell">
      <style:table-cell-properties fo:padding="0.097cm" fo:border-left="0.002cm solid #000000" fo:border-right="none" fo:border-top="none" fo:border-bottom="0.002cm solid #000000"/>
    </style:style>
    <style:style style:name="Table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  <style:text-properties style:font-name="Sci Fied 2002" fo:font-size="44pt" style:font-size-asian="44pt" style:font-size-complex="44pt"/>
    </style:style>
    <style:style style:name="P3" style:family="paragraph" style:parent-style-name="Text_20_body">
      <style:paragraph-properties fo:text-align="center" style:justify-single-word="false"/>
      <style:text-properties style:font-name="Sci Fied 2002" fo:font-size="44pt" style:font-size-asian="44pt" style:font-size-complex="44pt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2.171cm" style:type="right" style:leader-style="dotted" style:leader-text="."/>
        </style:tab-stops>
      </style:paragraph-properties>
    </style:style>
    <style:style style:name="P6" style:family="paragraph" style:parent-style-name="Text_20_body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ext_20_body">
      <style:paragraph-properties fo:margin-left="0.009cm" fo:margin-right="0.009cm" fo:text-indent="0.741cm" style:auto-text-indent="false"/>
    </style:style>
    <style:style style:name="P8" style:family="paragraph" style:parent-style-name="Standard">
      <style:paragraph-properties fo:margin-left="0.009cm" fo:margin-right="0.009cm" fo:text-indent="0.423cm" style:auto-text-indent="false"/>
    </style:style>
    <style:style style:name="P9" style:family="paragraph" style:parent-style-name="Text_20_body">
      <style:paragraph-properties fo:margin-left="0.009cm" fo:margin-right="0.009cm" fo:margin-top="0cm" fo:margin-bottom="0.212cm" fo:text-indent="0.741cm" style:auto-text-indent="false"/>
    </style:style>
    <style:style style:name="P10" style:family="paragraph" style:parent-style-name="Heading">
      <style:paragraph-properties fo:break-before="page"/>
    </style:style>
    <style:style style:name="P11" style:family="paragraph" style:parent-style-name="Standard">
      <style:paragraph-properties fo:margin-top="0cm" fo:margin-bottom="0cm" fo:background-color="transparent" style:shadow="none">
        <style:background-image/>
      </style:paragraph-properties>
    </style:style>
    <style:style style:name="P12" style:family="paragraph" style:parent-style-name="Text_20_body">
      <style:paragraph-properties fo:margin-top="0cm" fo:margin-bottom="0cm" fo:background-color="transparent" style:shadow="none">
        <style:background-image/>
      </style:paragraph-properties>
    </style:style>
    <style:style style:name="P13" style:family="paragraph" style:parent-style-name="ChapterNo">
      <style:paragraph-properties fo:break-before="page"/>
    </style:style>
    <style:style style:name="P14" style:family="paragraph" style:parent-style-name="Heading_20_1">
      <style:paragraph-properties fo:margin-top="0.423cm" fo:margin-bottom="0.212cm" fo:keep-with-next="always"/>
      <style:text-properties style:font-name="Arial" fo:font-size="16.1000003814697pt" fo:font-weight="bold" style:font-name-asian="Arial Unicode MS" style:font-size-asian="16.1000003814697pt" style:font-weight-asian="bold" style:font-name-complex="Angsana New1" style:font-size-complex="21.3999996185303pt" style:font-weight-complex="bold"/>
    </style:style>
    <style:style style:name="P15" style:family="paragraph" style:parent-style-name="Text_20_body">
      <style:paragraph-properties fo:margin-top="0cm" fo:margin-bottom="0.212cm"/>
    </style:style>
    <style:style style:name="P16" style:family="paragraph" style:parent-style-name="Heading_20_1">
      <style:paragraph-properties fo:margin-top="0.423cm" fo:margin-bottom="0.212cm" fo:keep-with-next="always"/>
      <style:text-properties style:font-name="Arial" fo:font-size="16.1000003814697pt" fo:font-weight="bold" fo:background-color="transparent" style:font-name-asian="Arial Unicode MS" style:font-size-asian="16.1000003814697pt" style:font-weight-asian="bold" style:font-name-complex="Angsana New1" style:font-size-complex="21.3999996185303pt" style:font-weight-complex="bold"/>
    </style:style>
    <style:style style:name="P17" style:family="paragraph" style:parent-style-name="Heading_20_1">
      <style:paragraph-properties fo:margin-top="0.423cm" fo:margin-bottom="0.212cm" fo:break-before="page"/>
      <style:text-properties style:font-name="Arial" fo:font-size="16.1000003814697pt" fo:font-weight="bold" style:font-name-asian="Arial Unicode MS" style:font-size-asian="16.1000003814697pt" style:font-weight-asian="bold" style:font-name-complex="Angsana New1" style:font-size-complex="21.3999996185303pt" style:font-weight-complex="bold"/>
    </style:style>
    <style:style style:name="P18" style:family="paragraph" style:parent-style-name="Text_20_body">
      <style:paragraph-properties fo:margin-top="0cm" fo:margin-bottom="0.212cm"/>
      <style:text-properties style:font-name="Times New Roman2" fo:font-size="12pt" fo:font-style="normal" fo:font-weight="normal" style:font-name-complex="Angsana New3" style:font-size-complex="16pt" style:font-style-complex="normal" style:font-weight-complex="normal"/>
    </style:style>
    <style:style style:name="P19" style:family="paragraph">
      <style:paragraph-properties fo:text-align="center"/>
    </style:style>
    <style:style style:name="P20" style:family="paragraph">
      <style:text-properties style:text-position="0% 100%" fo:font-size="10pt"/>
    </style:style>
    <style:style style:name="P21" style:family="paragraph" style:parent-style-name="Text_20_body">
      <style:paragraph-properties fo:margin-top="0cm" fo:margin-bottom="0.212cm"/>
      <style:text-properties style:font-name="Times New Roman2" fo:font-size="12pt" fo:font-style="normal" fo:font-weight="normal" style:font-name-asian="Arial Unicode MS" style:font-size-asian="15pt" style:font-weight-asian="bold" style:font-name-complex="Angsana New3" style:font-size-complex="16pt" style:font-style-complex="normal" style:font-weight-complex="normal"/>
    </style:style>
    <style:style style:name="P22" style:family="paragraph" style:parent-style-name="Text_20_body">
      <style:paragraph-properties fo:margin-top="0cm" fo:margin-bottom="0.212cm" style:writing-mode="lr-tb"/>
      <style:text-properties style:font-name="Times New Roman2" fo:font-size="12pt" fo:font-style="normal" fo:font-weight="normal" style:font-name-complex="Angsana New3" style:font-size-complex="16pt" style:font-style-complex="normal" style:font-weight-complex="normal"/>
    </style:style>
    <style:style style:name="P23" style:family="paragraph" style:parent-style-name="Text_20_body">
      <style:paragraph-properties fo:margin-top="0cm" fo:margin-bottom="0.212cm"/>
      <style:text-properties style:font-name="Times New Roman2" fo:font-size="12pt" fo:font-style="normal" fo:font-weight="normal" style:font-name-asian="Arial Unicode MS" style:font-size-asian="12pt" style:font-weight-asian="normal" style:font-name-complex="Angsana New3" style:font-size-complex="16pt" style:font-style-complex="normal" style:font-weight-complex="normal"/>
    </style:style>
    <style:style style:name="P24" style:family="paragraph" style:parent-style-name="Text_20_body">
      <style:paragraph-properties fo:margin-top="0cm" fo:margin-bottom="0.212cm"/>
      <style:text-properties style:font-name="Times New Roman2" fo:font-size="12pt" fo:font-style="normal" fo:font-weight="normal" style:font-size-asian="12pt" style:font-weight-asian="normal" style:font-name-complex="Angsana New3" style:font-size-complex="16pt" style:font-style-complex="normal" style:font-weight-complex="normal"/>
    </style:style>
    <style:style style:name="P25" style:family="paragraph" style:parent-style-name="Text_20_body">
      <style:paragraph-properties fo:margin-top="0cm" fo:margin-bottom="0.212cm"/>
      <style:text-properties fo:font-size="15pt" fo:font-weight="bold" style:font-name-asian="Arial Unicode MS" style:font-size-asian="15pt" style:font-weight-asian="bold" style:font-name-complex="Angsana New1" style:font-size-complex="15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name-asian="Arial Unicode MS" style:font-size-asian="12pt" style:font-weight-asian="bold" style:font-name-complex="Angsana New1" style:font-size-complex="12pt" style:font-weight-complex="bold"/>
    </style:style>
    <style:style style:name="P27" style:family="paragraph" style:parent-style-name="Text_20_body">
      <style:paragraph-properties fo:margin-top="0cm" fo:margin-bottom="0.212cm"/>
      <style:text-properties style:font-name="Times New Roman2" fo:font-size="12pt" fo:font-style="normal" fo:font-weight="bold" style:font-name-asian="Arial Unicode MS" style:font-size-asian="12pt" style:font-weight-asian="bold" style:font-name-complex="Angsana New3" style:font-size-complex="16pt" style:font-style-complex="normal" style:font-weight-complex="bold"/>
    </style:style>
    <style:style style:name="P28" style:family="paragraph" style:parent-style-name="Text_20_body">
      <style:paragraph-properties fo:margin-top="0cm" fo:margin-bottom="0.212cm"/>
      <style:text-properties style:font-name="Times New Roman2" fo:font-size="12pt" fo:font-style="normal" fo:font-weight="normal" fo:background-color="transparent" style:font-name-asian="Arial Unicode MS" style:font-size-asian="12pt" style:font-weight-asian="normal" style:font-name-complex="Angsana New3" style:font-size-complex="16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2" fo:font-size="12pt" style:font-name-asian="Arial Unicode MS" style:font-size-asian="12pt" style:font-name-complex="Angsana New3" style:font-size-complex="16pt"/>
    </style:style>
    <style:style style:name="P30" style:family="paragraph" style:parent-style-name="Text_20_body">
      <style:paragraph-properties fo:margin-top="0cm" fo:margin-bottom="0.212cm" fo:text-align="center" style:justify-single-word="false"/>
      <style:text-properties style:font-name="Times New Roman2" fo:font-size="12pt" fo:font-style="normal" fo:font-weight="normal" style:font-name-asian="Arial Unicode MS" style:font-size-asian="12pt" style:font-weight-asian="normal" style:font-name-complex="Angsana New3" style:font-size-complex="16pt" style:font-style-complex="normal" style:font-weight-complex="normal"/>
    </style:style>
    <style:style style:name="P31" style:family="paragraph" style:parent-style-name="Heading_20_1">
      <style:paragraph-properties fo:margin-top="0.423cm" fo:margin-bottom="0.212cm"/>
      <style:text-properties style:font-name="Arial" fo:font-size="16.1000003814697pt" fo:font-weight="bold" style:font-name-asian="Arial Unicode MS" style:font-size-asian="16.1000003814697pt" style:font-weight-asian="bold" style:font-name-complex="Angsana New1" style:font-size-complex="21.3999996185303pt" style:font-weight-complex="bold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style:font-name="Times New Roman"/>
    </style:style>
    <style:style style:name="P34" style:family="paragraph" style:parent-style-name="Chaptertitle">
      <style:paragraph-properties fo:margin-top="0cm" fo:margin-bottom="0.101cm" fo:text-align="end" style:justify-single-word="false" fo:background-color="transparent" style:shadow="none">
        <style:tab-stops/>
        <style:background-image/>
      </style:paragraph-properties>
      <style:text-properties style:font-name="Times New Roman1" fo:font-size="16pt" fo:font-style="italic" style:text-underline-style="solid" style:text-underline-width="auto" style:text-underline-color="font-color" style:font-name-asian="Arial Unicode MS" style:font-size-asian="14pt" style:font-name-complex="Angsana New1" style:font-size-complex="16pt" style:font-style-complex="italic"/>
    </style:style>
    <style:style style:name="P35" style:family="paragraph">
      <style:text-properties fo:color="#ff0000"/>
    </style:style>
    <style:style style:name="P36" style:family="paragraph" style:parent-style-name="Text_20_body">
      <style:paragraph-properties fo:margin-top="0cm" fo:margin-bottom="0.212cm" fo:break-before="page"/>
      <style:text-properties style:font-name="Times New Roman2" fo:font-size="12pt" fo:font-style="normal" fo:font-weight="normal" style:font-name-asian="Arial Unicode MS" style:font-size-asian="12pt" style:font-weight-asian="normal" style:font-name-complex="Angsana New3" style:font-size-complex="16pt" style:font-style-complex="normal" style:font-weight-complex="normal"/>
    </style:style>
    <style:style style:name="P37" style:family="paragraph" style:parent-style-name="Text_20_body">
      <style:text-properties style:font-name="Times New Roman2" fo:font-size="12pt" fo:font-style="normal" fo:font-weight="bold" style:font-name-asian="Arial Unicode MS" style:font-size-asian="12pt" style:font-weight-asian="bold" style:font-name-complex="Angsana New3" style:font-size-complex="16pt" style:font-style-complex="normal" style:font-weight-complex="bold"/>
    </style:style>
    <style:style style:name="P38" style:family="paragraph" style:parent-style-name="Text_20_body">
      <style:paragraph-properties fo:break-before="page"/>
      <style:text-properties style:font-name="Times New Roman2" fo:font-size="12pt" fo:font-style="normal" fo:font-weight="bold" style:font-name-asian="Arial Unicode MS" style:font-size-asian="12pt" style:font-weight-asian="bold" style:font-name-complex="Angsana New3" style:font-size-complex="16pt" style:font-style-complex="normal" style:font-weight-complex="bold"/>
    </style:style>
    <style:style style:name="P39" style:family="paragraph" style:parent-style-name="Text_20_body">
      <style:paragraph-properties fo:margin-top="0cm" fo:margin-bottom="0.212cm" fo:keep-with-next="always"/>
      <style:text-properties style:font-name="Times New Roman2" fo:font-size="12pt" fo:font-style="normal" fo:font-weight="normal" style:font-name-asian="Arial Unicode MS" style:font-size-asian="12pt" style:font-weight-asian="normal" style:font-name-complex="Angsana New3" style:font-size-complex="16pt" style:font-style-complex="normal" style:font-weight-complex="normal"/>
    </style:style>
    <style:style style:name="P40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41" style:family="paragraph" style:parent-style-name="Standard">
      <style:paragraph-properties fo:margin-top="0cm" fo:margin-bottom="0.212cm"/>
    </style:style>
    <style:style style:name="P42" style:family="paragraph" style:parent-style-name="Text_20_body">
      <style:paragraph-properties fo:margin-top="0cm" fo:margin-bottom="0.212cm"/>
      <style:text-properties style:font-name="Arial" fo:font-size="16.1000003814697pt" fo:font-weight="bold" style:font-name-asian="Arial Unicode MS" style:font-size-asian="16.1000003814697pt" style:font-weight-asian="bold" style:font-name-complex="Angsana New1" style:font-size-complex="21.3999996185303pt" style:font-weight-complex="bold"/>
    </style:style>
    <style:style style:name="P43" style:family="paragraph">
      <style:paragraph-properties fo:line-height="50%"/>
    </style:style>
    <style:style style:name="P44" style:family="paragraph">
      <style:paragraph-properties fo:line-height="50%"/>
      <style:text-properties fo:font-size="15pt" fo:font-weight="bold"/>
    </style:style>
    <style:style style:name="P45" style:family="paragraph" style:parent-style-name="Text_20_body">
      <style:paragraph-properties fo:margin-top="0cm" fo:margin-bottom="0.212cm" fo:background-color="transparent">
        <style:background-image/>
      </style:paragraph-properties>
      <style:text-properties style:font-name="Times New Roman2" fo:font-size="12pt" fo:font-style="normal" fo:font-weight="bold" style:font-name-asian="Arial Unicode MS" style:font-size-asian="12pt" style:font-weight-asian="bold" style:font-name-complex="Angsana New3" style:font-size-complex="16pt" style:font-style-complex="normal" style:font-weight-complex="bold"/>
    </style:style>
    <style:style style:name="P46" style:family="paragraph" style:parent-style-name="Text_20_body">
      <style:paragraph-properties fo:margin-top="0cm" fo:margin-bottom="0.212cm" fo:break-before="page"/>
      <style:text-properties style:font-name="Times New Roman2" fo:font-size="12pt" fo:font-style="normal" fo:font-weight="bold" style:font-name-asian="Arial Unicode MS" style:font-size-asian="12pt" style:font-weight-asian="bold" style:font-name-complex="Angsana New3" style:font-size-complex="16pt" style:font-style-complex="normal" style:font-weight-complex="bold"/>
    </style:style>
    <style:style style:name="P47" style:family="paragraph" style:parent-style-name="Standard">
      <style:paragraph-properties style:text-autospace="none"/>
      <style:text-properties style:font-name="AngsanaNew1" fo:font-size="16pt" style:font-name-asian="AngsanaNew1" style:font-size-asian="16pt" style:font-name-complex="AngsanaNew1" style:font-size-complex="16pt"/>
    </style:style>
    <style:style style:name="P48" style:family="paragraph" style:parent-style-name="Standard">
      <style:paragraph-properties style:text-autospace="none"/>
      <style:text-properties style:font-name="AngsanaNew1" fo:font-size="10pt" style:font-name-asian="AngsanaNew1" style:font-size-asian="10pt" style:font-name-complex="AngsanaNew1" style:font-size-complex="10pt"/>
    </style:style>
    <style:style style:name="P49" style:family="paragraph" style:parent-style-name="Standard">
      <style:paragraph-properties fo:text-align="start" style:justify-single-word="false" style:text-autospace="none"/>
      <style:text-properties style:font-name="AngsanaNew1" fo:font-size="10pt" style:font-name-asian="AngsanaNew1" style:font-size-asian="10pt" style:font-name-complex="AngsanaNew1" style:font-size-complex="10pt"/>
    </style:style>
    <style:style style:name="P50" style:family="paragraph" style:parent-style-name="Standard">
      <style:paragraph-properties fo:text-align="start" style:justify-single-word="false" style:text-autospace="none"/>
      <style:text-properties style:font-name="AngsanaNew1" fo:font-size="16pt" style:font-name-asian="AngsanaNew1" style:font-size-asian="16pt" style:font-name-complex="AngsanaNew1" style:font-size-complex="16pt"/>
    </style:style>
    <style:style style:name="P51" style:family="paragraph" style:parent-style-name="Standard">
      <style:paragraph-properties fo:text-align="center" style:justify-single-word="false" style:text-autospace="none"/>
      <style:text-properties style:font-name="AngsanaNew1" fo:font-size="10pt" style:font-name-asian="AngsanaNew1" style:font-size-asian="10pt" style:font-name-complex="AngsanaNew1" style:font-size-complex="10pt"/>
    </style:style>
    <style:style style:name="P52" style:family="paragraph" style:parent-style-name="Standard">
      <style:paragraph-properties fo:text-align="start" style:justify-single-word="false" style:text-autospace="none"/>
      <style:text-properties style:font-name="AngsanaNew,Italic1" fo:font-size="16pt" fo:font-style="italic" style:font-name-asian="AngsanaNew,Italic1" style:font-size-asian="16pt" style:font-style-asian="italic" style:font-name-complex="AngsanaNew,Italic1" style:font-size-complex="16pt" style:font-style-complex="italic"/>
    </style:style>
    <style:style style:name="P53" style:family="paragraph" style:parent-style-name="Text_20_body">
      <style:paragraph-properties fo:margin-top="0cm" fo:margin-bottom="0.212cm"/>
      <style:text-properties fo:color="#000000" style:font-name="Times New Roman2" fo:font-size="12pt" fo:font-style="normal" fo:font-weight="normal" style:font-name-asian="Arial Unicode MS" style:font-size-asian="12pt" style:font-weight-asian="normal" style:font-name-complex="Angsana New3" style:font-size-complex="16pt" style:font-style-complex="normal" style:font-weight-complex="normal"/>
    </style:style>
    <style:style style:name="P54" style:family="paragraph" style:parent-style-name="Text_20_body">
      <style:paragraph-properties fo:margin-top="0cm" fo:margin-bottom="0.212cm" fo:break-before="page"/>
      <style:text-properties style:font-name="Arial" fo:font-size="16.1000003814697pt" fo:font-weight="bold" fo:background-color="transparent" style:font-name-asian="Arial Unicode MS" style:font-size-asian="16.1000003814697pt" style:font-weight-asian="bold" style:font-name-complex="Angsana New1" style:font-size-complex="21.3999996185303pt" style:font-weight-complex="bold"/>
    </style:style>
    <style:style style:name="P55" style:family="paragraph" style:parent-style-name="Text_20_body">
      <style:paragraph-properties fo:margin-top="0cm" fo:margin-bottom="0.212cm"/>
      <style:text-properties style:font-name="Times New Roman2" fo:font-size="12pt" fo:font-style="normal" fo:font-weight="bold" fo:background-color="transparent" style:font-name-asian="Arial Unicode MS" style:font-size-asian="12pt" style:font-weight-asian="bold" style:font-name-complex="Angsana New3" style:font-size-complex="16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text-outline="false" style:text-line-through-style="none" style:font-name="Times New Roman" fo:font-size="12pt" fo:font-style="normal" fo:text-shadow="none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/>
    </style:style>
    <style:style style:name="P57" style:family="paragraph" style:parent-style-name="Text_20_body">
      <style:paragraph-properties fo:margin-top="0cm" fo:margin-bottom="0.212cm" fo:text-align="center" style:justify-single-word="false"/>
    </style:style>
    <style:style style:name="P58" style:family="paragraph" style:parent-style-name="Standard">
      <style:paragraph-properties style:text-autospace="none"/>
      <style:text-properties style:font-name="CordiaNew" fo:font-size="14pt" style:font-name-asian="CordiaNew" style:font-size-asian="14pt" style:font-name-complex="CordiaNew" style:font-size-complex="14pt"/>
    </style:style>
    <style:style style:name="P59" style:family="paragraph" style:parent-style-name="Text_20_body">
      <style:paragraph-properties fo:margin-top="0cm" fo:margin-bottom="0.212cm" fo:break-before="page"/>
      <style:text-properties style:font-name="Times New Roman2" fo:font-size="12pt" fo:font-style="normal" fo:font-weight="bold" fo:background-color="transparent" style:font-name-asian="Arial Unicode MS" style:font-size-asian="12pt" style:font-weight-asian="bold" style:font-name-complex="Angsana New3" style:font-size-complex="16pt" style:font-style-complex="normal" style:font-weight-complex="bold"/>
    </style:style>
    <style:style style:name="P60" style:family="paragraph" style:parent-style-name="Text_20_body">
      <style:text-properties fo:font-style="italic" style:font-style-asian="italic" style:font-style-complex="italic"/>
    </style:style>
    <style:style style:name="P61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62" style:family="paragraph" style:parent-style-name="Heading_20_1" style:list-style-name="L2">
      <style:paragraph-properties fo:margin-left="-1.251cm" fo:margin-right="0cm" fo:text-indent="0cm" style:auto-text-indent="false"/>
    </style:style>
    <style:style style:name="P63" style:family="paragraph" style:parent-style-name="Text_20_body" style:list-style-name="L2">
      <style:paragraph-properties fo:margin-left="0cm" fo:margin-right="0cm" fo:text-indent="0cm" style:auto-text-indent="false"/>
    </style:style>
    <style:style style:name="P64" style:family="paragraph" style:parent-style-name="Text_20_body" style:list-style-name="L3"/>
    <style:style style:name="P65" style:family="paragraph" style:parent-style-name="Heading_20_1" style:list-style-name="L4">
      <style:paragraph-properties fo:margin-left="-2.501cm" fo:margin-right="0cm" fo:text-indent="0cm" style:auto-text-indent="false"/>
    </style:style>
    <style:style style:name="P66" style:family="paragraph" style:parent-style-name="Text_20_body" style:list-style-name="L5">
      <style:paragraph-properties fo:margin-left="0cm" fo:margin-right="0cm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7" style:family="paragraph" style:parent-style-name="Standard" style:list-style-name="L5">
      <style:paragraph-properties fo:margin-left="0cm" fo:margin-right="0cm" fo:text-align="start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8" style:family="paragraph" style:parent-style-name="Text_20_body">
      <style:text-properties style:font-name="Arial" fo:font-size="10pt" fo:font-weight="bold" style:font-size-asian="10pt" style:font-weight-asian="bold" style:font-size-complex="10pt" style:font-weight-complex="bold"/>
    </style:style>
    <style:style style:name="P69" style:family="paragraph" style:parent-style-name="Index_20_Heading">
      <style:paragraph-properties fo:break-before="page"/>
    </style:style>
    <style:style style:name="P70" style:family="paragraph" style:parent-style-name="Index_20_1">
      <style:paragraph-properties>
        <style:tab-stops>
          <style:tab-stop style:position="11.85cm" style:type="right" style:leader-style="dotted" style:leader-text="."/>
        </style:tab-stops>
      </style:paragraph-properties>
    </style:style>
    <style:style style:name="T1" style:family="text">
      <style:text-properties fo:color="#ff0000"/>
    </style:style>
    <style:style style:name="T2" style:family="text">
      <style:text-properties style:font-name="Times New Roman2" fo:font-size="12pt" fo:font-style="normal" fo:font-weight="normal" style:font-name-complex="Angsana New3" style:font-size-complex="16pt" style:font-style-complex="normal" style:font-weight-complex="normal"/>
    </style:style>
    <style:style style:name="T3" style:family="text">
      <style:text-properties style:font-name="Times New Roman2" fo:font-size="12pt" fo:font-style="normal" fo:font-weight="normal" style:font-name-asian="Arial Unicode MS" style:font-size-asian="12pt" style:font-weight-asian="normal" style:font-name-complex="Angsana New3" style:font-size-complex="16pt" style:font-style-complex="normal" style:font-weight-complex="normal"/>
    </style:style>
    <style:style style:name="T4" style:family="text">
      <style:text-properties style:text-position="0% 100%" fo:font-size="10pt"/>
    </style:style>
    <style:style style:name="T5" style:family="text">
      <style:text-properties style:font-weight-asian="normal"/>
    </style:style>
    <style:style style:name="T6" style:family="text">
      <style:text-properties style:font-name-asian="Arial Unicode MS" style:font-size-asian="12pt" style:font-weight-asian="normal"/>
    </style:style>
    <style:style style:name="T7" style:family="text">
      <style:text-properties style:font-size-asian="12pt" style:font-weight-asian="normal"/>
    </style:style>
    <style:style style:name="T8" style:family="text">
      <style:text-properties style:font-name-asian="Arial Unicode MS"/>
    </style:style>
    <style:style style:name="T9" style:family="text">
      <style:text-properties style:font-name="Arial" fo:font-size="16pt" style:font-size-asian="16pt" style:font-size-complex="16pt"/>
    </style:style>
    <style:style style:name="T10" style:family="text">
      <style:text-properties style:font-name="Angsana New" fo:font-size="16pt" style:font-size-asian="16pt" style:font-size-complex="16pt"/>
    </style:style>
    <style:style style:name="T11" style:family="text">
      <style:text-properties style:font-name="Angsana New"/>
    </style:style>
    <style:style style:name="T12" style:family="text">
      <style:text-properties style:font-name="Times New Roman" fo:font-size="12pt" style:font-size-asian="12pt" style:font-size-complex="12pt"/>
    </style:style>
    <style:style style:name="T13" style:family="text">
      <style:text-properties style:text-outline="false" style:text-line-through-style="none" fo:font-size="12pt" fo:font-style="normal" fo:text-shadow="none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/>
    </style:style>
    <style:style style:name="T14" style:family="text">
      <style:text-properties style:font-name="Times New Roman2" fo:font-size="12pt" fo:font-style="normal" fo:font-weight="normal" fo:background-color="transparent" style:font-name-asian="Arial Unicode MS" style:font-size-asian="12pt" style:font-weight-asian="normal" style:font-name-complex="Angsana New3" style:font-size-complex="16pt" style:font-style-complex="normal" style:font-weight-complex="normal"/>
    </style:style>
    <style:style style:name="T15" style:family="text">
      <style:text-properties style:font-name="Times New Roman"/>
    </style:style>
    <style:style style:name="T16" style:family="text">
      <style:text-properties style:text-outline="false" style:text-line-through-style="none" style:font-name="Times New Roman" fo:font-size="12pt" fo:font-style="normal" fo:text-shadow="none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/>
    </style:style>
    <style:style style:name="T17" style:family="text">
      <style:text-properties style:font-name="Times New Roman2" fo:font-size="12pt" fo:font-style="normal" fo:font-weight="normal" style:font-size-asian="12pt" style:font-weight-asian="normal" style:font-name-complex="Angsana New3" style:font-size-complex="16pt" style:font-style-complex="normal" style:font-weight-complex="normal"/>
    </style:style>
    <style:style style:name="T18" style:family="text">
      <style:text-properties fo:font-size="15pt" fo:font-weight="bold"/>
    </style:style>
    <style:style style:name="T19" style:family="text">
      <style:text-properties fo:background-color="transparent"/>
    </style:style>
    <style:style style:name="T20" style:family="text">
      <style:text-properties style:font-name="AngsanaNew" fo:font-size="16pt" style:font-name-asian="AngsanaNew" style:font-size-asian="16pt" style:font-name-complex="AngsanaNew"/>
    </style:style>
    <style:style style:name="T21" style:family="text">
      <style:text-properties style:font-name="AngsanaNew1" fo:font-size="16pt" style:font-name-asian="AngsanaNew1" style:font-size-asian="16pt" style:font-name-complex="AngsanaNew1"/>
    </style:style>
    <style:style style:name="T22" style:family="text">
      <style:text-properties style:font-name="Arial" fo:font-size="16.1000003814697pt" fo:font-weight="bold" style:font-name-asian="Arial Unicode MS" style:font-size-asian="16.1000003814697pt" style:font-weight-asian="bold" style:font-name-complex="Angsana New1" style:font-size-complex="21.3999996185303pt" style:font-weight-complex="bold"/>
    </style:style>
    <style:style style:name="T23" style:family="text">
      <style:text-properties style:font-name="Times New Roman2" fo:font-size="12pt" fo:font-style="normal" fo:font-weight="normal" style:font-name-asian="Arial Unicode MS" style:font-size-asian="12pt" style:font-weight-asian="normal" style:font-name-complex="Angsana New3" style:font-style-complex="normal" style:font-weight-complex="normal"/>
    </style:style>
    <style:style style:name="T24" style:family="text">
      <style:text-properties style:font-name="AngsanaNew" style:font-name-asian="AngsanaNew" style:font-name-complex="AngsanaNew"/>
    </style:style>
    <style:style style:name="T25" style:family="text">
      <style:text-properties style:font-name="Times New Roman" fo:font-size="12pt" style:font-name-asian="AngsanaNew" style:font-size-asian="12pt" style:font-name-complex="Times New Roman" style:font-size-complex="12pt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style:font-name="AngsanaNew" fo:font-size="16pt" style:font-name-asian="AngsanaNew" style:font-size-asian="16pt" style:font-name-complex="AngsanaNew" style:font-size-complex="16pt"/>
    </style:style>
    <style:style style:name="T28" style:family="text">
      <style:text-properties style:font-name="Times New Roman" fo:font-size="12pt" style:font-name-asian="AngsanaNew" style:font-size-asian="12pt" style:font-name-complex="AngsanaNew" style:font-size-complex="12pt"/>
    </style:style>
    <style:style style:name="T29" style:family="text">
      <style:text-properties style:font-name="Times New Roman" fo:font-size="12pt" style:font-name-asian="AngsanaNew" style:font-name-complex="AngsanaNew"/>
    </style:style>
    <style:style style:name="T30" style:family="text">
      <style:text-properties style:font-name="Times New Roman" fo:font-size="12pt"/>
    </style:style>
    <style:style style:name="T31" style:family="text">
      <style:text-properties style:font-name="AngsanaNew,Italic" fo:font-size="16pt" fo:font-style="italic" style:font-name-asian="AngsanaNew,Italic" style:font-size-asian="16pt" style:font-style-asian="italic" style:font-name-complex="AngsanaNew,Italic" style:font-size-complex="16pt" style:font-style-complex="italic"/>
    </style:style>
    <style:style style:name="T32" style:family="text">
      <style:text-properties style:font-name="AngsanaNew,Italic1" fo:font-size="16pt" fo:font-style="italic" style:font-name-asian="AngsanaNew,Italic1" style:font-size-asian="16pt" style:font-style-asian="italic" style:font-name-complex="AngsanaNew,Italic1" style:font-size-complex="16pt" style:font-style-complex="italic"/>
    </style:style>
    <style:style style:name="T33" style:family="text">
      <style:text-properties style:font-name="Times New Roman2" fo:font-size="12pt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style:text-position="sub 58%"/>
    </style:style>
    <style:style style:name="T36" style:family="text">
      <style:text-properties fo:color="#000000"/>
    </style:style>
    <style:style style:name="T37" style:family="text">
      <style:text-properties style:text-outline="false" style:text-line-through-style="none" style:font-name="Times New Roman" fo:text-shadow="none" style:text-underline-style="none" style:font-name-asian="Courier New" style:font-style-asian="normal" style:font-name-complex="Courier New" style:font-size-complex="12pt" style:text-emphasize="none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1.199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1.101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6.98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7.62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e6e6e6" draw:textarea-horizontal-align="center" draw:textarea-vertical-align="middle" style:run-through="foreground"/>
    </style:style>
    <style:style style:name="gr3" style:family="graphic">
      <style:graphic-properties svg:stroke-color="#000000" draw:textarea-horizontal-align="center" draw:textarea-vertical-align="middle" style:run-through="foreground"/>
    </style:style>
    <style:style style:name="gr4" style:family="graphic">
      <style:graphic-properties draw:stroke="none" svg:stroke-color="#000000" draw:fill="none" draw:fill-color="#ffffff" fo:min-height="0.688cm" style:run-through="foreground"/>
    </style:style>
    <style:style style:name="gr5" style:family="graphic">
      <style:graphic-properties draw:stroke="none" svg:stroke-color="#000000" draw:fill="none" draw:fill-color="#ffffff" fo:min-height="0.889cm" style:run-through="foreground"/>
    </style:style>
    <style:style style:name="gr6" style:family="graphic">
      <style:graphic-properties draw:stroke="none" svg:stroke-color="#000000" draw:fill="none" draw:fill-color="#ffffff" fo:min-height="0.838cm" style:run-through="foreground"/>
    </style:style>
    <style:style style:name="gr7" style:family="graphic">
      <style:graphic-properties draw:textarea-horizontal-align="center" draw:textarea-vertical-align="middle" style:run-through="foreground"/>
    </style:style>
    <style:style style:name="gr8" style:family="graphic">
      <style:graphic-properties svg:stroke-color="#e6e6e6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68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88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83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714cm" style:run-through="foreground"/>
    </style:style>
    <style:style style:name="gr15" style:family="graphic">
      <style:graphic-properties draw:stroke="none" svg:stroke-color="#000000" draw:fill="none" draw:fill-color="#ffffff" fo:min-height="0.497cm" style:run-through="foreground"/>
    </style:style>
    <style:style style:name="gr16" style:family="graphic">
      <style:graphic-properties draw:stroke="none" svg:stroke-color="#000000" draw:fill="none" draw:fill-color="#ffffff" fo:min-height="0.903cm" style:run-through="foreground"/>
    </style:style>
    <style:style style:name="gr17" style:family="graphic">
      <style:graphic-properties style:run-through="foreground"/>
    </style:style>
    <style:style style:name="gr18" style:family="graphic">
      <style:graphic-properties draw:stroke="none" svg:stroke-color="#000000" draw:fill="none" draw:fill-color="#ffffff" fo:min-height="0.968cm" style:run-through="foreground"/>
    </style:style>
    <style:style style:name="gr19" style:family="graphic">
      <style:graphic-properties draw:fill="solid" draw:fill-color="#e6e6e6" draw:textarea-horizontal-align="justify" draw:textarea-vertical-align="middle" draw:auto-grow-height="fals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/>
      <text:p text:style-name="Standard"/>
      <text:p text:style-name="Standard"/>
      <text:p text:style-name="P1"/>
      <text:p text:style-name="P2"><text:span text:style-name="T1">E-</text:span>block</text:p>
      <text:p text:style-name="P2">S/W </text:p>
      <text:p text:style-name="P3">Module Spec</text:p>
      <text:p text:style-name="P3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สารบัญ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4">สารบัญ</text:p>
          </text:index-title>
          <text:p text:style-name="P5">SW Module catalog<text:tab/>3</text:p>
          <text:p text:style-name="P5">E_ARM7_RFID<text:tab/>5</text:p>
          <text:p text:style-name="P5">E_ARM7_Keypad<text:tab/>10</text:p>
          <text:p text:style-name="P5">E_ARM7_SD/MMC<text:tab/>17</text:p>
          <text:p text:style-name="P5">E_ARM7_GLCD<text:tab/>26</text:p>
          <text:p text:style-name="P5">E_ARM7_SPI<text:tab/>41</text:p>
          <text:p text:style-name="P5">E_ARM7_TIME<text:tab/>46</text:p>
          <text:p text:style-name="P5">E_ARM7_Relay<text:tab/>57</text:p>
          <text:p text:style-name="P5">S/W Module Template<text:tab/>64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ChapterNo">1</text:p>
      <text:h text:style-name="Chaptertitle" text:outline-level="1">SW Module catalog</text:h>
      <text:p text:style-name="Standard">This chapter collects all the SW modules which had been developed.</text:p>
      <text:p text:style-name="Heading_20_1">E-block Software modul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SW Module</text:p>
          </table:table-cell>
          <table:table-cell table:style-name="Table1.B1" office:value-type="string">
            <text:p text:style-name="P6">HW Module</text:p>
          </table:table-cell>
        </table:table-row>
        <table:table-row>
          <table:table-cell table:style-name="Table1.A2" office:value-type="string">
            <text:p text:style-name="P7">io_7segment.c,.h</text:p>
          </table:table-cell>
          <table:table-cell table:style-name="Table1.B2" office:value-type="string">
            <text:p text:style-name="P8">E_IO</text:p>
          </table:table-cell>
        </table:table-row>
        <table:table-row>
          <table:table-cell table:style-name="Table1.A2" office:value-type="string">
            <text:p text:style-name="P7">io_piezo.c,.h</text:p>
          </table:table-cell>
          <table:table-cell table:style-name="Table1.B2" office:value-type="string">
            <text:p text:style-name="P8">E_IO</text:p>
          </table:table-cell>
        </table:table-row>
        <table:table-row>
          <table:table-cell table:style-name="Table1.A2" office:value-type="string">
            <text:p text:style-name="P7">io_sw.c,.h</text:p>
          </table:table-cell>
          <table:table-cell table:style-name="Table1.B2" office:value-type="string">
            <text:p text:style-name="P8">E_IO</text:p>
          </table:table-cell>
        </table:table-row>
        <table:table-row>
          <table:table-cell table:style-name="Table1.A2" office:value-type="string">
            <text:p text:style-name="P7">io_ir.c,.h</text:p>
          </table:table-cell>
          <table:table-cell table:style-name="Table1.B2" office:value-type="string">
            <text:p text:style-name="P8">E_IO</text:p>
          </table:table-cell>
        </table:table-row>
        <table:table-row>
          <table:table-cell table:style-name="Table1.A2" office:value-type="string">
            <text:p text:style-name="P7">io_uart,.h</text:p>
          </table:table-cell>
          <table:table-cell table:style-name="Table1.B2" office:value-type="string">
            <text:p text:style-name="P8">E_Mega32</text:p>
          </table:table-cell>
        </table:table-row>
        <table:table-row>
          <table:table-cell table:style-name="Table1.A2" office:value-type="string">
            <text:p text:style-name="P7">io_i2c,.h</text:p>
          </table:table-cell>
          <table:table-cell table:style-name="Table1.B2" office:value-type="string">
            <text:p text:style-name="P8">E_Mega32</text:p>
          </table:table-cell>
        </table:table-row>
        <table:table-row>
          <table:table-cell table:style-name="Table1.A2" office:value-type="string">
            <text:p text:style-name="P7">io_eeprom,.h</text:p>
          </table:table-cell>
          <table:table-cell table:style-name="Table1.B2" office:value-type="string">
            <text:p text:style-name="P8">E_Mega32</text:p>
          </table:table-cell>
        </table:table-row>
        <table:table-row>
          <table:table-cell table:style-name="Table1.A2" office:value-type="string">
            <text:p text:style-name="P7">io_adc.c,.h</text:p>
          </table:table-cell>
          <table:table-cell table:style-name="Table1.B2" office:value-type="string">
            <text:p text:style-name="P8">E_Mega32</text:p>
          </table:table-cell>
        </table:table-row>
        <table:table-row>
          <table:table-cell table:style-name="Table1.A2" office:value-type="string">
            <text:p text:style-name="P7">io_keyboard,.h</text:p>
          </table:table-cell>
          <table:table-cell table:style-name="Table1.B2" office:value-type="string">
            <text:p text:style-name="P8">E_XXX</text:p>
          </table:table-cell>
        </table:table-row>
        <table:table-row>
          <table:table-cell table:style-name="Table1.A2" office:value-type="string">
            <text:p text:style-name="P9">E_ARM7_RFID</text:p>
          </table:table-cell>
          <table:table-cell table:style-name="Table1.B2" office:value-type="string">
            <text:p text:style-name="P8">E_RFID</text:p>
          </table:table-cell>
        </table:table-row>
        <table:table-row>
          <table:table-cell table:style-name="Table1.A2" office:value-type="string">
            <text:p text:style-name="P9">E_ARM7_Keypad</text:p>
          </table:table-cell>
          <table:table-cell table:style-name="Table1.B2" office:value-type="string">
            <text:p text:style-name="P8">E_Keypad</text:p>
          </table:table-cell>
        </table:table-row>
        <table:table-row>
          <table:table-cell table:style-name="Table1.A2" office:value-type="string">
            <text:p text:style-name="P9">E_ARM7_SD/MMC</text:p>
          </table:table-cell>
          <table:table-cell table:style-name="Table1.B2" office:value-type="string">
            <text:p text:style-name="P8">E_SD/MMC</text:p>
          </table:table-cell>
        </table:table-row>
        <table:table-row>
          <table:table-cell table:style-name="Table1.A2" office:value-type="string">
            <text:p text:style-name="P9">E_ARM7_GLCD</text:p>
          </table:table-cell>
          <table:table-cell table:style-name="Table1.B2" office:value-type="string">
            <text:p text:style-name="P8">E_GLCD</text:p>
          </table:table-cell>
        </table:table-row>
        <table:table-row>
          <table:table-cell table:style-name="Table1.A2" office:value-type="string">
            <text:p text:style-name="P9">E_ARM7_SPI</text:p>
          </table:table-cell>
          <table:table-cell table:style-name="Table1.B2" office:value-type="string">
            <text:p text:style-name="P8">E_SPI</text:p>
          </table:table-cell>
        </table:table-row>
        <table:table-row>
          <table:table-cell table:style-name="Table1.A2" office:value-type="string">
            <text:p text:style-name="P9">E_ARM7_TIME</text:p>
          </table:table-cell>
          <table:table-cell table:style-name="Table1.B2" office:value-type="string">
            <text:p text:style-name="P8">E_TIME</text:p>
          </table:table-cell>
        </table:table-row>
        <table:table-row>
          <table:table-cell table:style-name="Table1.A2" office:value-type="string">
            <text:p text:style-name="P9">E_ARM7_Relay</text:p>
          </table:table-cell>
          <table:table-cell table:style-name="Table1.B2" office:value-type="string">
            <text:p text:style-name="P8">E_Relay</text:p>
          </table:table-cell>
        </table:table-row>
      </table:table>
      <text:p text:style-name="Text_20_body"/>
      <text:p text:style-name="Text_20_body">Note All</text:p>
      <text:p text:style-name="Heading"/>
      <text:p text:style-name="P10">Definition </text:p>
      <text:p text:style-name="P11"><text:tab/><text:tab/>int32<text:tab/><text:tab/><text:tab/>signed integer 32 bits</text:p>
      <text:p text:style-name="P11"><text:tab/><text:tab/>short16<text:tab/><text:tab/>signed integer 16 bits</text:p>
      <text:p text:style-name="P11"><text:tab/><text:tab/>uint32<text:tab/><text:tab/><text:tab/>unsigned integer 32 bits</text:p>
      <text:p text:style-name="P12"><text:tab/><text:tab/>ushort16<text:tab/><text:tab/>unsigned integer 16 bits<text:tab/></text:p>
      <text:p text:style-name="P12"><text:tab/><text:tab/>long32<text:tab/><text:tab/><text:tab/>signed integer 32 bits</text:p>
      <text:p text:style-name="P12"><text:tab/><text:tab/>ulong32<text:tab/><text:tab/>unsigned integer 32 bits</text:p>
      <text:p text:style-name="P12"><text:tab/><text:tab/>char<text:tab/><text:tab/><text:tab/>character 8 bits</text:p>
      <text:p text:style-name="P12"><text:s text:c="27"/><text:tab/>uchar<text:tab/><text:tab/><text:tab/>unsigned characters <text:s/>8 bits</text:p>
      <text:p text:style-name="P13">2</text:p>
      <text:h text:style-name="Chaptertitle" text:outline-level="1">E_ARM7_RFID</text:h>
      <text:p text:style-name="P14">Module objective</text:p>
      <text:p text:style-name="P15"><text:tab/><text:span text:style-name="T2">เป็น Module สำหรับอ่านค่า RFID Card ผ่าน RFID Reader แบบ Wiegand interface </text:span></text:p>
      <text:p text:style-name="P16">Header <text:s/>Requirements</text:p>
      <text:p text:style-name="P15"><text:tab/><text:span text:style-name="T3">Rfid.h</text:span></text:p>
      <text:p text:style-name="P17">Theory</text:p>
      <text:p text:style-name="P15"><text:s text:c="6"/><text:tab/><text:span text:style-name="T2">การอ่านค่าของ RFID card ใช้ Wiegand protocol ซึ่งจะมีสายสัญญาณในการส่งข้อมูล 2 เส้นคือ data 0 และ data 1 โดย data 0 ใช้ในการส่งข้อมูล bit ที่เป็น 0 และ data 1ใช้ในการส่งข้อมูล bit ที่เป็น 1 </text:span></text:p>
      <text:p text:style-name="P18"><draw:g text:anchor-type="paragraph" draw:z-index="4" draw:style-name="gr1"><draw:line draw:style-name="gr2" draw:text-style-name="P19" svg:x1="1.434cm" svg:y1="1.355cm" svg:x2="11.028cm" svg:y2="1.355cm"><text:p/></draw:line><draw:line draw:style-name="gr2" draw:text-style-name="P19" svg:x1="1.434cm" svg:y1="3.177cm" svg:x2="11.028cm" svg:y2="3.177cm"><text:p/></draw:line><draw:line draw:style-name="gr3" draw:text-style-name="P19" svg:x1="1.434cm" svg:y1="2.177cm" svg:x2="11.028cm" svg:y2="2.177cm"><text:p/></draw:line><draw:line draw:style-name="gr3" draw:text-style-name="P19" svg:x1="1.434cm" svg:y1="0.355cm" svg:x2="11.028cm" svg:y2="0.355cm"><text:p/></draw:line><draw:frame draw:style-name="gr4" svg:width="1.248cm" svg:height="0.689cm" svg:x="0.185cm" svg:y="0.484cm"><draw:text-box><text:p>data 0</text:p></draw:text-box></draw:frame><draw:frame draw:style-name="gr5" svg:width="1.206cm" svg:height="0.89cm" svg:x="0.229cm" svg:y="2.288cm"><draw:text-box><text:p>data 1</text:p></draw:text-box></draw:frame><draw:frame draw:style-name="gr6" draw:text-style-name="P20" svg:width="0.819cm" svg:height="0.839cm" svg:x="11.151cm" svg:y="0.071cm"><draw:text-box><text:p><text:span text:style-name="T4">5 V</text:span></text:p></draw:text-box></draw:frame><draw:frame draw:style-name="gr6" draw:text-style-name="P20" svg:width="0.819cm" svg:height="0.839cm" svg:x="11.174cm" svg:y="1.062cm"><draw:text-box><text:p><text:span text:style-name="T4">0 V</text:span></text:p></draw:text-box></draw:frame><draw:frame draw:style-name="gr6" draw:text-style-name="P20" svg:width="0.819cm" svg:height="0.839cm" svg:x="11.195cm" svg:y="2.891cm"><draw:text-box><text:p><text:span text:style-name="T4">0 V</text:span></text:p></draw:text-box></draw:frame><draw:frame draw:style-name="gr6" draw:text-style-name="P20" svg:width="0.819cm" svg:height="0.839cm" svg:x="11.197cm" svg:y="1.9cm"><draw:text-box><text:p><text:span text:style-name="T4">5 V</text:span></text:p></draw:text-box></draw:frame></draw:g></text:p>
      <text:p text:style-name="P18"><text:s/></text:p>
      <text:p text:style-name="P18"><text:s text:c="12"/></text:p>
      <text:p text:style-name="P21"/>
      <text:p text:style-name="P22"><text:tab/>ในเวลาปกติที่ไม่มีการส่งข้อมูล สายสัญญาณทั้งสองเส้นส่งค่า Logic 1ออกมา<text:span text:style-name="T5"> </text:span><text:span text:style-name="T6">และหากจะส่งข้อมูล ก็จะส่ง Logic 0 ออกมาช่วงเวลาหนึ่ง</text:span></text:p>
      <text:p text:style-name="P23"/>
      <text:p text:style-name="P18"><draw:g text:anchor-type="paragraph" draw:z-index="15" draw:style-name="gr1"><draw:line draw:style-name="gr2" draw:text-style-name="P19" svg:x1="1.434cm" svg:y1="1.344cm" svg:x2="11.028cm" svg:y2="1.344cm"><text:p/></draw:line><draw:line draw:style-name="gr2" draw:text-style-name="P19" svg:x1="1.434cm" svg:y1="3.166cm" svg:x2="11.028cm" svg:y2="3.166cm"><text:p/></draw:line><draw:line draw:style-name="gr3" draw:text-style-name="P19" svg:x1="1.434cm" svg:y1="2.166cm" svg:x2="11.028cm" svg:y2="2.166cm"><text:p/></draw:line><draw:line draw:style-name="gr2" draw:text-style-name="P19" svg:x1="1.434cm" svg:y1="0.344cm" svg:x2="11.028cm" svg:y2="0.344cm"><text:p/></draw:line><draw:frame draw:style-name="gr4" svg:width="1.248cm" svg:height="0.689cm" svg:x="0.185cm" svg:y="0.473cm"><draw:text-box><text:p>data 0</text:p></draw:text-box></draw:frame><draw:frame draw:style-name="gr5" svg:width="1.206cm" svg:height="0.89cm" svg:x="0.229cm" svg:y="2.277cm"><draw:text-box><text:p>data 1</text:p></draw:text-box></draw:frame><draw:frame draw:style-name="gr6" draw:text-style-name="P20" svg:width="0.819cm" svg:height="0.839cm" svg:x="11.151cm" svg:y="0.06cm"><draw:text-box><text:p><text:span text:style-name="T4">5 V</text:span></text:p></draw:text-box></draw:frame><draw:frame draw:style-name="gr6" draw:text-style-name="P20" svg:width="0.819cm" svg:height="0.839cm" svg:x="11.174cm" svg:y="1.051cm"><draw:text-box><text:p><text:span text:style-name="T4">0 V</text:span></text:p></draw:text-box></draw:frame><draw:frame draw:style-name="gr6" draw:text-style-name="P20" svg:width="0.819cm" svg:height="0.839cm" svg:x="11.195cm" svg:y="2.88cm"><draw:text-box><text:p><text:span text:style-name="T4">0 V</text:span></text:p></draw:text-box></draw:frame><draw:frame draw:style-name="gr6" draw:text-style-name="P20" svg:width="0.819cm" svg:height="0.839cm" svg:x="11.197cm" svg:y="1.889cm"><draw:text-box><text:p><text:span text:style-name="T4">5 V</text:span></text:p></draw:text-box></draw:frame><draw:polyline draw:style-name="gr7" draw:text-style-name="P19" svg:width="9.596cm" svg:height="1.001cm" svg:x="1.432cm" svg:y="0.344cm" svg:viewBox="0 0 9597 1002" draw:points="0,0 4493,0 4493,1000 5396,1000 5396,0 9596,0"><text:p/></draw:polyline></draw:g></text:p>
      <text:p text:style-name="P21"/>
      <text:p text:style-name="P21"/>
      <text:p text:style-name="P21"/>
      <text:p text:style-name="P18"><text:span text:style-name="T7"><text:tab/>ถ้าข้อมูลที่จะส่งนั้นเป็น </text:span><text:span text:style-name="T6">0 </text:span><text:span text:style-name="T7">ก็จะส่ง </text:span><text:span text:style-name="T6">Logic 0 </text:span><text:span text:style-name="T7">ออกมาช่วงเวลาหนึ่งทางสายสัญญาณ</text:span><text:span text:style-name="T6"> data 0</text:span></text:p>
      <text:p text:style-name="P23"/>
      <text:p text:style-name="P21"><draw:line text:anchor-type="paragraph" draw:z-index="5" draw:style-name="gr8" draw:text-style-name="P19" svg:x1="1.411cm" svg:y1="1.198cm" svg:x2="11.005cm" svg:y2="1.198cm"><text:p/></draw:line><draw:line text:anchor-type="paragraph" draw:z-index="6" draw:style-name="gr8" draw:text-style-name="P19" svg:x1="1.411cm" svg:y1="3.02cm" svg:x2="11.005cm" svg:y2="3.02cm"><text:p/></draw:line><draw:line text:anchor-type="paragraph" draw:z-index="7" draw:style-name="gr8" draw:text-style-name="P19" svg:x1="1.411cm" svg:y1="2.02cm" svg:x2="11.005cm" svg:y2="2.02cm"><text:p/></draw:line><draw:line text:anchor-type="paragraph" draw:z-index="8" draw:style-name="gr9" draw:text-style-name="P19" svg:x1="1.411cm" svg:y1="0.198cm" svg:x2="11.005cm" svg:y2="0.198cm"><text:p/></draw:line><draw:frame text:anchor-type="paragraph" draw:z-index="9" draw:style-name="gr10" svg:width="1.248cm" svg:height="0.689cm" svg:x="0.162cm" svg:y="0.326cm"><draw:text-box><text:p>data 0</text:p></draw:text-box></draw:frame><draw:frame text:anchor-type="paragraph" draw:z-index="10" draw:style-name="gr11" svg:width="1.206cm" svg:height="0.89cm" svg:x="0.206cm" svg:y="2.131cm"><draw:text-box><text:p>data 1</text:p></draw:text-box></draw:frame><draw:frame text:anchor-type="paragraph" draw:z-index="11" draw:style-name="gr12" draw:text-style-name="P20" svg:width="0.819cm" svg:height="0.839cm" svg:x="11.128cm" svg:y="-0.086cm"><draw:text-box><text:p><text:span text:style-name="T4">5 V</text:span></text:p></draw:text-box></draw:frame><draw:frame text:anchor-type="paragraph" draw:z-index="12" draw:style-name="gr12" draw:text-style-name="P20" svg:width="0.819cm" svg:height="0.839cm" svg:x="11.151cm" svg:y="0.905cm"><draw:text-box><text:p><text:span text:style-name="T4">0 V</text:span></text:p></draw:text-box></draw:frame><draw:frame text:anchor-type="paragraph" draw:z-index="13" draw:style-name="gr12" draw:text-style-name="P20" svg:width="0.819cm" svg:height="0.839cm" svg:x="11.172cm" svg:y="2.734cm"><draw:text-box><text:p><text:span text:style-name="T4">0 V</text:span></text:p></draw:text-box></draw:frame><draw:frame text:anchor-type="paragraph" draw:z-index="14" draw:style-name="gr12" draw:text-style-name="P20" svg:width="0.819cm" svg:height="0.839cm" svg:x="11.174cm" svg:y="1.743cm"><draw:text-box><text:p><text:span text:style-name="T4">5 V</text:span></text:p></draw:text-box></draw:frame></text:p>
      <text:p text:style-name="P21"/>
      <text:p text:style-name="P21"><draw:polyline text:anchor-type="paragraph" draw:z-index="16" draw:style-name="gr13" draw:text-style-name="P19" svg:width="9.595cm" svg:height="1.001cm" svg:x="1.411cm" svg:y="0.058cm" svg:viewBox="0 0 9596 1002" draw:points="0,0 4514,0 4514,1000 5419,1000 5419,0 9594,0"><text:p/></draw:polyline></text:p>
      <text:p text:style-name="P24"><text:tab/></text:p>
      <text:p text:style-name="P24">และถ้าข้อมูลนั้นเป็น <text:span text:style-name="T8">1 </text:span>ก็จะส่ง Logic 0 ออกมาช่วงเวลาหนึ่งทางสายสัญญาณ data 1<text:span text:style-name="T8">โดยการรับข้อมูล จะดูที่สัญญาณขอบขาลง เมื่อมีสัญญาณขอบขาลงที่ data 1 หรือ data 0 ระบบจะเกิด interrupt แล้วเก็บค่า <text:s text:c="2"/>หาก data 0เกิด interrupt <text:s/>ก็จะเก็บข้อมูลที่ bit นั้นเป็น 0 และหาก data 1 เกิด interrupt ก็จะเก็บข้อมูลที่ bit <text:s/>นั้นเป็น 1</text:span></text:p>
      <text:p text:style-name="P25"><text:span text:style-name="T9">ลักษณะของข้อ</text:span><text:span text:style-name="T10">มูล</text:span><text:span text:style-name="T11"> </text:span><text:span text:style-name="T12">26-bit Wiegand Format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Bit number</text:p>
          </table:table-cell>
          <table:table-cell table:style-name="Table2.B1" office:value-type="string">
            <text:p text:style-name="P26">Purpose</text:p>
          </table:table-cell>
        </table:table-row>
        <table:table-row>
          <table:table-cell table:style-name="Table2.A2" office:value-type="string">
            <text:p text:style-name="P23">Bit 1</text:p>
          </table:table-cell>
          <table:table-cell table:style-name="Table2.B2" office:value-type="string">
            <text:p text:style-name="P23">Even parity ของ bit 2 ถึง 13 </text:p>
          </table:table-cell>
        </table:table-row>
        <table:table-row>
          <table:table-cell table:style-name="Table2.A2" office:value-type="string">
            <text:p text:style-name="P23">Bits 2 ถึง 9</text:p>
          </table:table-cell>
          <table:table-cell table:style-name="Table2.B2" office:value-type="string">
            <text:p text:style-name="P23">Facillity code bit2 เป็น MSB</text:p>
          </table:table-cell>
        </table:table-row>
        <table:table-row>
          <table:table-cell table:style-name="Table2.A2" office:value-type="string">
            <text:p text:style-name="P23">Bits 10 ถึง 26</text:p>
          </table:table-cell>
          <table:table-cell table:style-name="Table2.B2" office:value-type="string">
            <text:p text:style-name="P23">ID Number bit10 <text:s text:c="2"/>เป็น MSB</text:p>
          </table:table-cell>
        </table:table-row>
        <table:table-row>
          <table:table-cell table:style-name="Table2.A2" office:value-type="string">
            <text:p text:style-name="P23">Bits 26</text:p>
          </table:table-cell>
          <table:table-cell table:style-name="Table2.B2" office:value-type="string">
            <text:p text:style-name="P23">Odd parity ของ bit 14 ถึง 25</text:p>
          </table:table-cell>
        </table:table-row>
      </table:table>
      <text:p text:style-name="P14">Function API </text:p>
      <text:p text:style-name="P27">void RFID_init(void)</text:p>
      <text:p text:style-name="P23">Description</text:p>
      <text:p text:style-name="P23"><text:tab/>เป็นการกำหนดค่าเริ่มต้นในการใช้งานModule E_ARM7_RFID</text:p>
      <text:p text:style-name="P28">โดยจะทำการกำหนดค่าเริ่มต้นให้กับตัวแปร global ของ RFID และจะทำการกำหนด pin 0.7 เป็น External Interrupt 2 (EINT2) และpin 0.30 เป็น External Interrupt 3 (EINT3)</text:p>
      <text:p text:style-name="P23">Inputs</text:p>
      <text:p text:style-name="P23"><text:tab/>None</text:p>
      <text:p text:style-name="P23">Outputs</text:p>
      <text:p text:style-name="P23"><text:tab/>None</text:p>
      <text:p text:style-name="P23">Notes</text:p>
      <text:p text:style-name="P23"><text:tab/>None</text:p>
      <text:p text:style-name="P27"/>
      <text:p text:style-name="P27">int RFID_read(void) </text:p>
      <text:p text:style-name="P23">Description</text:p>
      <text:p text:style-name="P23"><text:tab/>ใช้อ่านค่าFacility Code และ ID Number ของ RFID Card</text:p>
      <text:p text:style-name="P23">Inputs</text:p>
      <text:p text:style-name="P23"><text:tab/>None</text:p>
      <text:p text:style-name="P23">Outputs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9">ค่าที่คืนกลับมา</text:p>
          </table:table-cell>
          <table:table-cell table:style-name="Table6.A1" office:value-type="string">
            <text:p text:style-name="P30">ประเภท</text:p>
          </table:table-cell>
          <table:table-cell table:style-name="Table6.C1" office:value-type="string">
            <text:p text:style-name="P29">คำอธิบาย</text:p>
          </table:table-cell>
        </table:table-row>
        <table:table-row>
          <table:table-cell table:style-name="Table6.A2" office:value-type="string">
            <text:p text:style-name="P23">RFID Card</text:p>
          </table:table-cell>
          <table:table-cell table:style-name="Table6.A2" office:value-type="string">
            <text:p text:style-name="P30">int32</text:p>
          </table:table-cell>
          <table:table-cell table:style-name="Table6.C2" office:value-type="string">
            <text:p text:style-name="P23">ค่า RFID Card ประกอบด้วย Facility Code (bit ที่ 1- 8) และID Number (bit ที่ 9 - 24) </text:p>
          </table:table-cell>
        </table:table-row>
        <table:table-row>
          <table:table-cell table:style-name="Table6.A2" office:value-type="string">
            <text:p text:style-name="P23">0</text:p>
          </table:table-cell>
          <table:table-cell table:style-name="Table6.A2" office:value-type="string">
            <text:p text:style-name="P30">int32</text:p>
          </table:table-cell>
          <table:table-cell table:style-name="Table6.C2" office:value-type="string">
            <text:p text:style-name="P23">ถ้าไม่มีการ stamp บัตร ก็จะคืนค่า 0 </text:p>
          </table:table-cell>
        </table:table-row>
      </table:table>
      <text:p text:style-name="P23">Notes</text:p>
      <text:p text:style-name="P23"><text:tab/>None <text:s/></text:p>
      <text:p text:style-name="P14">File location</text:p>
      <text:p text:style-name="P23"><text:tab/>Rfid.h</text:p>
      <text:p text:style-name="P23"><text:tab/>Rfid.c</text:p>
      <text:p text:style-name="P31">Resource usage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2">PIN</text:p>
          </table:table-cell>
          <table:table-cell table:style-name="Table3.B1" office:value-type="string">
            <text:p text:style-name="P32">Use as</text:p>
          </table:table-cell>
        </table:table-row>
        <table:table-row>
          <table:table-cell table:style-name="Table3.A2" office:value-type="string">
            <text:p text:style-name="P33">0.7 (<text:span text:style-name="T13">E_PORTD1</text:span>)</text:p>
          </table:table-cell>
          <table:table-cell table:style-name="Table3.B2" office:value-type="string">
            <text:p text:style-name="P15">External Interrupt 2 (EINT2) <text:span text:style-name="T3">ทำงานที่ขอบขาลง</text:span></text:p>
          </table:table-cell>
        </table:table-row>
        <table:table-row>
          <table:table-cell table:style-name="Table3.A2" office:value-type="string">
            <text:p text:style-name="P33">0.30 (<text:span text:style-name="T13">E_PORTD2</text:span>) </text:p>
          </table:table-cell>
          <table:table-cell table:style-name="Table3.B2" office:value-type="string">
            <text:p text:style-name="P15">External Interrupt 3 (EINT3) <text:span text:style-name="T3">ทำงานที่ขอบขาลง</text:span></text:p>
          </table:table-cell>
        </table:table-row>
      </table:table>
      <text:p text:style-name="P13">3</text:p>
      <text:h text:style-name="P34" text:outline-level="1">E_ARM7_Keypad</text:h>
      <text:p text:style-name="P14">Module objective</text:p>
      <text:p text:style-name="P15"><text:tab/><text:span text:style-name="T14">เป็น Module สำหรับอ่านค่าของปุ่มที่ถูกกดบน keypad <text:s/>ขนาด 12 pin (3x4)</text:span></text:p>
      <text:p text:style-name="P16">Header <text:s/>Requirements</text:p>
      <text:p text:style-name="P23"><text:tab/>keypad.h</text:p>
      <text:p text:style-name="P17">Theory</text:p>
      <text:p text:style-name="Text_20_body"><draw:g text:anchor-type="paragraph" draw:z-index="0" draw:style-name="gr1"><draw:line draw:style-name="gr7" draw:text-style-name="P19" svg:x1="5.281cm" svg:y1="0.106cm" svg:x2="5.281cm" svg:y2="4.387cm"><text:p/></draw:line><draw:line draw:style-name="gr7" draw:text-style-name="P19" svg:x1="4.459cm" svg:y1="3.717cm" svg:x2="8.094cm" svg:y2="3.717cm"><text:p/></draw:line><draw:line draw:style-name="gr7" draw:text-style-name="P19" svg:x1="4.459cm" svg:y1="0.716cm" svg:x2="8.094cm" svg:y2="0.716cm"><text:p/></draw:line><draw:line draw:style-name="gr7" draw:text-style-name="P19" svg:x1="4.459cm" svg:y1="2.717cm" svg:x2="8.094cm" svg:y2="2.717cm"><text:p/></draw:line><draw:line draw:style-name="gr7" draw:text-style-name="P19" svg:x1="4.459cm" svg:y1="1.716cm" svg:x2="8.094cm" svg:y2="1.716cm"><text:p/></draw:line><draw:line draw:style-name="gr7" draw:text-style-name="P19" svg:x1="7.281cm" svg:y1="0.106cm" svg:x2="7.281cm" svg:y2="4.387cm"><text:p/></draw:line><draw:line draw:style-name="gr7" draw:text-style-name="P19" svg:x1="6.281cm" svg:y1="0.106cm" svg:x2="6.281cm" svg:y2="4.387cm"><text:p/></draw:line><draw:frame draw:style-name="gr14" svg:width="0.473cm" svg:height="0.715cm" svg:x="4.124cm" svg:y="0.342cm"><draw:text-box><text:p>0</text:p></draw:text-box></draw:frame><draw:frame draw:style-name="gr14" svg:width="0.473cm" svg:height="0.715cm" svg:x="4.145cm" svg:y="1.367cm"><draw:text-box><text:p>1</text:p></draw:text-box></draw:frame><draw:frame draw:style-name="gr14" svg:width="0.473cm" svg:height="0.715cm" svg:x="4.155cm" svg:y="3.371cm"><draw:text-box><text:p>3</text:p></draw:text-box></draw:frame><draw:frame draw:style-name="gr14" svg:width="0.366cm" svg:height="0.715cm" svg:x="4.136cm" svg:y="2.341cm"><draw:text-box><text:p>2</text:p></draw:text-box></draw:frame><draw:frame draw:style-name="gr14" svg:width="0.473cm" svg:height="0.715cm" svg:x="6.177cm" svg:y="4.301cm"><draw:text-box><text:p>1</text:p></draw:text-box></draw:frame><draw:frame draw:style-name="gr14" svg:width="0.473cm" svg:height="0.715cm" svg:x="7.173cm" svg:y="4.293cm"><draw:text-box><text:p>2</text:p></draw:text-box></draw:frame><draw:frame draw:style-name="gr14" svg:width="0.473cm" svg:height="0.715cm" svg:x="5.175cm" svg:y="4.293cm"><draw:text-box><text:p>0</text:p></draw:text-box></draw:frame><draw:frame draw:style-name="gr15" svg:width="1.542cm" svg:height="0.638cm" svg:x="5.632cm" svg:y="4.895cm"><draw:text-box><text:p>Column</text:p></draw:text-box></draw:frame><draw:frame draw:style-name="gr16" svg:width="1.313cm" svg:height="0.904cm" svg:x="2.619cm" svg:y="1.761cm"><draw:text-box><text:p>Row</text:p></draw:text-box></draw:frame></draw:g><text:tab/></text:p>
      <text:p text:style-name="Text_20_body"/>
      <text:p text:style-name="Text_20_body"/>
      <text:p text:style-name="Text_20_body"/>
      <text:p text:style-name="Text_20_body"/>
      <text:p text:style-name="Text_20_body"><text:tab/></text:p>
      <text:p text:style-name="Text_20_body"/>
      <text:p text:style-name="P15"><text:tab/><text:span text:style-name="T3">keypad จะประกอบไปด้วย Row และ Column โดยปกติแล้ว Row และ Column จะไม่เชื่อมต่อกัน แต่ถ้าหากปุ่มใดถูกกด ก็จะทำให้ Row และ Column เชื่อมต่อกันที่จุดนั้น</text:span></text:p>
      <text:p text:style-name="P23"><text:tab/>ในการตรวจสอบว่าปุ่มใดถูกกดนั้น เราจะให้ Row เป็น Input ซึ่งจะต่อ pull up ไว้ ทำให้ทุกๆ Row มี Logic 1 ตลอด และเราจะให้ Column เป็น Output โดยส่งค่าออกมาเป็น Logic 0 ทุกๆ Column หากปุ่มใดๆถูกกดก็จะทำให้ Row นั้นมีค่าเป็น Logic 0 ทำให้เรารู้ว่าปุ่มที่ถูกกดนั้นอยู่ใน Row ใด หลังจากนั้น เราก็จะให้ Column ส่ง Output ออกมาเป็น Logic 0 ทีละ Column หากปุ่มที่ถูกกดอยู่ใน Column นั้นก็จะทำให้ Row เดิมมีค่าเป็น Logic 0 แต่ถ้าไม่ใช่ Row นั้นก็จะส่งค่าออกมาเป็น Logic 1</text:p>
      <text:p text:style-name="P23"><text:tab/>ตัวอย่าง</text:p>
      <text:p text:style-name="P23"><draw:g text:anchor-type="paragraph" draw:z-index="1" draw:style-name="gr1"><draw:g draw:style-name="gr17"><draw:line draw:style-name="gr7" draw:text-style-name="P19" svg:x1="5.07cm" svg:y1="2.992cm" svg:x2="5.07cm" svg:y2="7.273cm"><text:p/></draw:line><draw:line draw:style-name="gr7" draw:text-style-name="P19" svg:x1="4.248cm" svg:y1="6.603cm" svg:x2="7.883cm" svg:y2="6.603cm"><text:p/></draw:line><draw:line draw:style-name="gr7" draw:text-style-name="P19" svg:x1="4.248cm" svg:y1="3.602cm" svg:x2="7.883cm" svg:y2="3.602cm"><text:p/></draw:line><draw:line draw:style-name="gr7" draw:text-style-name="P19" svg:x1="4.248cm" svg:y1="5.602cm" svg:x2="7.883cm" svg:y2="5.602cm"><text:p/></draw:line><draw:line draw:style-name="gr7" draw:text-style-name="P19" svg:x1="4.248cm" svg:y1="4.602cm" svg:x2="7.883cm" svg:y2="4.602cm"><text:p/></draw:line><draw:line draw:style-name="gr7" draw:text-style-name="P19" svg:x1="7.07cm" svg:y1="2.992cm" svg:x2="7.07cm" svg:y2="7.273cm"><text:p/></draw:line><draw:line draw:style-name="gr7" draw:text-style-name="P19" svg:x1="6.07cm" svg:y1="2.992cm" svg:x2="6.07cm" svg:y2="7.273cm"><text:p/></draw:line><draw:frame draw:style-name="gr14" svg:width="0.473cm" svg:height="0.715cm" svg:x="3.913cm" svg:y="3.228cm"><draw:text-box><text:p>0</text:p></draw:text-box></draw:frame><draw:frame draw:style-name="gr14" svg:width="0.473cm" svg:height="0.715cm" svg:x="3.934cm" svg:y="4.253cm"><draw:text-box><text:p>1</text:p></draw:text-box></draw:frame><draw:frame draw:style-name="gr14" svg:width="0.473cm" svg:height="0.715cm" svg:x="3.944cm" svg:y="6.257cm"><draw:text-box><text:p>3</text:p></draw:text-box></draw:frame><draw:frame draw:style-name="gr14" svg:width="0.366cm" svg:height="0.715cm" svg:x="3.925cm" svg:y="5.227cm"><draw:text-box><text:p>2</text:p></draw:text-box></draw:frame><draw:frame draw:style-name="gr14" svg:width="0.473cm" svg:height="0.715cm" svg:x="5.966cm" svg:y="7.186cm"><draw:text-box><text:p>1</text:p></draw:text-box></draw:frame><draw:frame draw:style-name="gr14" svg:width="0.473cm" svg:height="0.715cm" svg:x="6.962cm" svg:y="7.179cm"><draw:text-box><text:p>2</text:p></draw:text-box></draw:frame><draw:frame draw:style-name="gr14" svg:width="0.473cm" svg:height="0.715cm" svg:x="4.964cm" svg:y="7.179cm"><draw:text-box><text:p>0</text:p></draw:text-box></draw:frame><draw:frame draw:style-name="gr15" svg:width="1.542cm" svg:height="0.638cm" svg:x="5.421cm" svg:y="7.781cm"><draw:text-box><text:p>Column</text:p></draw:text-box></draw:frame><draw:frame draw:style-name="gr16" svg:width="1.313cm" svg:height="0.904cm" svg:x="2.408cm" svg:y="4.646cm"><draw:text-box><text:p>Row</text:p></draw:text-box></draw:frame><draw:ellipse draw:style-name="gr7" draw:text-style-name="P19" svg:width="0.237cm" svg:height="0.258cm" svg:x="5.968cm" svg:y="5.467cm"><text:p/></draw:ellipse></draw:g><draw:frame draw:style-name="gr18" draw:text-style-name="P35" svg:width="0.56cm" svg:height="0.969cm" svg:x="8.075cm" svg:y="3.186cm"><draw:text-box><text:p><text:span text:style-name="T1">1</text:span></text:p></draw:text-box></draw:frame><draw:frame draw:style-name="gr18" draw:text-style-name="P35" svg:width="0.539cm" svg:height="0.969cm" svg:x="8.075cm" svg:y="4.195cm"><draw:text-box><text:p><text:span text:style-name="T1">1</text:span></text:p></draw:text-box></draw:frame><draw:frame draw:style-name="gr18" draw:text-style-name="P35" svg:width="0.518cm" svg:height="0.969cm" svg:x="8.075cm" svg:y="5.227cm"><draw:text-box><text:p><text:span text:style-name="T1">0</text:span></text:p></draw:text-box></draw:frame><draw:frame draw:style-name="gr18" draw:text-style-name="P35" svg:width="0.532cm" svg:height="0.969cm" svg:x="5.987cm" svg:y="2.283cm"><draw:text-box><text:p><text:span text:style-name="T1">0</text:span></text:p></draw:text-box></draw:frame><draw:frame draw:style-name="gr18" draw:text-style-name="P35" svg:width="0.516cm" svg:height="0.969cm" svg:x="4.971cm" svg:y="2.281cm"><draw:text-box><text:p><text:span text:style-name="T1">0</text:span></text:p></draw:text-box></draw:frame><draw:frame draw:style-name="gr18" draw:text-style-name="P35" svg:width="0.597cm" svg:height="0.969cm" svg:x="6.985cm" svg:y="2.283cm"><draw:text-box><text:p><text:span text:style-name="T1">0</text:span></text:p></draw:text-box></draw:frame><draw:frame draw:style-name="gr18" draw:text-style-name="P35" svg:width="0.56cm" svg:height="0.969cm" svg:x="8.075cm" svg:y="6.227cm"><draw:text-box><text:p><text:span text:style-name="T1">1</text:span></text:p></draw:text-box></draw:frame></draw:g><text:tab/><text:tab/>สมมุติให้เรากดปุ่มเลข 8 ก็คือตำแหน่ง Row 2 Column 1 โดยให้ตัวเลขสีแดงแทน Logic ที่เกิดขึ้น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/>Logic ที่ Row 2 จะเปลี่ยนจาก 1มีค่าเป็น 0 ทำให้เรารู้ว่าปุ่มที่ถูกกดนั้นอยู่ที่ Row 2 จากนั้นเราก็จะหาต่อว่าปุ่มที่ถูกกดอยู่ใน Columnใดโดยการเปลี่ยน Logic เป็น 0 ทีละ Column</text:p>
      <text:p text:style-name="P36"/>
      <text:p text:style-name="P15"/>
      <text:p text:style-name="P15"><draw:g text:anchor-type="paragraph" draw:z-index="2" draw:style-name="gr1"><draw:g draw:style-name="gr17"><draw:line draw:style-name="gr7" draw:text-style-name="P19" svg:x1="5.393cm" svg:y1="0.041cm" svg:x2="5.393cm" svg:y2="4.322cm"><text:p/></draw:line><draw:line draw:style-name="gr7" draw:text-style-name="P19" svg:x1="4.571cm" svg:y1="3.652cm" svg:x2="8.206cm" svg:y2="3.652cm"><text:p/></draw:line><draw:line draw:style-name="gr7" draw:text-style-name="P19" svg:x1="4.571cm" svg:y1="0.651cm" svg:x2="8.206cm" svg:y2="0.651cm"><text:p/></draw:line><draw:line draw:style-name="gr7" draw:text-style-name="P19" svg:x1="4.571cm" svg:y1="2.651cm" svg:x2="8.206cm" svg:y2="2.651cm"><text:p/></draw:line><draw:line draw:style-name="gr7" draw:text-style-name="P19" svg:x1="4.571cm" svg:y1="1.651cm" svg:x2="8.206cm" svg:y2="1.651cm"><text:p/></draw:line><draw:line draw:style-name="gr7" draw:text-style-name="P19" svg:x1="7.393cm" svg:y1="0.041cm" svg:x2="7.393cm" svg:y2="4.322cm"><text:p/></draw:line><draw:line draw:style-name="gr7" draw:text-style-name="P19" svg:x1="6.393cm" svg:y1="0.041cm" svg:x2="6.393cm" svg:y2="4.322cm"><text:p/></draw:line><draw:frame draw:style-name="gr14" svg:width="0.473cm" svg:height="0.715cm" svg:x="4.237cm" svg:y="0.277cm"><draw:text-box><text:p>0</text:p></draw:text-box></draw:frame><draw:frame draw:style-name="gr14" svg:width="0.473cm" svg:height="0.715cm" svg:x="4.257cm" svg:y="1.302cm"><draw:text-box><text:p>1</text:p></draw:text-box></draw:frame><draw:frame draw:style-name="gr14" svg:width="0.473cm" svg:height="0.715cm" svg:x="4.267cm" svg:y="3.306cm"><draw:text-box><text:p>3</text:p></draw:text-box></draw:frame><draw:frame draw:style-name="gr14" svg:width="0.366cm" svg:height="0.715cm" svg:x="4.248cm" svg:y="2.276cm"><draw:text-box><text:p>2</text:p></draw:text-box></draw:frame><draw:frame draw:style-name="gr14" svg:width="0.473cm" svg:height="0.715cm" svg:x="6.289cm" svg:y="4.235cm"><draw:text-box><text:p>1</text:p></draw:text-box></draw:frame><draw:frame draw:style-name="gr14" svg:width="0.473cm" svg:height="0.715cm" svg:x="7.285cm" svg:y="4.228cm"><draw:text-box><text:p>2</text:p></draw:text-box></draw:frame><draw:frame draw:style-name="gr14" svg:width="0.473cm" svg:height="0.715cm" svg:x="5.287cm" svg:y="4.228cm"><draw:text-box><text:p>0</text:p></draw:text-box></draw:frame><draw:frame draw:style-name="gr15" svg:width="1.542cm" svg:height="0.638cm" svg:x="5.744cm" svg:y="4.83cm"><draw:text-box><text:p>Column</text:p></draw:text-box></draw:frame><draw:frame draw:style-name="gr16" svg:width="1.313cm" svg:height="0.904cm" svg:x="2.731cm" svg:y="1.695cm"><draw:text-box><text:p>Row</text:p></draw:text-box></draw:frame><draw:ellipse draw:style-name="gr7" draw:text-style-name="P19" svg:width="0.237cm" svg:height="0.258cm" svg:x="6.292cm" svg:y="2.516cm"><text:p/></draw:ellipse></draw:g><draw:frame draw:style-name="gr18" draw:text-style-name="P35" svg:width="0.56cm" svg:height="0.969cm" svg:x="8.398cm" svg:y="0.235cm"><draw:text-box><text:p><text:span text:style-name="T1">1</text:span></text:p></draw:text-box></draw:frame><draw:frame draw:style-name="gr18" draw:text-style-name="P35" svg:width="0.539cm" svg:height="0.969cm" svg:x="8.398cm" svg:y="1.244cm"><draw:text-box><text:p><text:span text:style-name="T1">1</text:span></text:p></draw:text-box></draw:frame><draw:frame draw:style-name="gr18" draw:text-style-name="P35" svg:width="0.518cm" svg:height="0.969cm" svg:x="8.398cm" svg:y="2.276cm"><draw:text-box><text:p><text:span text:style-name="T1">1</text:span></text:p></draw:text-box></draw:frame><draw:frame draw:style-name="gr18" draw:text-style-name="P35" svg:width="0.532cm" svg:height="0.969cm" svg:x="6.31cm" svg:y="-0.668cm"><draw:text-box><text:p><text:span text:style-name="T1">1</text:span></text:p></draw:text-box></draw:frame><draw:frame draw:style-name="gr18" draw:text-style-name="P35" svg:width="0.516cm" svg:height="0.969cm" svg:x="5.294cm" svg:y="-0.67cm"><draw:text-box><text:p><text:span text:style-name="T1">0</text:span></text:p></draw:text-box></draw:frame><draw:frame draw:style-name="gr18" draw:text-style-name="P35" svg:width="0.597cm" svg:height="0.969cm" svg:x="7.308cm" svg:y="-0.668cm"><draw:text-box><text:p><text:span text:style-name="T1">1</text:span></text:p></draw:text-box></draw:frame><draw:frame draw:style-name="gr18" draw:text-style-name="P35" svg:width="0.56cm" svg:height="0.969cm" svg:x="8.398cm" svg:y="3.276cm"><draw:text-box><text:p><text:span text:style-name="T1">1</text:span></text:p></draw:text-box></draw:frame></draw:g></text:p>
      <text:p text:style-name="P15"><text:tab/></text:p>
      <text:p text:style-name="P15"/>
      <text:p text:style-name="P15"/>
      <text:p text:style-name="P15"/>
      <text:p text:style-name="P15"/>
      <text:p text:style-name="P23"/>
      <text:p text:style-name="P23">เริ่มจาก Column 0 ก็จะเห็นว่า Row 2 นั้นมีค่าเป็น 1 ไม่เปลี่ยนแปลง ก็แสดงว่าปุ่มที่ถูกกดนั้นไม่ได้อยู่ที่ตำแหน่ง Column 0 </text:p>
      <text:p text:style-name="P23"/>
      <text:p text:style-name="P15"><draw:g text:anchor-type="paragraph" draw:z-index="3" draw:style-name="gr1"><draw:g draw:style-name="gr17"><draw:line draw:style-name="gr7" draw:text-style-name="P19" svg:x1="5.393cm" svg:y1="0.041cm" svg:x2="5.393cm" svg:y2="4.322cm"><text:p/></draw:line><draw:line draw:style-name="gr7" draw:text-style-name="P19" svg:x1="4.571cm" svg:y1="3.652cm" svg:x2="8.206cm" svg:y2="3.652cm"><text:p/></draw:line><draw:line draw:style-name="gr7" draw:text-style-name="P19" svg:x1="4.571cm" svg:y1="0.651cm" svg:x2="8.206cm" svg:y2="0.651cm"><text:p/></draw:line><draw:line draw:style-name="gr7" draw:text-style-name="P19" svg:x1="4.571cm" svg:y1="2.651cm" svg:x2="8.206cm" svg:y2="2.651cm"><text:p/></draw:line><draw:line draw:style-name="gr7" draw:text-style-name="P19" svg:x1="4.571cm" svg:y1="1.651cm" svg:x2="8.206cm" svg:y2="1.651cm"><text:p/></draw:line><draw:line draw:style-name="gr7" draw:text-style-name="P19" svg:x1="7.393cm" svg:y1="0.041cm" svg:x2="7.393cm" svg:y2="4.322cm"><text:p/></draw:line><draw:line draw:style-name="gr7" draw:text-style-name="P19" svg:x1="6.393cm" svg:y1="0.041cm" svg:x2="6.393cm" svg:y2="4.322cm"><text:p/></draw:line><draw:frame draw:style-name="gr14" svg:width="0.473cm" svg:height="0.715cm" svg:x="4.237cm" svg:y="0.277cm"><draw:text-box><text:p>0</text:p></draw:text-box></draw:frame><draw:frame draw:style-name="gr14" svg:width="0.473cm" svg:height="0.715cm" svg:x="4.257cm" svg:y="1.302cm"><draw:text-box><text:p>1</text:p></draw:text-box></draw:frame><draw:frame draw:style-name="gr14" svg:width="0.473cm" svg:height="0.715cm" svg:x="4.267cm" svg:y="3.306cm"><draw:text-box><text:p>3</text:p></draw:text-box></draw:frame><draw:frame draw:style-name="gr14" svg:width="0.366cm" svg:height="0.715cm" svg:x="4.248cm" svg:y="2.276cm"><draw:text-box><text:p>2</text:p></draw:text-box></draw:frame><draw:frame draw:style-name="gr14" svg:width="0.473cm" svg:height="0.715cm" svg:x="6.289cm" svg:y="4.235cm"><draw:text-box><text:p>1</text:p></draw:text-box></draw:frame><draw:frame draw:style-name="gr14" svg:width="0.473cm" svg:height="0.715cm" svg:x="7.285cm" svg:y="4.228cm"><draw:text-box><text:p>2</text:p></draw:text-box></draw:frame><draw:frame draw:style-name="gr14" svg:width="0.473cm" svg:height="0.715cm" svg:x="5.287cm" svg:y="4.228cm"><draw:text-box><text:p>0</text:p></draw:text-box></draw:frame><draw:frame draw:style-name="gr15" svg:width="1.542cm" svg:height="0.638cm" svg:x="5.744cm" svg:y="4.83cm"><draw:text-box><text:p>Column</text:p></draw:text-box></draw:frame><draw:frame draw:style-name="gr16" svg:width="1.313cm" svg:height="0.904cm" svg:x="2.731cm" svg:y="1.695cm"><draw:text-box><text:p>Row</text:p></draw:text-box></draw:frame><draw:ellipse draw:style-name="gr7" draw:text-style-name="P19" svg:width="0.237cm" svg:height="0.258cm" svg:x="6.292cm" svg:y="2.516cm"><text:p/></draw:ellipse></draw:g><draw:frame draw:style-name="gr18" draw:text-style-name="P35" svg:width="0.56cm" svg:height="0.969cm" svg:x="8.398cm" svg:y="0.235cm"><draw:text-box><text:p><text:span text:style-name="T1">1</text:span></text:p></draw:text-box></draw:frame><draw:frame draw:style-name="gr18" draw:text-style-name="P35" svg:width="0.539cm" svg:height="0.969cm" svg:x="8.398cm" svg:y="1.244cm"><draw:text-box><text:p><text:span text:style-name="T1">1</text:span></text:p></draw:text-box></draw:frame><draw:frame draw:style-name="gr18" draw:text-style-name="P35" svg:width="0.518cm" svg:height="0.969cm" svg:x="8.398cm" svg:y="2.276cm"><draw:text-box><text:p><text:span text:style-name="T1">0</text:span></text:p></draw:text-box></draw:frame><draw:frame draw:style-name="gr18" draw:text-style-name="P35" svg:width="0.532cm" svg:height="0.969cm" svg:x="6.31cm" svg:y="-0.668cm"><draw:text-box><text:p><text:span text:style-name="T1">0</text:span></text:p></draw:text-box></draw:frame><draw:frame draw:style-name="gr18" draw:text-style-name="P35" svg:width="0.516cm" svg:height="0.969cm" svg:x="5.294cm" svg:y="-0.67cm"><draw:text-box><text:p><text:span text:style-name="T1">1</text:span></text:p></draw:text-box></draw:frame><draw:frame draw:style-name="gr18" draw:text-style-name="P35" svg:width="0.597cm" svg:height="0.969cm" svg:x="7.308cm" svg:y="-0.668cm"><draw:text-box><text:p><text:span text:style-name="T1">1</text:span></text:p></draw:text-box></draw:frame><draw:frame draw:style-name="gr18" draw:text-style-name="P35" svg:width="0.56cm" svg:height="0.969cm" svg:x="8.398cm" svg:y="3.276cm"><draw:text-box><text:p><text:span text:style-name="T1">1</text:span></text:p></draw:text-box></draw:frame></draw:g></text:p>
      <text:p text:style-name="P15"/>
      <text:p text:style-name="P15"/>
      <text:p text:style-name="P15"/>
      <text:p text:style-name="P15"/>
      <text:p text:style-name="P15"/>
      <text:p text:style-name="P23"/>
      <text:p text:style-name="P23">ต่อไปเราก็ให้ Column 1 เป็น 0 ก็จะเห็นว่า Row 2 นั้นเปลี่ยนค่าเป็น 0 แสดงว่าปุ่มที่ถูกกดอยู่ที่ตำแหน่ง Column 1 เมื่อเรารู้ทั้ง Row และ Columnแล้วเราก็สามารถบอกได้ว่า ปุ่มที่ตำแหน่ง Row 2 Column 1 นั้นก็คือปุ่มเลข 8</text:p>
      <text:p text:style-name="P14">Function API </text:p>
      <text:p text:style-name="P27">void keypad_init(void)</text:p>
      <text:p text:style-name="P23">Description</text:p>
      <text:p text:style-name="P23"><text:tab/>เป็นการกำหนดค่าเริ่มต้นในการใช้งานModule E_ARM7_Keypad</text:p>
      <text:p text:style-name="P23">โดยจะกำหนด pin 0.15, 1.16 – 1.18 เป็นGPIO input และ pin 1.19 – 1.21 เป็นGPIO output</text:p>
      <text:p text:style-name="P23">Inputs</text:p>
      <text:p text:style-name="P23"><text:tab/>None</text:p>
      <text:p text:style-name="P23">Outputs</text:p>
      <text:p text:style-name="P23"><text:tab/>None</text:p>
      <text:p text:style-name="P23">Notes</text:p>
      <text:p text:style-name="P23"><text:tab/>None</text:p>
      <text:p text:style-name="Text_20_body"/>
      <text:p text:style-name="P37"/>
      <text:p text:style-name="P38">char keypad_read(void)</text:p>
      <text:p text:style-name="P23">Description</text:p>
      <text:p text:style-name="P23"><text:tab/>เป็นการอ่านค่าปุ่มที่ถูกกดแล้วส่งค่าที่อ่านได้กลับไป</text:p>
      <text:p text:style-name="P23">Inputs</text:p>
      <text:p text:style-name="P23"><text:tab/>None</text:p>
      <text:p text:style-name="P23">Outputs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9">ค่าที่คืนกลับมา</text:p>
          </table:table-cell>
          <table:table-cell table:style-name="Table7.A1" office:value-type="string">
            <text:p text:style-name="P30">ประเภท</text:p>
          </table:table-cell>
          <table:table-cell table:style-name="Table7.C1" office:value-type="string">
            <text:p text:style-name="P29">คำอธิบาย</text:p>
          </table:table-cell>
        </table:table-row>
        <table:table-row>
          <table:table-cell table:style-name="Table7.A2" office:value-type="string">
            <text:p text:style-name="P23">$</text:p>
          </table:table-cell>
          <table:table-cell table:style-name="Table7.A2" office:value-type="string">
            <text:p text:style-name="P30">char</text:p>
          </table:table-cell>
          <table:table-cell table:style-name="Table7.C2" office:value-type="string">
            <text:p text:style-name="P23">จะคืนค่าเป็น '$' (ASCII) เมื่อไม่มีการกดปุ่ม</text:p>
          </table:table-cell>
        </table:table-row>
        <table:table-row>
          <table:table-cell table:style-name="Table7.A2" office:value-type="string">
            <text:p text:style-name="P23">0-9, *, #</text:p>
          </table:table-cell>
          <table:table-cell table:style-name="Table7.A2" office:value-type="string">
            <text:p text:style-name="P30">char</text:p>
          </table:table-cell>
          <table:table-cell table:style-name="Table7.C2" office:value-type="string">
            <text:p text:style-name="P23">จะคืนค่าเป็นค่าของปุ่มที่ถูกกด ซึ่งจะเป็นค่าใดค่าหนึ่งใน 0-9 หรือเป็น * หรือเป็น # (ASCII)</text:p>
          </table:table-cell>
        </table:table-row>
      </table:table>
      <text:p text:style-name="P23">Notes</text:p>
      <text:p text:style-name="P23"><text:tab/>None</text:p>
      <text:p text:style-name="P14"/>
      <text:p text:style-name="P17">File location</text:p>
      <text:p text:style-name="P23"><text:tab/>keypad.h</text:p>
      <text:p text:style-name="P39"><text:tab/>keypad.c</text:p>
      <text:p text:style-name="P31">Resource usage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2">PIN</text:p>
          </table:table-cell>
          <table:table-cell table:style-name="Table4.B1" office:value-type="string">
            <text:p text:style-name="P32">Use as</text:p>
          </table:table-cell>
        </table:table-row>
        <table:table-row>
          <table:table-cell table:style-name="Table4.A2" office:value-type="string">
            <text:p text:style-name="P40">0.15 <text:span text:style-name="T15">(</text:span><text:span text:style-name="T16">INT1)</text:span></text:p>
          </table:table-cell>
          <table:table-cell table:style-name="Table4.B2" office:value-type="string">
            <text:p text:style-name="P15">GPIO input</text:p>
          </table:table-cell>
        </table:table-row>
        <table:table-row>
          <table:table-cell table:style-name="Table4.A2" office:value-type="string">
            <text:p text:style-name="P32">1.16 <text:span text:style-name="T15">(</text:span><text:span text:style-name="T16">E_PORTB0)</text:span></text:p>
          </table:table-cell>
          <table:table-cell table:style-name="Table4.B2" office:value-type="string">
            <text:p text:style-name="P15">GPIO input </text:p>
          </table:table-cell>
        </table:table-row>
        <table:table-row>
          <table:table-cell table:style-name="Table4.A2" office:value-type="string">
            <text:p text:style-name="P32">1.17 <text:span text:style-name="T15">(</text:span><text:span text:style-name="T16">E_PORTB1)</text:span></text:p>
          </table:table-cell>
          <table:table-cell table:style-name="Table4.B2" office:value-type="string">
            <text:p text:style-name="P15">GPIO input</text:p>
          </table:table-cell>
        </table:table-row>
        <table:table-row>
          <table:table-cell table:style-name="Table4.A2" office:value-type="string">
            <text:p text:style-name="P32">1.18 <text:span text:style-name="T15">(</text:span><text:span text:style-name="T16">E_PORTB2)</text:span></text:p>
          </table:table-cell>
          <table:table-cell table:style-name="Table4.B2" office:value-type="string">
            <text:p text:style-name="P15">GPIO input</text:p>
          </table:table-cell>
        </table:table-row>
        <table:table-row>
          <table:table-cell table:style-name="Table4.A2" office:value-type="string">
            <text:p text:style-name="P32">1.19 <text:span text:style-name="T15">(</text:span><text:span text:style-name="T16">E_PORTB3)</text:span></text:p>
          </table:table-cell>
          <table:table-cell table:style-name="Table4.B2" office:value-type="string">
            <text:p text:style-name="P15">GPIO output</text:p>
          </table:table-cell>
        </table:table-row>
        <table:table-row>
          <table:table-cell table:style-name="Table4.A2" office:value-type="string">
            <text:p text:style-name="P32">1.20 <text:span text:style-name="T15">(</text:span><text:span text:style-name="T16">E_PORTB4)</text:span></text:p>
          </table:table-cell>
          <table:table-cell table:style-name="Table4.B2" office:value-type="string">
            <text:p text:style-name="P15">GPIO output</text:p>
          </table:table-cell>
        </table:table-row>
        <table:table-row>
          <table:table-cell table:style-name="Table4.A2" office:value-type="string">
            <text:p text:style-name="P32">1.21 <text:span text:style-name="T15">(</text:span><text:span text:style-name="T16">E_PORTB5)</text:span></text:p>
          </table:table-cell>
          <table:table-cell table:style-name="Table4.B2" office:value-type="string">
            <text:p text:style-name="P15">GPIO output</text:p>
          </table:table-cell>
        </table:table-row>
      </table:table>
      <text:p text:style-name="P41"/>
      <text:p text:style-name="P13">4</text:p>
      <text:h text:style-name="Chaptertitle" text:outline-level="1">E_ARM7_SD/MMC</text:h>
      <text:p text:style-name="P14">Module objective</text:p>
      <text:p text:style-name="P23"><text:tab/>เป็น Module สำหรับเขียนและอ่านข้อมูลลง SD/MMC Card ผ่านการเชื่อมต่อแบบ SPI</text:p>
      <text:p text:style-name="P16">Header <text:s/>Requirements</text:p>
      <text:p text:style-name="P15"><text:tab/><text:span text:style-name="T3">mmc.h</text:span></text:p>
      <text:p text:style-name="P23"><text:tab/>spi.h</text:p>
      <text:p text:style-name="P14">Theory</text:p>
      <text:p text:style-name="P42"><text:tab/><text:span text:style-name="T17">ในการเขียนและอ่าน SD/MMC จะทำการเขียนอ่านข้อมูลทีละบล๊อคของข้อมูล โดยในที่นี้จะกำหนดค่าให้ 1 บล๊อคเท่ากับ 512 byte จะได้</text:span></text:p>
      <text:p text:style-name="P23"><draw:g text:anchor-type="paragraph" draw:z-index="17" draw:style-name="gr1"><draw:custom-shape draw:style-name="gr19" draw:text-style-name="P19" svg:width="7.937cm" svg:height="0.952cm" svg:x="2.983cm" svg:y="-0.039cm"><text:p text:style-name="P19">512 byte</text:p><draw:enhanced-geometry svg:viewBox="0 0 21600 21600" draw:glue-points="10800 0 0 10800 10800 21600 21600 10800" draw:type="flowchart-process" draw:enhanced-path="M 0 0 L 21600 0 21600 21600 0 21600 0 0 Z N"/></draw:custom-shape><draw:custom-shape draw:style-name="gr19" draw:text-style-name="P19" svg:width="7.937cm" svg:height="0.952cm" svg:x="2.983cm" svg:y="2.813cm"><text:p text:style-name="P19">512 byte</text:p><draw:enhanced-geometry svg:viewBox="0 0 21600 21600" draw:glue-points="10800 0 0 10800 10800 21600 21600 10800" draw:type="flowchart-process" draw:enhanced-path="M 0 0 L 21600 0 21600 21600 0 21600 0 0 Z N"/></draw:custom-shape><draw:custom-shape draw:style-name="gr19" draw:text-style-name="P19" svg:width="7.937cm" svg:height="0.952cm" svg:x="2.983cm" svg:y="1.862cm"><text:p text:style-name="P19">512 byte</text:p><draw:enhanced-geometry svg:viewBox="0 0 21600 21600" draw:glue-points="10800 0 0 10800 10800 21600 21600 10800" draw:type="flowchart-process" draw:enhanced-path="M 0 0 L 21600 0 21600 21600 0 21600 0 0 Z N"/></draw:custom-shape><draw:custom-shape draw:style-name="gr19" draw:text-style-name="P19" svg:width="7.937cm" svg:height="0.952cm" svg:x="2.983cm" svg:y="0.912cm"><text:p text:style-name="P19">512 byte</text:p><draw:enhanced-geometry svg:viewBox="0 0 21600 21600" draw:glue-points="10800 0 0 10800 10800 21600 21600 10800" draw:type="flowchart-process" draw:enhanced-path="M 0 0 L 21600 0 21600 21600 0 21600 0 0 Z N"/></draw:custom-shape><draw:frame draw:style-name="gr4" svg:width="1.696cm" svg:height="0.689cm" svg:x="0.856cm" svg:y="0.06cm"><draw:text-box><text:p>Block 0</text:p></draw:text-box></draw:frame><draw:frame draw:style-name="gr4" svg:width="1.696cm" svg:height="0.689cm" svg:x="0.831cm" svg:y="1.039cm"><draw:text-box><text:p>Block 1</text:p></draw:text-box></draw:frame><draw:frame draw:style-name="gr4" svg:width="1.696cm" svg:height="0.689cm" svg:x="0.826cm" svg:y="3.018cm"><draw:text-box><text:p>Block 3</text:p></draw:text-box></draw:frame><draw:frame draw:style-name="gr4" svg:width="1.696cm" svg:height="0.689cm" svg:x="0.826cm" svg:y="2.048cm"><draw:text-box><text:p>Block 2</text:p></draw:text-box></draw:frame><draw:frame draw:style-name="gr4" draw:text-style-name="P44" svg:width="1.696cm" svg:height="1.535cm" svg:x="1.288cm" svg:y="3.42cm"><draw:text-box><text:p text:style-name="P43"><text:span text:style-name="T18">.</text:span></text:p><text:p text:style-name="P43"><text:span text:style-name="T18">.</text:span></text:p><text:p text:style-name="P43"><text:span text:style-name="T18">.</text:span></text:p></draw:text-box></draw:frame><draw:frame draw:style-name="gr4" draw:text-style-name="P44" svg:width="1.696cm" svg:height="1.535cm" svg:x="6.846cm" svg:y="3.42cm"><draw:text-box><text:p text:style-name="P43"><text:span text:style-name="T18">.</text:span></text:p><text:p text:style-name="P43"><text:span text:style-name="T18">.</text:span></text:p><text:p text:style-name="P43"><text:span text:style-name="T18">.</text:span></text:p></draw:text-box></draw:frame></draw:g></text:p>
      <text:p text:style-name="P23"/>
      <text:p text:style-name="P42"/>
      <text:p text:style-name="P42"/>
      <text:p text:style-name="P42"/>
      <text:p text:style-name="P14">Function API </text:p>
      <text:p text:style-name="P27">int mmc_init(void)</text:p>
      <text:p text:style-name="P23">Description</text:p>
      <text:p text:style-name="P23"><text:tab/>เป็นการกำหนดค่าเริ่มต้นในการใช้งานModule E_ARM7_SD/MMC</text:p>
      <text:p text:style-name="P23">โดยกำหนด Pin 0.20 เป็น GPIO output และทำการเชื่อมต่อกับ SD/MMC Card พร้อมทั้งส่งคำสั่งไปกำหนดค่าเริ่มต้นให้กับ SD/MMC Card</text:p>
      <text:p text:style-name="P23">Inputs</text:p>
      <text:p text:style-name="P23"><text:tab/>None</text:p>
      <text:p text:style-name="P23"/>
      <text:p text:style-name="P36">Outputs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9">ค่าที่คืนกลับมา</text:p>
          </table:table-cell>
          <table:table-cell table:style-name="Table8.A1" office:value-type="string">
            <text:p text:style-name="P30">ประเภท</text:p>
          </table:table-cell>
          <table:table-cell table:style-name="Table8.C1" office:value-type="string">
            <text:p text:style-name="P29">คำอธิบาย</text:p>
          </table:table-cell>
        </table:table-row>
        <table:table-row>
          <table:table-cell table:style-name="Table8.A2" office:value-type="string">
            <text:p text:style-name="P23">0</text:p>
          </table:table-cell>
          <table:table-cell table:style-name="Table8.A2" office:value-type="string">
            <text:p text:style-name="P30">int32</text:p>
          </table:table-cell>
          <table:table-cell table:style-name="Table8.C2" office:value-type="string">
            <text:p text:style-name="P23">จะคืนค่าเป็น 0 เมื่อทำการกำหนดค่าเริ่มต้นสำเร็จ</text:p>
          </table:table-cell>
        </table:table-row>
        <table:table-row>
          <table:table-cell table:style-name="Table8.A2" office:value-type="string">
            <text:p text:style-name="P23">1, 2, 3</text:p>
          </table:table-cell>
          <table:table-cell table:style-name="Table8.A2" office:value-type="string">
            <text:p text:style-name="P30">int32</text:p>
          </table:table-cell>
          <table:table-cell table:style-name="Table8.C2" office:value-type="string">
            <text:p text:style-name="P23">จะคืนค่าเป็น 1, 2 หรือ 3 เมื่อทำการกำหนดค่าไม่สำเร็จ</text:p>
          </table:table-cell>
        </table:table-row>
      </table:table>
      <text:p text:style-name="P23">Notes</text:p>
      <text:p text:style-name="P23"><text:tab/>1 = IDLE_STATE_TIMEOUT</text:p>
      <text:p text:style-name="P23"><text:tab/>2 = OP_COND_TIMEOUT</text:p>
      <text:p text:style-name="P23"><text:tab/>3 = SET_BLOCKLEN_TIMEOUT<text:line-break/></text:p>
      <text:p text:style-name="P45">int mmc_read_block_int(<text:span text:style-name="T19">unsigned short</text:span> block_number,</text:p>
      <text:p text:style-name="P27"><text:tab/><text:tab/><text:tab/>int MMCRDData[MMC_DATA_SIZE/4]);</text:p>
      <text:p text:style-name="P23">Description</text:p>
      <text:p text:style-name="P23"><text:tab/>ใช้สำหรับการอ่านข้อมูลที่เป็น integer</text:p>
      <text:p text:style-name="P23"/>
      <text:p text:style-name="P36">Inputs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9">ค่าที่ต้องการ</text:p>
          </table:table-cell>
          <table:table-cell table:style-name="Table13.A1" office:value-type="string">
            <text:p text:style-name="P30">ประเภท</text:p>
          </table:table-cell>
          <table:table-cell table:style-name="Table13.C1" office:value-type="string">
            <text:p text:style-name="P29">คำอธิบาย</text:p>
          </table:table-cell>
        </table:table-row>
        <table:table-row>
          <table:table-cell table:style-name="Table13.A2" office:value-type="string">
            <text:p text:style-name="P23">block_number</text:p>
          </table:table-cell>
          <table:table-cell table:style-name="Table13.A2" office:value-type="string">
            <text:p text:style-name="P30">ushort16</text:p>
          </table:table-cell>
          <table:table-cell table:style-name="Table13.C2" office:value-type="string">
            <text:p text:style-name="P23">เป็นเลขของบล๊อคที่จะอ่าน</text:p>
          </table:table-cell>
        </table:table-row>
        <table:table-row>
          <table:table-cell table:style-name="Table13.A2" office:value-type="string">
            <text:p text:style-name="P23">MMCRDData</text:p>
          </table:table-cell>
          <table:table-cell table:style-name="Table13.A2" office:value-type="string">
            <text:p text:style-name="P30">array of int32</text:p>
          </table:table-cell>
          <table:table-cell table:style-name="Table13.C2" office:value-type="string">
            <text:p text:style-name="P23">เป็นอาเรย์สำหรับเก็บข้อมูลที่อ่านออกมาได้</text:p>
          </table:table-cell>
        </table:table-row>
      </table:table>
      <text:p text:style-name="P23">Outputs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9">ค่าที่คืนกลับมา</text:p>
          </table:table-cell>
          <table:table-cell table:style-name="Table9.A1" office:value-type="string">
            <text:p text:style-name="P30">ประเภท</text:p>
          </table:table-cell>
          <table:table-cell table:style-name="Table9.C1" office:value-type="string">
            <text:p text:style-name="P29">คำอธิบาย</text:p>
          </table:table-cell>
        </table:table-row>
        <table:table-row>
          <table:table-cell table:style-name="Table9.A2" office:value-type="string">
            <text:p text:style-name="P23">0</text:p>
          </table:table-cell>
          <table:table-cell table:style-name="Table9.A2" office:value-type="string">
            <text:p text:style-name="P30">int32</text:p>
          </table:table-cell>
          <table:table-cell table:style-name="Table9.C2" office:value-type="string">
            <text:p text:style-name="P23">จะคืนค่าเป็น 0 เมื่อทำการอ่านข้อมูลสำเร็จ</text:p>
          </table:table-cell>
        </table:table-row>
        <table:table-row>
          <table:table-cell table:style-name="Table9.A2" office:value-type="string">
            <text:p text:style-name="P23">6, 7</text:p>
          </table:table-cell>
          <table:table-cell table:style-name="Table9.A2" office:value-type="string">
            <text:p text:style-name="P30">int32</text:p>
          </table:table-cell>
          <table:table-cell table:style-name="Table9.C2" office:value-type="string">
            <text:p text:style-name="P23">จะคืนค่าเป็น 6 หรือ 7 เมื่อทำการอ่านข้อมูลไม่สำเร็จ</text:p>
          </table:table-cell>
        </table:table-row>
      </table:table>
      <text:p text:style-name="P23">Notes</text:p>
      <text:p text:style-name="P28"><text:tab/>MMC_DATA_SIZE = ขนาดของ block 1 blcok </text:p>
      <text:p text:style-name="P15"><text:tab/><text:span text:style-name="T3">6 = READ_BLOCK_TIMEOUT </text:span></text:p>
      <text:p text:style-name="P23"><text:tab/>7 = READ_BLOCK_DATA_TOKEN_MISSING </text:p>
      <text:p text:style-name="P23"/>
      <text:p text:style-name="P27"/>
      <text:p text:style-name="P46">int mmc_read_block_char(unsigned short block_number,</text:p>
      <text:p text:style-name="P27"><text:tab/><text:tab/><text:tab/>char MMCRDData[MMC_DATA_SIZE]);</text:p>
      <text:p text:style-name="P23">Description</text:p>
      <text:p text:style-name="P23"><text:tab/>ใช้สำหรับการอ่านข้อมูลที่เป็น characters </text:p>
      <text:p text:style-name="P23">Inputs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9">ค่าที่ต้องการ</text:p>
          </table:table-cell>
          <table:table-cell table:style-name="Table14.A1" office:value-type="string">
            <text:p text:style-name="P30">ประเภท</text:p>
          </table:table-cell>
          <table:table-cell table:style-name="Table14.C1" office:value-type="string">
            <text:p text:style-name="P29">คำอธิบาย</text:p>
          </table:table-cell>
        </table:table-row>
        <table:table-row>
          <table:table-cell table:style-name="Table14.A2" office:value-type="string">
            <text:p text:style-name="P23">block_number</text:p>
          </table:table-cell>
          <table:table-cell table:style-name="Table14.A2" office:value-type="string">
            <text:p text:style-name="P30">ushort16</text:p>
          </table:table-cell>
          <table:table-cell table:style-name="Table14.C2" office:value-type="string">
            <text:p text:style-name="P23">เป็นเลขของบล๊อคที่จะอ่าน</text:p>
          </table:table-cell>
        </table:table-row>
        <table:table-row>
          <table:table-cell table:style-name="Table14.A2" office:value-type="string">
            <text:p text:style-name="P23">MMCRDData</text:p>
          </table:table-cell>
          <table:table-cell table:style-name="Table14.A2" office:value-type="string">
            <text:p text:style-name="P30">array of char</text:p>
          </table:table-cell>
          <table:table-cell table:style-name="Table14.C2" office:value-type="string">
            <text:p text:style-name="P23">เป็นอาเรย์สำหรับเก็บข้อมูลที่อ่านออกมาได้</text:p>
          </table:table-cell>
        </table:table-row>
      </table:table>
      <text:p text:style-name="P23">Outputs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9">ค่าที่คืนกลับมา</text:p>
          </table:table-cell>
          <table:table-cell table:style-name="Table10.A1" office:value-type="string">
            <text:p text:style-name="P30">ประเภท</text:p>
          </table:table-cell>
          <table:table-cell table:style-name="Table10.C1" office:value-type="string">
            <text:p text:style-name="P29">คำอธิบาย</text:p>
          </table:table-cell>
        </table:table-row>
        <table:table-row>
          <table:table-cell table:style-name="Table10.A2" office:value-type="string">
            <text:p text:style-name="P23">0</text:p>
          </table:table-cell>
          <table:table-cell table:style-name="Table10.A2" office:value-type="string">
            <text:p text:style-name="P30">int32</text:p>
          </table:table-cell>
          <table:table-cell table:style-name="Table10.C2" office:value-type="string">
            <text:p text:style-name="P23">จะคืนค่าเป็น 0 เมื่อทำการอ่านข้อมูลสำเร็จ</text:p>
          </table:table-cell>
        </table:table-row>
        <table:table-row>
          <table:table-cell table:style-name="Table10.A2" office:value-type="string">
            <text:p text:style-name="P23">6, 7</text:p>
          </table:table-cell>
          <table:table-cell table:style-name="Table10.A2" office:value-type="string">
            <text:p text:style-name="P30">int32</text:p>
          </table:table-cell>
          <table:table-cell table:style-name="Table10.C2" office:value-type="string">
            <text:p text:style-name="P23">จะคืนค่าเป็น 6 หรือ 7 เมื่อทำการอ่านข้อมูลไม่สำเร็จ</text:p>
          </table:table-cell>
        </table:table-row>
      </table:table>
      <text:p text:style-name="P23">Notes</text:p>
      <text:p text:style-name="P23"><text:tab/><text:span text:style-name="T19">MMC_DATA_SIZE = ขนาดของ block 1 blcok </text:span></text:p>
      <text:p text:style-name="P23"><text:tab/>6 = READ_BLOCK_TIMEOUT </text:p>
      <text:p text:style-name="P23"><text:tab/>7 = READ_BLOCK_DATA_TOKEN_MISSING </text:p>
      <text:p text:style-name="P27"/>
      <text:p text:style-name="P27">int mmc_write_block_int(unsigned short block_number,</text:p>
      <text:p text:style-name="P27"><text:s text:c="41"/>int MMCWRData[MMC_DATA_SIZE/4]);</text:p>
      <text:p text:style-name="P23">Description</text:p>
      <text:p text:style-name="P23"><text:tab/>ใช้สำหรับการเขียนข้อมูลที่เป็น integer</text:p>
      <text:p text:style-name="P23">Inputs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ค่าที่ต้องการ</text:p>
          </table:table-cell>
          <table:table-cell table:style-name="Table16.A1" office:value-type="string">
            <text:p text:style-name="P30">ประเภท</text:p>
          </table:table-cell>
          <table:table-cell table:style-name="Table16.C1" office:value-type="string">
            <text:p text:style-name="P29">คำอธิบาย</text:p>
          </table:table-cell>
        </table:table-row>
        <table:table-row>
          <table:table-cell table:style-name="Table16.A2" office:value-type="string">
            <text:p text:style-name="P23">block_number</text:p>
          </table:table-cell>
          <table:table-cell table:style-name="Table16.A2" office:value-type="string">
            <text:p text:style-name="P30">ushort16</text:p>
          </table:table-cell>
          <table:table-cell table:style-name="Table16.C2" office:value-type="string">
            <text:p text:style-name="P23">เป็นเลขของบล๊อคที่จะเขียน</text:p>
          </table:table-cell>
        </table:table-row>
        <table:table-row>
          <table:table-cell table:style-name="Table16.A2" office:value-type="string">
            <text:p text:style-name="P23">MMCWRData</text:p>
          </table:table-cell>
          <table:table-cell table:style-name="Table16.A2" office:value-type="string">
            <text:p text:style-name="P30">array of int32</text:p>
          </table:table-cell>
          <table:table-cell table:style-name="Table16.C2" office:value-type="string">
            <text:p text:style-name="P23">เป็นอาเรย์ของข้อมูลที่จะเขียนลงไป</text:p>
          </table:table-cell>
        </table:table-row>
      </table:table>
      <text:p text:style-name="P23">Outputs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9">ค่าที่คืนกลับมา</text:p>
          </table:table-cell>
          <table:table-cell table:style-name="Table11.A1" office:value-type="string">
            <text:p text:style-name="P30">ประเภท</text:p>
          </table:table-cell>
          <table:table-cell table:style-name="Table11.C1" office:value-type="string">
            <text:p text:style-name="P29">คำอธิบาย</text:p>
          </table:table-cell>
        </table:table-row>
        <table:table-row>
          <table:table-cell table:style-name="Table11.A2" office:value-type="string">
            <text:p text:style-name="P23">0</text:p>
          </table:table-cell>
          <table:table-cell table:style-name="Table11.A2" office:value-type="string">
            <text:p text:style-name="P30">int32</text:p>
          </table:table-cell>
          <table:table-cell table:style-name="Table11.C2" office:value-type="string">
            <text:p text:style-name="P23">จะคืนค่าเป็น 0 เมื่อทำการเขียนข้อมูลสำเร็จ</text:p>
          </table:table-cell>
        </table:table-row>
        <table:table-row>
          <table:table-cell table:style-name="Table11.A2" office:value-type="string">
            <text:p text:style-name="P23">4, 5</text:p>
          </table:table-cell>
          <table:table-cell table:style-name="Table11.A2" office:value-type="string">
            <text:p text:style-name="P30">int32</text:p>
          </table:table-cell>
          <table:table-cell table:style-name="Table11.C2" office:value-type="string">
            <text:p text:style-name="P23">จะคืนค่าเป็น 4 หรือ 5 เมื่อทำการเขียนข้อมูลไม่สำเร็จ</text:p>
          </table:table-cell>
        </table:table-row>
      </table:table>
      <text:p text:style-name="P23"/>
      <text:p text:style-name="P36">Notes</text:p>
      <text:p text:style-name="P23"><text:tab/><text:span text:style-name="T19">MMC_DATA_SIZE = ขนาดของ block 1 blcok </text:span></text:p>
      <text:p text:style-name="P23"><text:tab/>4 = WRITE_BLOCK_TIMEOUT </text:p>
      <text:p text:style-name="P23"><text:tab/>5 = WRITE_BLOCK_FAIL </text:p>
      <text:p text:style-name="P27"/>
      <text:p text:style-name="P27">int mmc_write_block_char(unsigned short block_number,</text:p>
      <text:p text:style-name="P27"><text:tab/><text:tab/><text:tab/>char MMCWRData[MMC_DATA_SIZE]);</text:p>
      <text:p text:style-name="P23">Description</text:p>
      <text:p text:style-name="P23"><text:tab/>ใช้สำหรับการเขียนข้อมูลที่เป็น characters </text:p>
      <text:p text:style-name="P23">Inputs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9">ค่าที่ต้องการ</text:p>
          </table:table-cell>
          <table:table-cell table:style-name="Table15.A1" office:value-type="string">
            <text:p text:style-name="P30">ประเภท</text:p>
          </table:table-cell>
          <table:table-cell table:style-name="Table15.C1" office:value-type="string">
            <text:p text:style-name="P29">คำอธิบาย</text:p>
          </table:table-cell>
        </table:table-row>
        <table:table-row>
          <table:table-cell table:style-name="Table15.A2" office:value-type="string">
            <text:p text:style-name="P23">block_number</text:p>
          </table:table-cell>
          <table:table-cell table:style-name="Table15.A2" office:value-type="string">
            <text:p text:style-name="P30">ushort16</text:p>
          </table:table-cell>
          <table:table-cell table:style-name="Table15.C2" office:value-type="string">
            <text:p text:style-name="P23">เป็นเลขของบล๊อคที่จะเขียน</text:p>
          </table:table-cell>
        </table:table-row>
        <table:table-row>
          <table:table-cell table:style-name="Table15.A2" office:value-type="string">
            <text:p text:style-name="P23">MMCWRData</text:p>
          </table:table-cell>
          <table:table-cell table:style-name="Table15.A2" office:value-type="string">
            <text:p text:style-name="P30">array of char</text:p>
          </table:table-cell>
          <table:table-cell table:style-name="Table15.C2" office:value-type="string">
            <text:p text:style-name="P23">เป็นอาเรย์ของข้อมูลที่จะเขียนลงไป</text:p>
          </table:table-cell>
        </table:table-row>
      </table:table>
      <text:p text:style-name="P23"/>
      <text:p text:style-name="P36">Outputs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9">ค่าที่คืนกลับมา</text:p>
          </table:table-cell>
          <table:table-cell table:style-name="Table12.A1" office:value-type="string">
            <text:p text:style-name="P30">ประเภท</text:p>
          </table:table-cell>
          <table:table-cell table:style-name="Table12.C1" office:value-type="string">
            <text:p text:style-name="P29">คำอธิบาย</text:p>
          </table:table-cell>
        </table:table-row>
        <table:table-row>
          <table:table-cell table:style-name="Table12.A2" office:value-type="string">
            <text:p text:style-name="P23">0</text:p>
          </table:table-cell>
          <table:table-cell table:style-name="Table12.A2" office:value-type="string">
            <text:p text:style-name="P30">int32</text:p>
          </table:table-cell>
          <table:table-cell table:style-name="Table12.C2" office:value-type="string">
            <text:p text:style-name="P23">จะคืนค่าเป็น 0 เมื่อทำการเขียนข้อมูลสำเร็จ</text:p>
          </table:table-cell>
        </table:table-row>
        <table:table-row>
          <table:table-cell table:style-name="Table12.A2" office:value-type="string">
            <text:p text:style-name="P23">4, 5</text:p>
          </table:table-cell>
          <table:table-cell table:style-name="Table12.A2" office:value-type="string">
            <text:p text:style-name="P30">int32</text:p>
          </table:table-cell>
          <table:table-cell table:style-name="Table12.C2" office:value-type="string">
            <text:p text:style-name="P23">จะคืนค่าเป็น 4 หรือ 5 เมื่อทำการเขียนข้อมูลไม่สำเร็จ</text:p>
          </table:table-cell>
        </table:table-row>
      </table:table>
      <text:p text:style-name="P23">Notes</text:p>
      <text:p text:style-name="P23"><text:tab/><text:span text:style-name="T19">MMC_DATA_SIZE = ขนาดของ block 1 blcok </text:span></text:p>
      <text:p text:style-name="P23"><text:tab/>4 = WRITE_BLOCK_TIMEOUT </text:p>
      <text:p text:style-name="P23"><text:tab/>5 = WRITE_BLOCK_FAIL </text:p>
      <text:p text:style-name="P14">File location</text:p>
      <text:p text:style-name="P23"><text:tab/>mmc.h</text:p>
      <text:p text:style-name="P23"><text:tab/>mmc.c</text:p>
      <text:p text:style-name="P14"/>
      <text:p text:style-name="P17">Resource usag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2">PIN</text:p>
          </table:table-cell>
          <table:table-cell table:style-name="Table5.B1" office:value-type="string">
            <text:p text:style-name="P32">Use as</text:p>
          </table:table-cell>
        </table:table-row>
        <table:table-row>
          <table:table-cell table:style-name="Table5.A2" office:value-type="string">
            <text:p text:style-name="P32">0.17 <text:span text:style-name="T15">(</text:span><text:span text:style-name="T16">E_PORTA7)</text:span></text:p>
          </table:table-cell>
          <table:table-cell table:style-name="Table5.B2" office:value-type="string">
            <text:p text:style-name="P15">SCLK1</text:p>
          </table:table-cell>
        </table:table-row>
        <table:table-row>
          <table:table-cell table:style-name="Table5.A2" office:value-type="string">
            <text:p text:style-name="P32">0.18 <text:span text:style-name="T15">(</text:span><text:span text:style-name="T16">E_PORTA6)</text:span></text:p>
          </table:table-cell>
          <table:table-cell table:style-name="Table5.B2" office:value-type="string">
            <text:p text:style-name="P15">MISO1</text:p>
          </table:table-cell>
        </table:table-row>
        <table:table-row>
          <table:table-cell table:style-name="Table5.A2" office:value-type="string">
            <text:p text:style-name="P32">0.19 <text:span text:style-name="T15">(</text:span><text:span text:style-name="T16">E_PORTA5)</text:span></text:p>
          </table:table-cell>
          <table:table-cell table:style-name="Table5.B2" office:value-type="string">
            <text:p text:style-name="P15">MOSI1</text:p>
          </table:table-cell>
        </table:table-row>
        <table:table-row>
          <table:table-cell table:style-name="Table5.A2" office:value-type="string">
            <text:p text:style-name="P32">0.20 <text:span text:style-name="T15">(</text:span><text:span text:style-name="T16">E_PORTA4)</text:span></text:p>
          </table:table-cell>
          <table:table-cell table:style-name="Table5.B2" office:value-type="string">
            <text:p text:style-name="P15">GPIO output</text:p>
          </table:table-cell>
        </table:table-row>
      </table:table>
      <text:p text:style-name="P13">5</text:p>
      <text:h text:style-name="Chaptertitle" text:outline-level="1">E_ARM7_GLCD</text:h>
      <text:p text:style-name="P14">Module objective</text:p>
      <text:p text:style-name="P23"><text:tab/>เป็น Module สำหรับเขียนข้อมูลไปยัง Graphic LCD เพื่อแสดงผล</text:p>
      <text:p text:style-name="P28">ผ่านการเชื่อมต่อแบบ SPI โดยจอ LCD ที่นำมาใช้จะเป็นรูปแบบของ Graphic LCD<text:span text:style-name="T20"> </text:span><text:span text:style-name="T21">ขนาด </text:span><text:span text:style-name="T20">48x84 จุด สามารถแสดงได้สองสีคือ ขาวและดำ</text:span></text:p>
      <text:p text:style-name="P14">Header <text:s/>Requirements</text:p>
      <text:p text:style-name="P23"><text:tab/>LCD.h</text:p>
      <text:p text:style-name="P23"><text:tab/>spi.h</text:p>
      <text:p text:style-name="P23"><text:tab/></text:p>
      <text:p text:style-name="P14">Theory</text:p>
      <text:p text:style-name="P47"><text:span text:style-name="T22"><text:tab/></text:span><text:span text:style-name="T23">จอ LCD ที่นำมาใช้จะเป็นรูปแบบของ Graphic LCD</text:span><text:span text:style-name="T24"> </text:span>ขนาด <text:span text:style-name="T25">48x84</text:span><text:span text:style-name="T24"> </text:span><text:span text:style-name="T25">Dot</text:span><text:span text:style-name="T24"> </text:span>ซึ่งมี <text:span text:style-name="T25">Controller/Driver</text:span><text:span text:style-name="T24"> </text:span>ภายใน คือ <text:span text:style-name="T25">PCD8544</text:span><text:span text:style-name="T24"> </text:span>ทำหน้าที่ ควบคุม การแสดงผล และ การทำงานทั้งหมด</text:p>
      <text:p text:style-name="P48"><text:span text:style-name="T26"><text:tab/>ลักษณะการจัดเรียงตำแหน่งแอดเดรสของหน่วยความจำที่แสดงผลบนหน้าจอ </text:span><text:span text:style-name="T25">LCD</text:span><text:span text:style-name="T27"> </text:span><text:span text:style-name="T25">(DDRAM)</text:span><text:span text:style-name="T27"> </text:span><text:span text:style-name="T26">จะจัดแบบเมตริก </text:span><text:span text:style-name="T25">(Matrix)</text:span><text:span text:style-name="T27"> </text:span><text:span text:style-name="T26">ประกอบด้วย แถว </text:span><text:span text:style-name="T25">(Y</text:span><text:span text:style-name="T27"> </text:span><text:span text:style-name="T25">Address)</text:span><text:span text:style-name="T27"> </text:span><text:span text:style-name="T26">จำนวน </text:span><text:span text:style-name="T27">6 </text:span><text:span text:style-name="T26">แถว ประกอบด้วย </text:span><text:span text:style-name="T25">Y-Address</text:span><text:span text:style-name="T27"> </text:span><text:span text:style-name="T25">0</text:span><text:span text:style-name="T27"> </text:span><text:span text:style-name="T26">ถึง </text:span><text:span text:style-name="T25">Y-Address</text:span><text:span text:style-name="T27"> </text:span><text:span text:style-name="T25">5</text:span><text:span text:style-name="T27"> </text:span><text:span text:style-name="T26">และ</text:span></text:p>
      <text:p text:style-name="P49"><text:span text:style-name="T26">ทางด้านคอลัมน์ </text:span><text:span text:style-name="T28">(X Address)</text:span><text:span text:style-name="T27"> </text:span><text:span text:style-name="T26">จำนวน </text:span><text:span text:style-name="T27">84 </text:span><text:span text:style-name="T26">คอลัมน์ ประกอบด้วย </text:span><text:span text:style-name="T28">X-Address</text:span><text:span text:style-name="T27"> 0 </text:span><text:span text:style-name="T26">ถึง </text:span><text:span text:style-name="T28">X-Address</text:span><text:span text:style-name="T27"> 83 </text:span><text:span text:style-name="T26">การเข้าถึงตำแหน่งการแสดงผลบนหน้าจอ </text:span><text:span text:style-name="T28">LCD</text:span><text:span text:style-name="T27"> </text:span><text:span text:style-name="T26">จะอาศัยความสัมพันธ์ของ </text:span><text:span text:style-name="T28">X-Address</text:span><text:span text:style-name="T27"> </text:span><text:span text:style-name="T26">และ </text:span><text:span text:style-name="T28">Y-Address</text:span><text:span text:style-name="T27"> </text:span><text:span text:style-name="T26">ประกอบกัน ส่วนข้อมูล </text:span><text:span text:style-name="T28">(Data)</text:span><text:span text:style-name="T27"> </text:span><text:span text:style-name="T26">ที่จะส่งไปแสดงผล จะมีขนาด </text:span><text:span text:style-name="T27">8 </text:span><text:span text:style-name="T26">บิต </text:span><text:span text:style-name="T27">(1 </text:span><text:span text:style-name="T26">ไบต์</text:span><text:span text:style-name="T27">) </text:span><text:span text:style-name="T26">ซึ่งจะถูกวางในแนวตั้ง โดยบิต </text:span><text:span text:style-name="T28">MSB</text:span><text:span text:style-name="T27"> </text:span><text:span text:style-name="T26">จะ อยู่ด้านล่าง และ </text:span><text:span text:style-name="T28">LSB</text:span><text:span text:style-name="T27"> </text:span><text:span text:style-name="T26">อยู่ด้านบน ดังรูปต่อไปนี้</text:span></text:p>
      <text:p text:style-name="P50"><draw:frame draw:style-name="fr1" draw:name="graphics1" text:anchor-type="paragraph" svg:width="9.5cm" svg:height="4.897cm" draw:z-index="18"><draw:image xlink:href="Pictures/200000070000251C0000132070C21800.svm" xlink:type="simple" xlink:show="embed" xlink:actuate="onLoad"/></draw:frame></text:p>
      <text:p text:style-name="P50"><text:tab/>เราสามารถเขียนข้อมูลลงไปในตำแหน่งของหน่วยความจำแสดงผล <text:span text:style-name="T29">(DDRAM) </text:span><text:span text:style-name="T30">ได้อย่างต่อเนื่อง ซึ่งค่าของตำแหน่ง </text:span><text:span text:style-name="T29">X-Address </text:span><text:span text:style-name="T30">และ </text:span><text:span text:style-name="T29">Y-Address </text:span><text:span text:style-name="T30">จะเพิ่มค่าขึ้นเองโดยอัตโนมัติ ซึ่งสามารถกำหนดรูปแบบการทำงานของแอดเดรสได้ </text:span><text:span text:style-name="T29">2 </text:span><text:span text:style-name="T30">รูปแบบ คือ แบบ แนวตั้ง</text:span><text:span text:style-name="T29">(Vertical addressing mode(V=1)) </text:span><text:span text:style-name="T30">โดยค่าของ </text:span><text:span text:style-name="T29">Y-Address </text:span><text:span text:style-name="T30">จะเพิ่มขึ้น </text:span><text:span text:style-name="T29">1 </text:span><text:span text:style-name="T30">ค่าทุกครั้ง </text:span><text:span text:style-name="T29">(</text:span><text:span text:style-name="T30">ดูจากรูปที่ 1</text:span><text:span text:style-name="T29">) </text:span><text:span text:style-name="T30">และ แบบ แนวนอน</text:span><text:span text:style-name="T29">(Horizontal addressing (V = 0)) </text:span><text:span text:style-name="T30">ค่าของ </text:span><text:span text:style-name="T29">X-Address </text:span><text:span text:style-name="T30">จะเพิ่มขึ้น </text:span><text:span text:style-name="T29">1 </text:span><text:span text:style-name="T30">ค่าทุกครั้ง </text:span><text:span text:style-name="T29">(</text:span><text:span text:style-name="T30">ดูจากรูปที่ 2</text:span><text:span text:style-name="T29">)</text:span></text:p>
      <text:p text:style-name="P51"><draw:frame draw:style-name="fr2" draw:name="graphics2" text:anchor-type="paragraph" svg:width="11.631cm" svg:height="6.53cm" draw:z-index="19"><draw:image xlink:href="Pictures/2000000700007941000049ACADAD0065.svm" xlink:type="simple" xlink:show="embed" xlink:actuate="onLoad"/></draw:frame><text:span text:style-name="T31">รูปที่ 1</text:span><text:span text:style-name="T32"> </text:span><text:span text:style-name="T31">การเพิ่มค่าแอดเดรสทางแนวตั้ง </text:span><text:span text:style-name="T32">(Vertical addressing mode(V=1))</text:span></text:p>
      <text:p text:style-name="P52"/>
      <text:p text:style-name="P51"><draw:frame draw:style-name="fr3" draw:name="graphics3" text:anchor-type="paragraph" svg:width="11.552cm" svg:height="6.98cm" draw:z-index="20"><draw:image xlink:href="Pictures/20000007000079CE00004AA3132D5E92.svm" xlink:type="simple" xlink:show="embed" xlink:actuate="onLoad"/></draw:frame><text:span text:style-name="T31">รูปที่ 2</text:span><text:span text:style-name="T32"> </text:span><text:span text:style-name="T31">การเพิ่มค่าแอดเดรสทางแนวนอน</text:span><text:span text:style-name="T32">(Horizontal addressing (V = 0))</text:span></text:p>
      <text:p text:style-name="P50">ตัวอย่างการใช้งาน</text:p>
      <text:p text:style-name="P50"><draw:frame draw:style-name="fr4" draw:name="graphics9" text:anchor-type="paragraph" svg:x="-0.462cm" svg:y="2.524cm" svg:width="12.935cm" svg:height="1.789cm" draw:z-index="24"><draw:image xlink:href="Pictures/2000000700003394000007233144DF04.svm" xlink:type="simple" xlink:show="embed" xlink:actuate="onLoad"/></draw:frame><draw:line text:anchor-type="paragraph" draw:z-index="39" draw:style-name="gr13" draw:text-style-name="P19" svg:x1="10.015cm" svg:y1="0.889cm" svg:x2="10.253cm" svg:y2="0.889cm"><text:p/></draw:line><text:tab/><text:span text:style-name="T33">เริ่มแรกเราจะต้องระบุตำแหน่งที่จะแสดงผลก่อน โดยในที่เราจะเริ่มที่ตำแหน่ง 0,0 (X,Y) ก็จะส่งข้อมูลไปในโหมดของการส่งคำสั่ง (D/C = 0) เพื่อกำหนดตำแหน่งดังนี้</text:span></text:p>
      <text:p text:style-name="P50"><draw:frame draw:style-name="fr4" draw:name="graphics10" text:anchor-type="paragraph" svg:x="-0.333cm" svg:y="2.854cm" svg:width="12.679cm" svg:height="1.404cm" draw:z-index="25"><draw:image xlink:href="Pictures/20000007000032710000059625B0E220.svm" xlink:type="simple" xlink:show="embed" xlink:actuate="onLoad"/></draw:frame></text:p>
      <text:p text:style-name="P50"/>
      <text:p text:style-name="P50"><draw:frame draw:style-name="fr4" draw:name="graphics11" text:anchor-type="paragraph" svg:x="-0.49cm" svg:y="2.82cm" svg:width="8.916cm" svg:height="1.64cm" draw:z-index="26"><draw:image xlink:href="Pictures/20000007000022D5000006695DF50C43.svm" xlink:type="simple" xlink:show="embed" xlink:actuate="onLoad"/></draw:frame><draw:line text:anchor-type="paragraph" draw:z-index="40" draw:style-name="gr13" draw:text-style-name="P19" svg:x1="10.306cm" svg:y1="0.136cm" svg:x2="10.571cm" svg:y2="0.136cm"><text:p/></draw:line><text:tab/>จากนั้นก็จะทำการส่งข้อมูลไปในโหมดของการส่งข้อมูล <text:span text:style-name="T12">(D/C = 1)</text:span> เพื่อวาดภาพดังรูปต่อไปนี้</text:p>
      <text:p text:style-name="P14"><draw:frame draw:style-name="fr5" draw:name="graphics4" text:anchor-type="paragraph" svg:x="8.862cm" svg:y="0.986cm" svg:width="3.069cm" svg:height="1.64cm" draw:z-index="38"><draw:image xlink:href="Pictures/2000000700000BFE00000669C249F432.svm" xlink:type="simple" xlink:show="embed" xlink:actuate="onLoad"/></draw:frame></text:p>
      <text:p text:style-name="P31"/>
      <text:p text:style-name="P31"><draw:frame draw:style-name="fr4" draw:name="graphics12" text:anchor-type="paragraph" svg:x="-0.517cm" svg:y="0.434cm" svg:width="9.128cm" svg:height="1.536cm" draw:z-index="36"><draw:image xlink:href="Pictures/20000007000023A900000600727A1F39.svm" xlink:type="simple" xlink:show="embed" xlink:actuate="onLoad"/></draw:frame><draw:frame draw:style-name="fr5" draw:name="graphics5" text:anchor-type="paragraph" svg:x="8.968cm" svg:y="0.453cm" svg:width="2.963cm" svg:height="1.536cm" draw:z-index="21"><draw:image xlink:href="Pictures/2000000700000B9400000600AFB0D968.svm" xlink:type="simple" xlink:show="embed" xlink:actuate="onLoad"/></draw:frame></text:p>
      <text:p text:style-name="P31"><draw:frame draw:style-name="fr4" draw:name="graphics13" text:anchor-type="paragraph" svg:x="-0.478cm" svg:y="1.171cm" svg:width="8.945cm" svg:height="1.616cm" draw:z-index="27"><draw:image xlink:href="Pictures/20000007000022F00000064F812D78E0.svm" xlink:type="simple" xlink:show="embed" xlink:actuate="onLoad"/></draw:frame><draw:frame draw:style-name="fr5" draw:name="graphics7" text:anchor-type="paragraph" svg:x="8.943cm" svg:y="1.356cm" svg:width="2.963cm" svg:height="1.536cm" draw:z-index="37"><draw:image xlink:href="Pictures/2000000700000B94000006003DD3243F.svm" xlink:type="simple" xlink:show="embed" xlink:actuate="onLoad"/></draw:frame></text:p>
      <text:p text:style-name="P31"/>
      <text:p text:style-name="P31"><draw:frame draw:style-name="fr5" draw:name="graphics8" text:anchor-type="paragraph" svg:x="8.954cm" svg:y="0.607cm" svg:width="2.939cm" svg:height="1.508cm" draw:z-index="23"><draw:image xlink:href="Pictures/2000000700000B7A000005E57D859A9F.svm" xlink:type="simple" xlink:show="embed" xlink:actuate="onLoad"/></draw:frame><draw:frame draw:style-name="fr4" draw:name="graphics14" text:anchor-type="paragraph" svg:x="-0.466cm" svg:y="0.681cm" svg:width="8.812cm" svg:height="1.563cm" draw:z-index="43"><draw:image xlink:href="Pictures/200000070000226C0000061AB72A40C2.svm" xlink:type="simple" xlink:show="embed" xlink:actuate="onLoad"/></draw:frame></text:p>
      <text:p text:style-name="P31"><draw:frame draw:style-name="fr4" draw:name="graphics15" text:anchor-type="paragraph" svg:x="-0.492cm" svg:y="1.588cm" svg:width="8.759cm" svg:height="1.563cm" draw:z-index="28"><draw:image xlink:href="Pictures/20000007000022370000061A1CA2F8DC.svm" xlink:type="simple" xlink:show="embed" xlink:actuate="onLoad"/></draw:frame></text:p>
      <text:p text:style-name="P31"><draw:frame draw:style-name="fr5" draw:name="graphics6" text:anchor-type="paragraph" svg:x="8.968cm" svg:y="0.115cm" svg:width="2.939cm" svg:height="1.508cm" draw:z-index="22"><draw:image xlink:href="Pictures/2000000700000B7A000005E5BA528B9E.svm" xlink:type="simple" xlink:show="embed" xlink:actuate="onLoad"/></draw:frame></text:p>
      <text:p text:style-name="P31"/>
      <text:p text:style-name="P17">Function API </text:p>
      <text:p text:style-name="P27">void lcd_init(void) </text:p>
      <text:p text:style-name="P23">Description</text:p>
      <text:p text:style-name="P23"><text:tab/>เป็นการกำหนดค่าเริ่มต้นในการใช้งานModule E_ARM7_GLCD</text:p>
      <text:p text:style-name="P28">โดยจะกำหนด pin 0.21, 0.23, 0.31 เป็น GPIO output และส่งคำสั่งไปกำหนดค่าเริ่มต้นให้ LCD</text:p>
      <text:p text:style-name="P23">Inputs</text:p>
      <text:p text:style-name="P23"><text:tab/>None</text:p>
      <text:p text:style-name="P23">Outputs</text:p>
      <text:p text:style-name="P23"><text:tab/>None</text:p>
      <text:p text:style-name="P23">Notes</text:p>
      <text:p text:style-name="P23"><text:tab/>None</text:p>
      <text:p text:style-name="P27"/>
      <text:p text:style-name="P23"><text:span text:style-name="T34">void lcd_write_data(unsigned char DataByte)</text:span><text:line-break/>Description</text:p>
      <text:p text:style-name="P23"><text:tab/>เป็นการส่งข้อมูลไปแสดงผลที่ละ 8 จุด</text:p>
      <text:p text:style-name="P23"/>
      <text:p text:style-name="P36">Inputs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29">ค่าที่ต้องการ</text:p>
          </table:table-cell>
          <table:table-cell table:style-name="Table17.A1" office:value-type="string">
            <text:p text:style-name="P30">ประเภท</text:p>
          </table:table-cell>
          <table:table-cell table:style-name="Table17.C1" office:value-type="string">
            <text:p text:style-name="P29">คำอธิบาย</text:p>
          </table:table-cell>
        </table:table-row>
        <table:table-row>
          <table:table-cell table:style-name="Table17.A2" office:value-type="string">
            <text:p text:style-name="P23">DataByte</text:p>
          </table:table-cell>
          <table:table-cell table:style-name="Table17.A2" office:value-type="string">
            <text:p text:style-name="P30">uchar</text:p>
          </table:table-cell>
          <table:table-cell table:style-name="Table17.C2" office:value-type="string">
            <text:p text:style-name="P23">เป็นข้อมูลของจุดทั้ง8 จุดที่จะนำไปแสดง</text:p>
          </table:table-cell>
        </table:table-row>
      </table:table>
      <text:p text:style-name="P23">Outputs</text:p>
      <text:p text:style-name="P23"><text:tab/>None</text:p>
      <text:p text:style-name="P23">Notes</text:p>
      <text:p text:style-name="P23"><draw:line text:anchor-type="paragraph" draw:z-index="29" draw:style-name="gr13" draw:text-style-name="P19" svg:x1="5.385cm" svg:y1="0.152cm" svg:x2="5.597cm" svg:y2="0.152cm"><text:p/></draw:line><text:tab/>เป็นการทำงานในโหมด D/C มีค่าเป็น 1 </text:p>
      <text:p text:style-name="P23"/>
      <text:p text:style-name="P27">void lcd_write_command(unsigned char CommandByte)</text:p>
      <text:p text:style-name="P23">Description</text:p>
      <text:p text:style-name="P23"><text:tab/>เป็นการส่งข้อมูลไปตั้งค่าการทำงานของ LCD</text:p>
      <text:p text:style-name="P23">Inputs</text:p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29">ค่าที่ต้องการ</text:p>
          </table:table-cell>
          <table:table-cell table:style-name="Table18.A1" office:value-type="string">
            <text:p text:style-name="P30">ประเภท</text:p>
          </table:table-cell>
          <table:table-cell table:style-name="Table18.C1" office:value-type="string">
            <text:p text:style-name="P29">คำอธิบาย</text:p>
          </table:table-cell>
        </table:table-row>
        <table:table-row>
          <table:table-cell table:style-name="Table18.A2" office:value-type="string">
            <text:p text:style-name="P23">CommandByte</text:p>
          </table:table-cell>
          <table:table-cell table:style-name="Table18.A2" office:value-type="string">
            <text:p text:style-name="P30">uchar </text:p>
          </table:table-cell>
          <table:table-cell table:style-name="Table18.C2" office:value-type="string">
            <text:p text:style-name="P23">เป็นข้อมูลที่จะนำไปตั้งค่า LCD</text:p>
          </table:table-cell>
        </table:table-row>
      </table:table>
      <text:p text:style-name="P23">Outputs</text:p>
      <text:p text:style-name="P23"><text:tab/>None</text:p>
      <text:p text:style-name="P23">Notes</text:p>
      <text:p text:style-name="P23"><draw:frame draw:style-name="fr5" draw:name="graphics16" text:anchor-type="paragraph" svg:x="-0.651cm" svg:y="0.826cm" svg:width="13.102cm" svg:height="9.883cm" draw:z-index="35"><draw:image xlink:href="Pictures/200000070000358A00002497068C81D0.svm" xlink:type="simple" xlink:show="embed" xlink:actuate="onLoad"/></draw:frame><draw:line text:anchor-type="paragraph" draw:z-index="34" draw:style-name="gr13" draw:text-style-name="P19" svg:x1="5.364cm" svg:y1="0.15cm" svg:x2="5.614cm" svg:y2="0.15cm"><text:p/></draw:line><text:tab/>เป็นการทำงานในโหมด D/C มีค่าเป็น 0 โดยคำสั่งมีดังต่อไปนี้</text:p>
      <text:p text:style-name="P23"><draw:frame draw:style-name="fr4" draw:name="graphics20" text:anchor-type="paragraph" svg:x="-0.254cm" svg:y="11.559cm" svg:width="11.829cm" svg:height="2.409cm" draw:z-index="33"><draw:image xlink:href="Pictures/2000000700002E3400000969513F3FB4.svm" xlink:type="simple" xlink:show="embed" xlink:actuate="onLoad"/></draw:frame>V<text:span text:style-name="T35">op</text:span> เป็นการกำหนดแรงดันทำงานให้กับ LCD โดยมีสูตรคำนวณดังนี้</text:p>
      <text:p text:style-name="P31"><draw:frame draw:style-name="fr5" draw:name="graphics17" text:anchor-type="paragraph" svg:x="0.079cm" svg:y="0.415cm" svg:width="11.85cm" svg:height="6.034cm" draw:z-index="30"><draw:image xlink:href="Pictures/200000070000314E0000191EF891E3AE.svm" xlink:type="simple" xlink:show="embed" xlink:actuate="onLoad"/></draw:frame><draw:frame draw:style-name="fr4" draw:name="graphics18" text:anchor-type="paragraph" svg:x="1.93cm" svg:y="6.773cm" svg:width="7.833cm" svg:height="5.212cm" draw:z-index="31"><draw:image xlink:href="Pictures/2000000700001E990000145D80BFECD7.svm" xlink:type="simple" xlink:show="embed" xlink:actuate="onLoad"/></draw:frame><draw:frame draw:style-name="fr4" draw:name="graphics19" text:anchor-type="paragraph" svg:x="0.501cm" svg:y="12.091cm" svg:width="10.85cm" svg:height="3.836cm" draw:z-index="32"><draw:image xlink:href="Pictures/2000000700002A6100000EFD220B8738.svm" xlink:type="simple" xlink:show="embed" xlink:actuate="onLoad"/></draw:frame></text:p>
      <text:p text:style-name="P27">void lcd_clear_screen(void)</text:p>
      <text:p text:style-name="P23">Description</text:p>
      <text:p text:style-name="P23"><text:tab/>เป็นการกำหนดจุดบนหน้าจอให้เป็นสีขาวทั้งหมด</text:p>
      <text:p text:style-name="P23">Inputs</text:p>
      <text:p text:style-name="P23"><text:tab/>None</text:p>
      <text:p text:style-name="P23">Outputs</text:p>
      <text:p text:style-name="P23"><text:tab/>None</text:p>
      <text:p text:style-name="P23">Notes</text:p>
      <text:p text:style-name="P23"><text:tab/>None</text:p>
      <text:p text:style-name="P27"/>
      <text:p text:style-name="P27">void lcd_fill_picture(unsigned char picture[])<text:tab/><text:tab/><text:tab/></text:p>
      <text:p text:style-name="P23">Description</text:p>
      <text:p text:style-name="P23"><text:tab/>เป็นฟังก์ชันช่วยในการวาดรูปภาพ โดยจะวาดภาพตามข้อมูลที่ได้รับมา</text:p>
      <text:p text:style-name="P23">Inputs</text:p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29">ค่าที่ต้องการ</text:p>
          </table:table-cell>
          <table:table-cell table:style-name="Table19.A1" office:value-type="string">
            <text:p text:style-name="P30">ประเภท</text:p>
          </table:table-cell>
          <table:table-cell table:style-name="Table19.C1" office:value-type="string">
            <text:p text:style-name="P29">คำอธิบาย</text:p>
          </table:table-cell>
        </table:table-row>
        <table:table-row>
          <table:table-cell table:style-name="Table19.A2" office:value-type="string">
            <text:p text:style-name="P23">picture</text:p>
          </table:table-cell>
          <table:table-cell table:style-name="Table19.A2" office:value-type="string">
            <text:p text:style-name="P23">array of uchar </text:p>
          </table:table-cell>
          <table:table-cell table:style-name="Table19.C2" office:value-type="string">
            <text:p text:style-name="P23">เป็นข้อมูลของจุดบนจอภาพทั้งหมด 504 จุด</text:p>
          </table:table-cell>
        </table:table-row>
      </table:table>
      <text:p text:style-name="P23">Outputs</text:p>
      <text:p text:style-name="P23"><text:tab/>None</text:p>
      <text:p text:style-name="P23">Notes</text:p>
      <text:p text:style-name="P23"><text:tab/>None</text:p>
      <text:p text:style-name="P27"/>
      <text:p text:style-name="P27">void lcd_gotoxy(unsigned char x,unsigned char y)</text:p>
      <text:p text:style-name="P23">Description</text:p>
      <text:p text:style-name="P23"><text:tab/>เป็นการเลื่อนตำแหน่งไปยังจุด X และ Y </text:p>
      <text:p text:style-name="P23">Inputs</text:p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29">ค่าที่ต้องการ</text:p>
          </table:table-cell>
          <table:table-cell table:style-name="Table20.A1" office:value-type="string">
            <text:p text:style-name="P30">ประเภท</text:p>
          </table:table-cell>
          <table:table-cell table:style-name="Table20.C1" office:value-type="string">
            <text:p text:style-name="P29">คำอธิบาย</text:p>
          </table:table-cell>
        </table:table-row>
        <table:table-row>
          <table:table-cell table:style-name="Table20.A2" office:value-type="string">
            <text:p text:style-name="P23">x</text:p>
          </table:table-cell>
          <table:table-cell table:style-name="Table20.A2" office:value-type="string">
            <text:p text:style-name="P30">uchar </text:p>
          </table:table-cell>
          <table:table-cell table:style-name="Table20.C2" office:value-type="string">
            <text:p text:style-name="P23">ตำแหน่ง X ที่ต้องการเลื่อนไป</text:p>
          </table:table-cell>
        </table:table-row>
        <table:table-row>
          <table:table-cell table:style-name="Table20.A2" office:value-type="string">
            <text:p text:style-name="P23">y</text:p>
          </table:table-cell>
          <table:table-cell table:style-name="Table20.A2" office:value-type="string">
            <text:p text:style-name="P30">uchar</text:p>
          </table:table-cell>
          <table:table-cell table:style-name="Table20.C2" office:value-type="string">
            <text:p text:style-name="P23">ตำแหน่งY ที่ต้องการเลื่อนไป</text:p>
          </table:table-cell>
        </table:table-row>
      </table:table>
      <text:p text:style-name="P23">Outputs</text:p>
      <text:p text:style-name="P23"><text:tab/>None</text:p>
      <text:p text:style-name="P23">Notes</text:p>
      <text:p text:style-name="P23"><text:tab/>None</text:p>
      <text:p text:style-name="P27"/>
      <text:p text:style-name="P27">void lcd_put_char(unsigned char character)</text:p>
      <text:p text:style-name="P23">Description</text:p>
      <text:p text:style-name="P23"><text:tab/>เป็นการแสดงรูปภาพเป็นตัวอักษรขนาด 5 ช่อง</text:p>
      <text:p text:style-name="P23">Inputs</text:p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29">ค่าที่ต้องการ</text:p>
          </table:table-cell>
          <table:table-cell table:style-name="Table21.A1" office:value-type="string">
            <text:p text:style-name="P30">ประเภท</text:p>
          </table:table-cell>
          <table:table-cell table:style-name="Table21.C1" office:value-type="string">
            <text:p text:style-name="P29">คำอธิบาย</text:p>
          </table:table-cell>
        </table:table-row>
        <table:table-row>
          <table:table-cell table:style-name="Table21.A2" office:value-type="string">
            <text:p text:style-name="P23">character</text:p>
          </table:table-cell>
          <table:table-cell table:style-name="Table21.A2" office:value-type="string">
            <text:p text:style-name="P30">uchar</text:p>
          </table:table-cell>
          <table:table-cell table:style-name="Table21.C2" office:value-type="string">
            <text:p text:style-name="P23">ตัวอักษรที่ต้องการจะแสดงในรูปแบบของ ASCII</text:p>
          </table:table-cell>
        </table:table-row>
      </table:table>
      <text:p text:style-name="P23">Outputs</text:p>
      <text:p text:style-name="P23"><text:tab/>None</text:p>
      <text:p text:style-name="P23">Notes</text:p>
      <text:p text:style-name="P23"><text:tab/>None</text:p>
      <text:p text:style-name="P27"/>
      <text:p text:style-name="P27">void lcd_print_string(unsigned char *string , unsigned char CharCount)</text:p>
      <text:p text:style-name="P23">Description</text:p>
      <text:p text:style-name="P23"><text:tab/>เป็นการแสดงรูปภาพเป็นข้อความโดยมีตัวอักษรขนาด 5 ช่องและช่องว่างระหว่างตัวอักษร 1 ช่อง</text:p>
      <text:p text:style-name="P23"/>
      <text:p text:style-name="P36">Inputs</text:p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29">ค่าที่ต้องการ</text:p>
          </table:table-cell>
          <table:table-cell table:style-name="Table22.A1" office:value-type="string">
            <text:p text:style-name="P30">ประเภท</text:p>
          </table:table-cell>
          <table:table-cell table:style-name="Table22.C1" office:value-type="string">
            <text:p text:style-name="P29">คำอธิบาย</text:p>
          </table:table-cell>
        </table:table-row>
        <table:table-row>
          <table:table-cell table:style-name="Table22.A2" office:value-type="string">
            <text:p text:style-name="P23">string</text:p>
          </table:table-cell>
          <table:table-cell table:style-name="Table22.A2" office:value-type="string">
            <text:p text:style-name="P30">Pointer of uchar</text:p>
          </table:table-cell>
          <table:table-cell table:style-name="Table22.C2" office:value-type="string">
            <text:p text:style-name="P23">ข้อความที่ต้องการป้อน</text:p>
          </table:table-cell>
        </table:table-row>
        <table:table-row>
          <table:table-cell table:style-name="Table22.A2" office:value-type="string">
            <text:p text:style-name="P23">charcount</text:p>
          </table:table-cell>
          <table:table-cell table:style-name="Table22.A2" office:value-type="string">
            <text:p text:style-name="P30">uchar</text:p>
          </table:table-cell>
          <table:table-cell table:style-name="Table22.C2" office:value-type="string">
            <text:p text:style-name="P23">จำนวนของตัวอักษรในข้อความ</text:p>
          </table:table-cell>
        </table:table-row>
      </table:table>
      <text:p text:style-name="P23">Outputs</text:p>
      <text:p text:style-name="P23"><text:tab/>None</text:p>
      <text:p text:style-name="P23">Notes</text:p>
      <text:p text:style-name="P23"><text:tab/>None</text:p>
      <text:p text:style-name="P14">File location</text:p>
      <text:p text:style-name="P23"><text:tab/>LCD.h</text:p>
      <text:p text:style-name="P23"><text:tab/>LCD.c</text:p>
      <text:p text:style-name="P31"/>
      <text:p text:style-name="P17">Resource usage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32">PIN</text:p>
          </table:table-cell>
          <table:table-cell table:style-name="Table26.B1" office:value-type="string">
            <text:p text:style-name="P32">Use as</text:p>
          </table:table-cell>
        </table:table-row>
        <table:table-row>
          <table:table-cell table:style-name="Table26.A2" office:value-type="string">
            <text:p text:style-name="P33">0.17 (<text:span text:style-name="T13">E_PORTA7)</text:span></text:p>
          </table:table-cell>
          <table:table-cell table:style-name="Table26.B2" office:value-type="string">
            <text:p text:style-name="P15">SCLK1</text:p>
          </table:table-cell>
        </table:table-row>
        <table:table-row>
          <table:table-cell table:style-name="Table26.A2" office:value-type="string">
            <text:p text:style-name="P33">0.19 (<text:span text:style-name="T13">E_PORTA5)</text:span></text:p>
          </table:table-cell>
          <table:table-cell table:style-name="Table26.B2" office:value-type="string">
            <text:p text:style-name="P15">MOSI1</text:p>
          </table:table-cell>
        </table:table-row>
        <table:table-row>
          <table:table-cell table:style-name="Table26.A2" office:value-type="string">
            <text:p text:style-name="P33">0.21 (<text:span text:style-name="T13">E_PORTA3)</text:span></text:p>
          </table:table-cell>
          <table:table-cell table:style-name="Table26.B2" office:value-type="string">
            <text:p text:style-name="P15">GPIO output</text:p>
          </table:table-cell>
        </table:table-row>
        <table:table-row>
          <table:table-cell table:style-name="Table26.A2" office:value-type="string">
            <text:p text:style-name="P33">0.23 (<text:span text:style-name="T13">E_PORTA2)</text:span></text:p>
          </table:table-cell>
          <table:table-cell table:style-name="Table26.B2" office:value-type="string">
            <text:p text:style-name="P15">GPIO output</text:p>
          </table:table-cell>
        </table:table-row>
        <table:table-row>
          <table:table-cell table:style-name="Table26.A2" office:value-type="string">
            <text:p text:style-name="P33">0.31 (<text:span text:style-name="T13">E_PORTA1)</text:span></text:p>
          </table:table-cell>
          <table:table-cell table:style-name="Table26.B2" office:value-type="string">
            <text:p text:style-name="P15">GPIO output</text:p>
          </table:table-cell>
        </table:table-row>
      </table:table>
      <text:p text:style-name="ChapterNo"/>
      <text:p text:style-name="P13">6</text:p>
      <text:h text:style-name="Chaptertitle" text:outline-level="1">E_ARM7_SPI</text:h>
      <text:p text:style-name="P14">Module objective</text:p>
      <text:p text:style-name="P23"><text:tab/>เป็น Module สำหรับเขียนและอ่านผ่านการเชื่อมต่อแบบ SPI</text:p>
      <text:p text:style-name="P16">Header <text:s/>Requirements</text:p>
      <text:p text:style-name="P23"><text:tab/>spi.h</text:p>
      <text:p text:style-name="P14">Theory</text:p>
      <text:p text:style-name="P42"><text:tab/><text:span text:style-name="T17">การติดต่อแบบ SPI จะใช้สายสี่เส้น โดยแบ่งเป็นสายข้อมูลสองเส้น และอีกสองเส้นเป็นสายสัญญาณควบคุม</text:span></text:p>
      <text:p text:style-name="P53">2 สายสัญญาณข้อมูล ได้แก่</text:p>
      <text:p text:style-name="P23"><text:tab/>– <text:span text:style-name="T36">MOSI – master data output, slave data input</text:span></text:p>
      <text:p text:style-name="P23"><text:tab/>– <text:span text:style-name="T36">MISO – master data input, slave data output</text:span></text:p>
      <text:p text:style-name="P53">2 สายสัญญาณควบคุม ได้แก่</text:p>
      <text:p text:style-name="P23"><text:tab/>– <text:span text:style-name="T36">SCLK – clock</text:span></text:p>
      <text:p text:style-name="P53"><text:tab/>– SS – slave select</text:p>
      <text:p text:style-name="P23"/>
      <text:p text:style-name="P23"><draw:frame draw:style-name="fr6" draw:name="graphics21" text:anchor-type="paragraph" svg:width="8.916cm" svg:height="6.96cm" draw:z-index="41"><draw:image xlink:href="Pictures/20000007000022D500001B3069D9A9A8.svm" xlink:type="simple" xlink:show="embed" xlink:actuate="onLoad"/></draw:frame></text:p>
      <text:p text:style-name="P42"/>
      <text:p text:style-name="P54">Function API </text:p>
      <text:p text:style-name="P55">void spi_init( void )</text:p>
      <text:p text:style-name="P23">Description</text:p>
      <text:p text:style-name="P23"><text:tab/>เป็นการกำหนดค่าเริ่มต้นในการใช้งานModule E_ARM7_SPI</text:p>
      <text:p text:style-name="P23">โดยกำหนด Pin 0.17 เป็น <text:span text:style-name="T37">SCK</text:span>, Pin 0.18 เป็น MISO, Pin 0.19 เป็น MOSI</text:p>
      <text:p text:style-name="P23">Inputs</text:p>
      <text:p text:style-name="P23"><text:tab/>None</text:p>
      <text:p text:style-name="P23">Outputs</text:p>
      <text:p text:style-name="P23"><text:tab/>None</text:p>
      <text:p text:style-name="P23">Notes</text:p>
      <text:p text:style-name="P23"><text:tab/>None</text:p>
      <text:p text:style-name="P27"/>
      <text:p text:style-name="P27">void spi_send( unsigned char *Buf, unsigned long Length )</text:p>
      <text:p text:style-name="P23">Description</text:p>
      <text:p text:style-name="P23"><text:tab/>ใช้สำหรับการส่งข้อมูลผ่าน SPI</text:p>
      <text:p text:style-name="P23"/>
      <text:p text:style-name="P36">Inputs</text:p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29">ค่าที่ต้องการ</text:p>
          </table:table-cell>
          <table:table-cell table:style-name="Table24.A1" office:value-type="string">
            <text:p text:style-name="P30">ประเภท</text:p>
          </table:table-cell>
          <table:table-cell table:style-name="Table24.C1" office:value-type="string">
            <text:p text:style-name="P29">คำอธิบาย</text:p>
          </table:table-cell>
        </table:table-row>
        <table:table-row>
          <table:table-cell table:style-name="Table24.A2" office:value-type="string">
            <text:p text:style-name="P23">Buf</text:p>
          </table:table-cell>
          <table:table-cell table:style-name="Table24.A2" office:value-type="string">
            <text:p text:style-name="P30">Pointer of uchar</text:p>
          </table:table-cell>
          <table:table-cell table:style-name="Table24.C2" office:value-type="string">
            <text:p text:style-name="P23">เป็น pointer ชี้ไปยังข้อมูลตัวแรกที่จะส่ง</text:p>
          </table:table-cell>
        </table:table-row>
        <table:table-row>
          <table:table-cell table:style-name="Table24.A2" office:value-type="string">
            <text:p text:style-name="P23">Length</text:p>
          </table:table-cell>
          <table:table-cell table:style-name="Table24.A2" office:value-type="string">
            <text:p text:style-name="P30">ulong32</text:p>
          </table:table-cell>
          <table:table-cell table:style-name="Table24.C2" office:value-type="string">
            <text:p text:style-name="P23">ความยาวของข้อมูล (หน่วยเป็นตัวอักษร)</text:p>
          </table:table-cell>
        </table:table-row>
      </table:table>
      <text:p text:style-name="P23">Outputs</text:p>
      <text:p text:style-name="P23"><text:tab/>None</text:p>
      <text:p text:style-name="P23">Notes</text:p>
      <text:p text:style-name="P28"><text:tab/>จะต้องทำการ Enable Chip select หรือ Slave select ของอุปกรณ์นั้นๆก่อนจะทำการส่งข้อมูล</text:p>
      <text:p text:style-name="P27"/>
      <text:p text:style-name="P27">void spi_receive( unsigned char *Buf, unsigned long Length )</text:p>
      <text:p text:style-name="P23">Description</text:p>
      <text:p text:style-name="P23"><text:tab/>ใช้สำหรับการรับข้อมูลจาก SPI</text:p>
      <text:p text:style-name="P23">Inputs</text:p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P29">ค่าที่ต้องการ</text:p>
          </table:table-cell>
          <table:table-cell table:style-name="Table27.A1" office:value-type="string">
            <text:p text:style-name="P30">ประเภท</text:p>
          </table:table-cell>
          <table:table-cell table:style-name="Table27.C1" office:value-type="string">
            <text:p text:style-name="P29">คำอธิบาย</text:p>
          </table:table-cell>
        </table:table-row>
        <table:table-row>
          <table:table-cell table:style-name="Table27.A2" office:value-type="string">
            <text:p text:style-name="P23">Buf</text:p>
          </table:table-cell>
          <table:table-cell table:style-name="Table27.A2" office:value-type="string">
            <text:p text:style-name="P30">Pointer of uchar</text:p>
          </table:table-cell>
          <table:table-cell table:style-name="Table27.C2" office:value-type="string">
            <text:p text:style-name="P23">เป็น pointer ชี้ไปยังข้อมูลตัวแรกที่จะรับ</text:p>
          </table:table-cell>
        </table:table-row>
        <table:table-row>
          <table:table-cell table:style-name="Table27.A2" office:value-type="string">
            <text:p text:style-name="P23">Length</text:p>
          </table:table-cell>
          <table:table-cell table:style-name="Table27.A2" office:value-type="string">
            <text:p text:style-name="P30">ulong32</text:p>
          </table:table-cell>
          <table:table-cell table:style-name="Table27.C2" office:value-type="string">
            <text:p text:style-name="P23">ความยาวของข้อมูล (หน่วยเป็นตัวอักษร)</text:p>
          </table:table-cell>
        </table:table-row>
      </table:table>
      <text:p text:style-name="P23">Outputs</text:p>
      <text:p text:style-name="P23"><text:tab/>None</text:p>
      <text:p text:style-name="P23">Notes</text:p>
      <text:p text:style-name="P23"><text:tab/><text:span text:style-name="T19">จะต้องทำการ Enable Chip select หรือ Slave select ของอุปกรณ์นั้นๆก่อนจะทำการรับข้อมูล</text:span></text:p>
      <text:p text:style-name="P42">File location</text:p>
      <text:p text:style-name="P23"><text:tab/>spi.h</text:p>
      <text:p text:style-name="P23"><text:tab/>spi.c</text:p>
      <text:p text:style-name="P14">Resource usage</text:p>
      <table:table table:name="Table42" table:style-name="Table42">
        <table:table-column table:style-name="Table42.A"/>
        <table:table-column table:style-name="Table42.B"/>
        <table:table-row>
          <table:table-cell table:style-name="Table42.A1" office:value-type="string">
            <text:p text:style-name="P32">PIN</text:p>
          </table:table-cell>
          <table:table-cell table:style-name="Table42.B1" office:value-type="string">
            <text:p text:style-name="P32">Use as</text:p>
          </table:table-cell>
        </table:table-row>
        <table:table-row>
          <table:table-cell table:style-name="Table42.A2" office:value-type="string">
            <text:p text:style-name="P32">0.17 <text:span text:style-name="T15">(</text:span><text:span text:style-name="T16">E_PORTA7)</text:span></text:p>
          </table:table-cell>
          <table:table-cell table:style-name="Table42.B2" office:value-type="string">
            <text:p text:style-name="P15">SCLK1</text:p>
          </table:table-cell>
        </table:table-row>
        <table:table-row>
          <table:table-cell table:style-name="Table42.A2" office:value-type="string">
            <text:p text:style-name="P32">0.18 <text:span text:style-name="T15">(</text:span><text:span text:style-name="T16">E_PORTA6)</text:span></text:p>
          </table:table-cell>
          <table:table-cell table:style-name="Table42.B2" office:value-type="string">
            <text:p text:style-name="P15">MISO1</text:p>
          </table:table-cell>
        </table:table-row>
        <table:table-row>
          <table:table-cell table:style-name="Table42.A2" office:value-type="string">
            <text:p text:style-name="P32">0.19 <text:span text:style-name="T15">(</text:span><text:span text:style-name="T16">E_PORTA5)</text:span></text:p>
          </table:table-cell>
          <table:table-cell table:style-name="Table42.B2" office:value-type="string">
            <text:p text:style-name="P15">MOSI1</text:p>
          </table:table-cell>
        </table:table-row>
      </table:table>
      <text:p text:style-name="Standard"/>
      <text:p text:style-name="P13">7</text:p>
      <text:h text:style-name="Chaptertitle" text:outline-level="1">E_ARM7_TIME</text:h>
      <text:p text:style-name="P14">Module objective</text:p>
      <text:p text:style-name="P23"><text:tab/>เป็น Module สำหรับเขียนและอ่านวันที่และเวลาในส่วนของ Real Time Clock ใน ARM7</text:p>
      <text:p text:style-name="P16">Header <text:s/>Requirements</text:p>
      <text:p text:style-name="P15"><text:tab/><text:span text:style-name="T3">time.h</text:span></text:p>
      <text:p text:style-name="P14">Theory</text:p>
      <text:p text:style-name="P42"><text:tab/><text:span text:style-name="T17">ใน ARM7 บางรุ่นจะมีโมดูลนาฬิกาจริง (Real Time Clock : RTC) ที่สามารถแสดงค่าวินาที นาที ชั่วโมง วัน เดือน ปี ได้ โดยภายในวงจรจะเป็นวงจรนับค่าวันเวลา โดยจะนำสัญญาณนาฬิกาที่ใช้ในการนับวันเวลามาจากสัญญาณPCLK ของระบบมาหารค่าให้ได้ความถี่เป็น 32.768 kHz แต่ในบางรุ่นสามารถนำสัญญาณนาฬิกามาจากวงจรกำเนิดความถี่ 32.768 kHz แยกต่างหากได้และโมดูล RTC ทำงานได้โดยอาศัยไฟเลี้ยงจากแบตเตอรี่ 3V เพื่อให้วงจรยังทำงานต่อเนื่องตลอดเวลาแม้ว่าจะปิดเครื่องไม่มีไฟเลี้ยงให้กับไมโครคอนโทรลเลอร์</text:span></text:p>
      <text:p text:style-name="P42">Function API </text:p>
      <text:p text:style-name="P27">void Time_init()</text:p>
      <text:p text:style-name="P23">Description</text:p>
      <text:p text:style-name="P23"><text:tab/>เป็นการกำหนดค่าเริ่มต้นในการใช้งาน E_ARM7_TIME โดยจะกำหนดให้ RTC ทำงาน และใช้สัญญาณนาฬิกาจากวงจรกำเนิดความถี่ 32.768 kHz</text:p>
      <text:p text:style-name="P23">Inputs</text:p>
      <text:p text:style-name="P23"><text:tab/>None</text:p>
      <text:p text:style-name="P23">Outputs</text:p>
      <text:p text:style-name="P23"><text:tab/>None</text:p>
      <text:p text:style-name="P23">Notes</text:p>
      <text:p text:style-name="P23"><text:tab/><text:span text:style-name="T19">None</text:span></text:p>
      <text:p text:style-name="P55">void Time_clear()</text:p>
      <text:p text:style-name="P23">Description</text:p>
      <text:p text:style-name="P23"><text:tab/>เป็นการล้างค่าต่างๆ โดยจะกำหนดเป็น วันที่ 1 เดือน 1 ปี 2008 เวลา 0:0:0 <text:s/></text:p>
      <text:p text:style-name="P23">Inputs</text:p>
      <text:p text:style-name="P23"><text:tab/>None</text:p>
      <text:p text:style-name="P23">Outputs</text:p>
      <text:p text:style-name="P23"><text:tab/>None</text:p>
      <text:p text:style-name="P23">Notes</text:p>
      <text:p text:style-name="P28"><text:tab/>None</text:p>
      <text:p text:style-name="P28"/>
      <text:p text:style-name="P27">int sec()</text:p>
      <text:p text:style-name="P23">Description</text:p>
      <text:p text:style-name="P23"><text:tab/>เป็นการอ่านค่าวินาทีออกมาจาก RTC</text:p>
      <text:p text:style-name="P23">Inputs</text:p>
      <text:p text:style-name="P23"><text:tab/>None</text:p>
      <text:p text:style-name="P23"/>
      <text:p text:style-name="P36">Outputs</text:p>
      <table:table table:name="Table33" table:style-name="Table33">
        <table:table-column table:style-name="Table33.A"/>
        <table:table-column table:style-name="Table33.B"/>
        <table:table-column table:style-name="Table33.C"/>
        <table:table-row>
          <table:table-cell table:style-name="Table33.A1" office:value-type="string">
            <text:p text:style-name="P29">ค่าที่คืนกลับมา</text:p>
          </table:table-cell>
          <table:table-cell table:style-name="Table33.A1" office:value-type="string">
            <text:p text:style-name="P30">ประเภท</text:p>
          </table:table-cell>
          <table:table-cell table:style-name="Table33.C1" office:value-type="string">
            <text:p text:style-name="P29">คำอธิบาย</text:p>
          </table:table-cell>
        </table:table-row>
        <table:table-row>
          <table:table-cell table:style-name="Table33.A2" office:value-type="string">
            <text:p text:style-name="P23">sec</text:p>
          </table:table-cell>
          <table:table-cell table:style-name="Table33.A2" office:value-type="string">
            <text:p text:style-name="P30">int32</text:p>
          </table:table-cell>
          <table:table-cell table:style-name="Table33.C2" office:value-type="string">
            <text:p text:style-name="P23">จะคืนค่าเป็นวินาทีในขณะนั้น</text:p>
          </table:table-cell>
        </table:table-row>
      </table:table>
      <text:p text:style-name="P23">Notes</text:p>
      <text:p text:style-name="P23"><text:tab/>None</text:p>
      <text:p text:style-name="P23"/>
      <text:p text:style-name="P27">int minute()</text:p>
      <text:p text:style-name="P23">Description</text:p>
      <text:p text:style-name="P23"><text:tab/>เป็นการอ่านค่านาทีออกมาจาก RTC</text:p>
      <text:p text:style-name="P23">Inputs</text:p>
      <text:p text:style-name="P23"><text:tab/>None</text:p>
      <text:p text:style-name="P23">Outputs</text:p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29">ค่าที่คืนกลับมา</text:p>
          </table:table-cell>
          <table:table-cell table:style-name="Table23.A1" office:value-type="string">
            <text:p text:style-name="P30">ประเภท</text:p>
          </table:table-cell>
          <table:table-cell table:style-name="Table23.C1" office:value-type="string">
            <text:p text:style-name="P29">คำอธิบาย</text:p>
          </table:table-cell>
        </table:table-row>
        <table:table-row>
          <table:table-cell table:style-name="Table23.A2" office:value-type="string">
            <text:p text:style-name="P23">minute</text:p>
          </table:table-cell>
          <table:table-cell table:style-name="Table23.A2" office:value-type="string">
            <text:p text:style-name="P30">int32</text:p>
          </table:table-cell>
          <table:table-cell table:style-name="Table23.C2" office:value-type="string">
            <text:p text:style-name="P23">จะคืนค่าเป็นนาทีในขณะนั้น</text:p>
          </table:table-cell>
        </table:table-row>
      </table:table>
      <text:p text:style-name="P23">Notes</text:p>
      <text:p text:style-name="P23"><text:tab/>None</text:p>
      <text:p text:style-name="P23"/>
      <text:p text:style-name="P27">int hour()</text:p>
      <text:p text:style-name="P23">Description</text:p>
      <text:p text:style-name="P23"><text:tab/>เป็นการอ่านค่าชั่วโมงออกมาจาก RTC</text:p>
      <text:p text:style-name="P23">Inputs</text:p>
      <text:p text:style-name="P23"><text:tab/>None</text:p>
      <text:p text:style-name="P23">Outputs</text:p>
      <table:table table:name="Table25" table:style-name="Table25">
        <table:table-column table:style-name="Table25.A"/>
        <table:table-column table:style-name="Table25.B"/>
        <table:table-column table:style-name="Table25.C"/>
        <table:table-row>
          <table:table-cell table:style-name="Table25.A1" office:value-type="string">
            <text:p text:style-name="P29">ค่าที่คืนกลับมา</text:p>
          </table:table-cell>
          <table:table-cell table:style-name="Table25.A1" office:value-type="string">
            <text:p text:style-name="P30">ประเภท</text:p>
          </table:table-cell>
          <table:table-cell table:style-name="Table25.C1" office:value-type="string">
            <text:p text:style-name="P29">คำอธิบาย</text:p>
          </table:table-cell>
        </table:table-row>
        <table:table-row>
          <table:table-cell table:style-name="Table25.A2" office:value-type="string">
            <text:p text:style-name="P23">hour</text:p>
          </table:table-cell>
          <table:table-cell table:style-name="Table25.A2" office:value-type="string">
            <text:p text:style-name="P30">int32</text:p>
          </table:table-cell>
          <table:table-cell table:style-name="Table25.C2" office:value-type="string">
            <text:p text:style-name="P23">จะคืนค่าเป็นชั่วโมงในขณะนั้น</text:p>
          </table:table-cell>
        </table:table-row>
      </table:table>
      <text:p text:style-name="P23">Notes</text:p>
      <text:p text:style-name="P23"><text:tab/>None</text:p>
      <text:p text:style-name="P23"/>
      <text:p text:style-name="P27">int day()</text:p>
      <text:p text:style-name="P23">Description</text:p>
      <text:p text:style-name="P23"><text:tab/>เป็นการอ่านค่าวันออกมาจาก RTC</text:p>
      <text:p text:style-name="P23">Inputs</text:p>
      <text:p text:style-name="P23"><text:tab/>None</text:p>
      <text:p text:style-name="P23"/>
      <text:p text:style-name="P36">Outputs</text:p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29">ค่าที่คืนกลับมา</text:p>
          </table:table-cell>
          <table:table-cell table:style-name="Table28.A1" office:value-type="string">
            <text:p text:style-name="P30">ประเภท</text:p>
          </table:table-cell>
          <table:table-cell table:style-name="Table28.C1" office:value-type="string">
            <text:p text:style-name="P29">คำอธิบาย</text:p>
          </table:table-cell>
        </table:table-row>
        <table:table-row>
          <table:table-cell table:style-name="Table28.A2" office:value-type="string">
            <text:p text:style-name="P23">day</text:p>
          </table:table-cell>
          <table:table-cell table:style-name="Table28.A2" office:value-type="string">
            <text:p text:style-name="P30">int32</text:p>
          </table:table-cell>
          <table:table-cell table:style-name="Table28.C2" office:value-type="string">
            <text:p text:style-name="P23">จะคืนค่าเป็นวันในขณะนั้น</text:p>
          </table:table-cell>
        </table:table-row>
      </table:table>
      <text:p text:style-name="P23">Notes</text:p>
      <text:p text:style-name="P23"><text:tab/>None</text:p>
      <text:p text:style-name="P23"/>
      <text:p text:style-name="P27">int month()</text:p>
      <text:p text:style-name="P23">Description</text:p>
      <text:p text:style-name="P23"><text:tab/>เป็นการอ่านค่าเดือนออกมาจาก RTC</text:p>
      <text:p text:style-name="P23">Inputs</text:p>
      <text:p text:style-name="P23"><text:tab/>None</text:p>
      <text:p text:style-name="P23">Outputs</text:p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office:value-type="string">
            <text:p text:style-name="P29">ค่าที่คืนกลับมา</text:p>
          </table:table-cell>
          <table:table-cell table:style-name="Table29.A1" office:value-type="string">
            <text:p text:style-name="P30">ประเภท</text:p>
          </table:table-cell>
          <table:table-cell table:style-name="Table29.C1" office:value-type="string">
            <text:p text:style-name="P29">คำอธิบาย</text:p>
          </table:table-cell>
        </table:table-row>
        <table:table-row>
          <table:table-cell table:style-name="Table29.A2" office:value-type="string">
            <text:p text:style-name="P23">month</text:p>
          </table:table-cell>
          <table:table-cell table:style-name="Table29.A2" office:value-type="string">
            <text:p text:style-name="P30">int32</text:p>
          </table:table-cell>
          <table:table-cell table:style-name="Table29.C2" office:value-type="string">
            <text:p text:style-name="P23">จะคืนค่าเป็นเดือนในขณะนั้น</text:p>
          </table:table-cell>
        </table:table-row>
      </table:table>
      <text:p text:style-name="P23">Notes</text:p>
      <text:p text:style-name="P23"><text:tab/>None</text:p>
      <text:p text:style-name="P23"/>
      <text:p text:style-name="P27">int year()</text:p>
      <text:p text:style-name="P23">Description</text:p>
      <text:p text:style-name="P23"><text:tab/>เป็นการอ่านค่าปีออกมาจาก RTC</text:p>
      <text:p text:style-name="P23">Inputs</text:p>
      <text:p text:style-name="P23"><text:tab/>None</text:p>
      <text:p text:style-name="P23">Outputs</text:p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P29">ค่าที่คืนกลับมา</text:p>
          </table:table-cell>
          <table:table-cell table:style-name="Table30.A1" office:value-type="string">
            <text:p text:style-name="P30">ประเภท</text:p>
          </table:table-cell>
          <table:table-cell table:style-name="Table30.C1" office:value-type="string">
            <text:p text:style-name="P29">คำอธิบาย</text:p>
          </table:table-cell>
        </table:table-row>
        <table:table-row>
          <table:table-cell table:style-name="Table30.A2" office:value-type="string">
            <text:p text:style-name="P23">year</text:p>
          </table:table-cell>
          <table:table-cell table:style-name="Table30.A2" office:value-type="string">
            <text:p text:style-name="P30">int32</text:p>
          </table:table-cell>
          <table:table-cell table:style-name="Table30.C2" office:value-type="string">
            <text:p text:style-name="P23">จะคืนค่าเป็นปีในขณะนั้น</text:p>
          </table:table-cell>
        </table:table-row>
      </table:table>
      <text:p text:style-name="P23">Notes</text:p>
      <text:p text:style-name="P23"><text:tab/>None<text:line-break/></text:p>
      <text:p text:style-name="P27">void setsec(int insec)</text:p>
      <text:p text:style-name="P23">Description</text:p>
      <text:p text:style-name="P23"><text:tab/>เป็นการเขียนค่าวินาทีลง RTC</text:p>
      <text:p text:style-name="P23">Inputs</text:p>
      <table:table table:name="Table40" table:style-name="Table40">
        <table:table-column table:style-name="Table40.A"/>
        <table:table-column table:style-name="Table40.B"/>
        <table:table-column table:style-name="Table40.C"/>
        <table:table-row>
          <table:table-cell table:style-name="Table40.A1" office:value-type="string">
            <text:p text:style-name="P29">ค่าที่ต้องการ</text:p>
          </table:table-cell>
          <table:table-cell table:style-name="Table40.A1" office:value-type="string">
            <text:p text:style-name="P30">ประเภท</text:p>
          </table:table-cell>
          <table:table-cell table:style-name="Table40.C1" office:value-type="string">
            <text:p text:style-name="P29">คำอธิบาย</text:p>
          </table:table-cell>
        </table:table-row>
        <table:table-row>
          <table:table-cell table:style-name="Table40.A2" office:value-type="string">
            <text:p text:style-name="P23">insec</text:p>
          </table:table-cell>
          <table:table-cell table:style-name="Table40.A2" office:value-type="string">
            <text:p text:style-name="P30">int32</text:p>
          </table:table-cell>
          <table:table-cell table:style-name="Table40.C2" office:value-type="string">
            <text:p text:style-name="P23">เป็นค่าวินาทีที่จะเขียนลง RTC</text:p>
          </table:table-cell>
        </table:table-row>
      </table:table>
      <text:p text:style-name="P23">Outputs</text:p>
      <text:p text:style-name="P23"><text:tab/>None</text:p>
      <text:p text:style-name="P23">Notes</text:p>
      <text:p text:style-name="P28"><text:tab/>None</text:p>
      <text:p text:style-name="P27"/>
      <text:p text:style-name="P27">void setminute(int inmin)</text:p>
      <text:p text:style-name="P23">Description</text:p>
      <text:p text:style-name="P23"><text:tab/>เป็นการเขียนค่านาทีลง RTC</text:p>
      <text:p text:style-name="P23">Inputs</text:p>
      <table:table table:name="Table31" table:style-name="Table31">
        <table:table-column table:style-name="Table31.A"/>
        <table:table-column table:style-name="Table31.B"/>
        <table:table-column table:style-name="Table31.C"/>
        <table:table-row>
          <table:table-cell table:style-name="Table31.A1" office:value-type="string">
            <text:p text:style-name="P29">ค่าที่ต้องการ</text:p>
          </table:table-cell>
          <table:table-cell table:style-name="Table31.A1" office:value-type="string">
            <text:p text:style-name="P30">ประเภท</text:p>
          </table:table-cell>
          <table:table-cell table:style-name="Table31.C1" office:value-type="string">
            <text:p text:style-name="P29">คำอธิบาย</text:p>
          </table:table-cell>
        </table:table-row>
        <table:table-row>
          <table:table-cell table:style-name="Table31.A2" office:value-type="string">
            <text:p text:style-name="P23">inmin</text:p>
          </table:table-cell>
          <table:table-cell table:style-name="Table31.A2" office:value-type="string">
            <text:p text:style-name="P30">int32</text:p>
          </table:table-cell>
          <table:table-cell table:style-name="Table31.C2" office:value-type="string">
            <text:p text:style-name="P23">เป็นค่านาทีที่จะเขียนลง RTC</text:p>
          </table:table-cell>
        </table:table-row>
      </table:table>
      <text:p text:style-name="P23">Outputs</text:p>
      <text:p text:style-name="P23"><text:tab/>None</text:p>
      <text:p text:style-name="P23">Notes</text:p>
      <text:p text:style-name="P28"><text:tab/>None</text:p>
      <text:p text:style-name="P27"/>
      <text:p text:style-name="P27"/>
      <text:p text:style-name="P46">void sethour(int inhour)</text:p>
      <text:p text:style-name="P23">Description</text:p>
      <text:p text:style-name="P23"><text:tab/>เป็นการเขียนค่าชั่วโมงลง RTC</text:p>
      <text:p text:style-name="P23">Inputs</text:p>
      <table:table table:name="Table32" table:style-name="Table32">
        <table:table-column table:style-name="Table32.A"/>
        <table:table-column table:style-name="Table32.B"/>
        <table:table-column table:style-name="Table32.C"/>
        <table:table-row>
          <table:table-cell table:style-name="Table32.A1" office:value-type="string">
            <text:p text:style-name="P29">ค่าที่ต้องการ</text:p>
          </table:table-cell>
          <table:table-cell table:style-name="Table32.A1" office:value-type="string">
            <text:p text:style-name="P30">ประเภท</text:p>
          </table:table-cell>
          <table:table-cell table:style-name="Table32.C1" office:value-type="string">
            <text:p text:style-name="P29">คำอธิบาย</text:p>
          </table:table-cell>
        </table:table-row>
        <table:table-row>
          <table:table-cell table:style-name="Table32.A2" office:value-type="string">
            <text:p text:style-name="P23">inhour</text:p>
          </table:table-cell>
          <table:table-cell table:style-name="Table32.A2" office:value-type="string">
            <text:p text:style-name="P30">int32</text:p>
          </table:table-cell>
          <table:table-cell table:style-name="Table32.C2" office:value-type="string">
            <text:p text:style-name="P23">เป็นค่าชั่วโมงที่จะเขียนลง RTC</text:p>
          </table:table-cell>
        </table:table-row>
      </table:table>
      <text:p text:style-name="P23">Outputs</text:p>
      <text:p text:style-name="P23"><text:tab/>None</text:p>
      <text:p text:style-name="P23">Notes</text:p>
      <text:p text:style-name="P28"><text:tab/>None</text:p>
      <text:p text:style-name="P28"/>
      <text:p text:style-name="P27">void setday(int inday)</text:p>
      <text:p text:style-name="P23">Description</text:p>
      <text:p text:style-name="P23"><text:tab/>เป็นการเขียนค่าวันลง RTC</text:p>
      <text:p text:style-name="P23">Inputs</text:p>
      <table:table table:name="Table34" table:style-name="Table34">
        <table:table-column table:style-name="Table34.A"/>
        <table:table-column table:style-name="Table34.B"/>
        <table:table-column table:style-name="Table34.C"/>
        <table:table-row>
          <table:table-cell table:style-name="Table34.A1" office:value-type="string">
            <text:p text:style-name="P29">ค่าที่ต้องการ</text:p>
          </table:table-cell>
          <table:table-cell table:style-name="Table34.A1" office:value-type="string">
            <text:p text:style-name="P30">ประเภท</text:p>
          </table:table-cell>
          <table:table-cell table:style-name="Table34.C1" office:value-type="string">
            <text:p text:style-name="P29">คำอธิบาย</text:p>
          </table:table-cell>
        </table:table-row>
        <table:table-row>
          <table:table-cell table:style-name="Table34.A2" office:value-type="string">
            <text:p text:style-name="P23">inday</text:p>
          </table:table-cell>
          <table:table-cell table:style-name="Table34.A2" office:value-type="string">
            <text:p text:style-name="P30">int32</text:p>
          </table:table-cell>
          <table:table-cell table:style-name="Table34.C2" office:value-type="string">
            <text:p text:style-name="P23">เป็นค่าวันที่จะเขียนลง RTC</text:p>
          </table:table-cell>
        </table:table-row>
      </table:table>
      <text:p text:style-name="P23">Outputs</text:p>
      <text:p text:style-name="P23"><text:tab/>None</text:p>
      <text:p text:style-name="P23">Notes</text:p>
      <text:p text:style-name="P28"><text:tab/>None</text:p>
      <text:p text:style-name="P28"/>
      <text:p text:style-name="P27">void setmonth(int inmonth)</text:p>
      <text:p text:style-name="P23">Description</text:p>
      <text:p text:style-name="P23"><text:tab/>เป็นการเขียนค่าเดือนลง RTC</text:p>
      <text:p text:style-name="P23">Inputs</text:p>
      <table:table table:name="Table35" table:style-name="Table35">
        <table:table-column table:style-name="Table35.A"/>
        <table:table-column table:style-name="Table35.B"/>
        <table:table-column table:style-name="Table35.C"/>
        <table:table-row>
          <table:table-cell table:style-name="Table35.A1" office:value-type="string">
            <text:p text:style-name="P29">ค่าที่ต้องการ</text:p>
          </table:table-cell>
          <table:table-cell table:style-name="Table35.A1" office:value-type="string">
            <text:p text:style-name="P30">ประเภท</text:p>
          </table:table-cell>
          <table:table-cell table:style-name="Table35.C1" office:value-type="string">
            <text:p text:style-name="P29">คำอธิบาย</text:p>
          </table:table-cell>
        </table:table-row>
        <table:table-row>
          <table:table-cell table:style-name="Table35.A2" office:value-type="string">
            <text:p text:style-name="P23">inmonth</text:p>
          </table:table-cell>
          <table:table-cell table:style-name="Table35.A2" office:value-type="string">
            <text:p text:style-name="P30">int32</text:p>
          </table:table-cell>
          <table:table-cell table:style-name="Table35.C2" office:value-type="string">
            <text:p text:style-name="P23">เป็นค่าเดือนที่จะเขียนลง RTC</text:p>
          </table:table-cell>
        </table:table-row>
      </table:table>
      <text:p text:style-name="P23">Outputs</text:p>
      <text:p text:style-name="P23"><text:tab/>None</text:p>
      <text:p text:style-name="P23">Notes</text:p>
      <text:p text:style-name="P28"><text:tab/>None</text:p>
      <text:p text:style-name="P28"/>
      <text:p text:style-name="P27"/>
      <text:p text:style-name="P46">void setyear(int inyear)</text:p>
      <text:p text:style-name="P23">Description</text:p>
      <text:p text:style-name="P23"><text:tab/>เป็นการเขียนค่าปีลง RTC</text:p>
      <text:p text:style-name="P23">Inputs</text:p>
      <table:table table:name="Table36" table:style-name="Table36">
        <table:table-column table:style-name="Table36.A"/>
        <table:table-column table:style-name="Table36.B"/>
        <table:table-column table:style-name="Table36.C"/>
        <table:table-row>
          <table:table-cell table:style-name="Table36.A1" office:value-type="string">
            <text:p text:style-name="P29">ค่าที่ต้องการ</text:p>
          </table:table-cell>
          <table:table-cell table:style-name="Table36.A1" office:value-type="string">
            <text:p text:style-name="P30">ประเภท</text:p>
          </table:table-cell>
          <table:table-cell table:style-name="Table36.C1" office:value-type="string">
            <text:p text:style-name="P29">คำอธิบาย</text:p>
          </table:table-cell>
        </table:table-row>
        <table:table-row>
          <table:table-cell table:style-name="Table36.A2" office:value-type="string">
            <text:p text:style-name="P23">inyear</text:p>
          </table:table-cell>
          <table:table-cell table:style-name="Table36.A2" office:value-type="string">
            <text:p text:style-name="P30">int32</text:p>
          </table:table-cell>
          <table:table-cell table:style-name="Table36.C2" office:value-type="string">
            <text:p text:style-name="P23">เป็นค่าปีที่จะเขียนลง RTC</text:p>
          </table:table-cell>
        </table:table-row>
      </table:table>
      <text:p text:style-name="P23">Outputs</text:p>
      <text:p text:style-name="P23"><text:tab/>None</text:p>
      <text:p text:style-name="P23">Notes</text:p>
      <text:p text:style-name="P28"><text:tab/>None</text:p>
      <text:p text:style-name="P14">File location</text:p>
      <text:p text:style-name="P23"><text:tab/>time.h</text:p>
      <text:p text:style-name="P23"><text:tab/>time.c</text:p>
      <text:p text:style-name="P14">Resource usage</text:p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P32">PIN</text:p>
          </table:table-cell>
          <table:table-cell table:style-name="Table43.B1" office:value-type="string">
            <text:p text:style-name="P32">Use as</text:p>
          </table:table-cell>
        </table:table-row>
        <table:table-row>
          <table:table-cell table:style-name="Table43.A2" office:value-type="string">
            <text:p text:style-name="P56">No</text:p>
          </table:table-cell>
          <table:table-cell table:style-name="Table43.B2" office:value-type="string">
            <text:p text:style-name="P57">No</text:p>
          </table:table-cell>
        </table:table-row>
      </table:table>
      <text:p text:style-name="P13">8</text:p>
      <text:h text:style-name="Chaptertitle" text:outline-level="1">E_ARM7_Relay</text:h>
      <text:p text:style-name="P14">Module objective</text:p>
      <text:p text:style-name="P23"><text:tab/>เป็น Module สำหรับใช้ควบคุม Relay ทั้ง 3 ตัวในการ เปิด- ปิดวงจร</text:p>
      <text:p text:style-name="P14">Theory</text:p>
      <text:p text:style-name="P15"><text:span text:style-name="T34"><text:tab/></text:span><text:span text:style-name="T3">รีเลย์จะประกอบด้วย ขดลวดขับ (Coil) และหน้าสัมผัสสวิทช์ โดยในที่นี้จะใช้เป็นรีเลย์แบบ SPDT </text:span></text:p>
      <text:p text:style-name="P58"/>
      <text:p text:style-name="P23"><draw:frame draw:style-name="fr4" draw:name="graphics22" text:anchor-type="paragraph" svg:x="5.159cm" svg:y="0.45cm" svg:width="1.854cm" svg:height="2.833cm" draw:z-index="42"><draw:image xlink:href="Pictures/200000070000073D00000B101CA09B5F.svm" xlink:type="simple" xlink:show="embed" xlink:actuate="onLoad"/></draw:frame><text:tab/>ขา 2 เรียกว่า ขา COM เป็นขา common จะสลับการเชื่อมต่อไปมาระหว่างขา NO และ NC โดนจะสลับตามการจ่ายไฟเข้า Relay</text:p>
      <text:p text:style-name="P23"><text:tab/>ขา 1 เรียกว่า ขา NO เป็นขา Normally Open โดยปกติเมื่อไม่มีการจ่ายไฟ ขานี้จะไม่เชื่อมต่อกับขา COM แต่เมื่อมีการจ่ายไฟ ขานี้ก็จะเชื่อมต่อกับขา COM</text:p>
      <text:p text:style-name="P23"><text:tab/>ขา 3 เรียกว่า ขา NC เป็นขา Normally Close โดยปกติเมื่อไม่มีการจ่ายไฟ ขานี้จะเชื่อมต่อกับขา COM แต่เมื่อมีการจ่ายไฟ ขานี้ก็จะไม่เชื่อมต่อกับขา COM</text:p>
      <text:p text:style-name="P54">Function API </text:p>
      <text:p text:style-name="P55">void Relay_init()</text:p>
      <text:p text:style-name="P23">Description</text:p>
      <text:p text:style-name="P23"><text:tab/>เป็นการกำหนดค่าเริ่มต้นในการใช้งานModule E_ARM7_Relay</text:p>
      <text:p text:style-name="P23">โดยกำหนด Pin 0.27 - 0.29 เป็น GPIO output</text:p>
      <text:p text:style-name="P23">Inputs</text:p>
      <text:p text:style-name="P23"><text:tab/>None</text:p>
      <text:p text:style-name="P23">Outputs</text:p>
      <text:p text:style-name="P23"><text:tab/>None</text:p>
      <text:p text:style-name="P23">Notes</text:p>
      <text:p text:style-name="P23"><text:tab/>None</text:p>
      <text:p text:style-name="P23"/>
      <text:p text:style-name="P55">void Relay_1_set()</text:p>
      <text:p text:style-name="P23">Description</text:p>
      <text:p text:style-name="P23"><text:tab/>เป็นการส่งLogic 1 ออกไปทางขา Pin 0.29</text:p>
      <text:p text:style-name="P23">Inputs</text:p>
      <text:p text:style-name="P23"><text:tab/>None</text:p>
      <text:p text:style-name="P23"/>
      <text:p text:style-name="P23">Outputs</text:p>
      <text:p text:style-name="P23"><text:tab/>None</text:p>
      <text:p text:style-name="P23">Notes</text:p>
      <text:p text:style-name="P23"><text:tab/>None</text:p>
      <text:p text:style-name="P23"/>
      <text:p text:style-name="P55">void Relay_1_clear()</text:p>
      <text:p text:style-name="P23">Description</text:p>
      <text:p text:style-name="P23"><text:tab/>เป็นการส่งLogic 0 ออกไปทางขา Pin 0.29</text:p>
      <text:p text:style-name="P23">Inputs</text:p>
      <text:p text:style-name="P23"><text:tab/>None</text:p>
      <text:p text:style-name="P23">Outputs</text:p>
      <text:p text:style-name="P23"><text:tab/>None</text:p>
      <text:p text:style-name="P23">Notes</text:p>
      <text:p text:style-name="P23"><text:tab/>None</text:p>
      <text:p text:style-name="P23"/>
      <text:p text:style-name="P55">void Relay_2_set()</text:p>
      <text:p text:style-name="P23">Description</text:p>
      <text:p text:style-name="P23"><text:tab/>เป็นการส่งLogic 1 ออกไปทางขา Pin 0.28</text:p>
      <text:p text:style-name="P23"/>
      <text:p text:style-name="P23">Inputs</text:p>
      <text:p text:style-name="P23"><text:tab/>None</text:p>
      <text:p text:style-name="P23">Outputs</text:p>
      <text:p text:style-name="P23"><text:tab/>None</text:p>
      <text:p text:style-name="P23">Notes</text:p>
      <text:p text:style-name="P23"><text:tab/>None</text:p>
      <text:p text:style-name="P23"/>
      <text:p text:style-name="P55">void Relay_2_clear()</text:p>
      <text:p text:style-name="P23">Description</text:p>
      <text:p text:style-name="P23"><text:tab/>เป็นการส่งLogic 0 ออกไปทางขา Pin 0.28</text:p>
      <text:p text:style-name="P23">Inputs</text:p>
      <text:p text:style-name="P23"><text:tab/>None</text:p>
      <text:p text:style-name="P23">Outputs</text:p>
      <text:p text:style-name="P23"><text:tab/>None</text:p>
      <text:p text:style-name="P23">Notes</text:p>
      <text:p text:style-name="P23"><text:tab/>None</text:p>
      <text:p text:style-name="P23"/>
      <text:p text:style-name="P55"/>
      <text:p text:style-name="P59">void Relay_3_set()</text:p>
      <text:p text:style-name="P23">Description</text:p>
      <text:p text:style-name="P23"><text:tab/>เป็นการส่งLogic 1 ออกไปทางขา Pin 0.27</text:p>
      <text:p text:style-name="P23">Inputs</text:p>
      <text:p text:style-name="P23"><text:tab/>None</text:p>
      <text:p text:style-name="P23">Outputs</text:p>
      <text:p text:style-name="P23"><text:tab/>None</text:p>
      <text:p text:style-name="P23">Notes</text:p>
      <text:p text:style-name="P23"><text:tab/>None</text:p>
      <text:p text:style-name="P23"/>
      <text:p text:style-name="P55">void Relay_3_clear()</text:p>
      <text:p text:style-name="P23">Description</text:p>
      <text:p text:style-name="P23"><text:tab/>เป็นการส่งLogic 0 ออกไปทางขา Pin 0.27</text:p>
      <text:p text:style-name="P23">Inputs</text:p>
      <text:p text:style-name="P23"><text:tab/>None</text:p>
      <text:p text:style-name="P23">Outputs</text:p>
      <text:p text:style-name="P23"><text:tab/>None</text:p>
      <text:p text:style-name="P23">Notes</text:p>
      <text:p text:style-name="P23"><text:tab/>None</text:p>
      <text:p text:style-name="P42">File location</text:p>
      <text:p text:style-name="P23"><text:tab/>relay.h</text:p>
      <text:p text:style-name="P23"><text:tab/>relay.c</text:p>
      <text:p text:style-name="P14">Resource usage</text:p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p text:style-name="P32">PIN</text:p>
          </table:table-cell>
          <table:table-cell table:style-name="Table39.B1" office:value-type="string">
            <text:p text:style-name="P32">Use as</text:p>
          </table:table-cell>
        </table:table-row>
        <table:table-row>
          <table:table-cell table:style-name="Table39.A2" office:value-type="string">
            <text:p text:style-name="P32">0.27 <text:span text:style-name="T15">(</text:span><text:span text:style-name="T16">E_PORTC0)</text:span></text:p>
          </table:table-cell>
          <table:table-cell table:style-name="Table39.B2" office:value-type="string">
            <text:p text:style-name="P15">GPIO output</text:p>
          </table:table-cell>
        </table:table-row>
        <table:table-row>
          <table:table-cell table:style-name="Table39.A2" office:value-type="string">
            <text:p text:style-name="P32">0.28 <text:span text:style-name="T15">(</text:span><text:span text:style-name="T16">E_PORTC1)</text:span></text:p>
          </table:table-cell>
          <table:table-cell table:style-name="Table39.B2" office:value-type="string">
            <text:p text:style-name="P15">GPIO output</text:p>
          </table:table-cell>
        </table:table-row>
        <table:table-row>
          <table:table-cell table:style-name="Table39.A2" office:value-type="string">
            <text:p text:style-name="P32">0.29 <text:span text:style-name="T15">(</text:span><text:span text:style-name="T16">E_PORTC2)</text:span></text:p>
          </table:table-cell>
          <table:table-cell table:style-name="Table39.B2" office:value-type="string">
            <text:p text:style-name="P15">GPIO output</text:p>
          </table:table-cell>
        </table:table-row>
      </table:table>
      <text:p text:style-name="Standard"/>
      <text:p text:style-name="P13">A</text:p>
      <text:h text:style-name="Chaptertitle" text:outline-level="1">S/W Module Template</text:h>
      <text:p text:style-name="Heading_20_1">Module objective</text:p>
      <text:p text:style-name="P23">Describe the module objective, what they do, what is the benefits for this module</text:p>
      <text:p text:style-name="Heading_20_1">Module <text:s/>Requirements</text:p>
      <text:p text:style-name="P23">Requirements for this module </text:p>
      <text:p text:style-name="Heading_20_1">Function API </text:p>
      <text:p text:style-name="P23">Describe the <text:s/>Function API, Pseudo code for easy port to different platform</text:p>
      <text:p text:style-name="Text_20_body">Format <text:s text:c="4"/>Return value <text:s text:c="2"/>functioname <text:s text:c="2"/>(parameters) <text:s/></text:p>
      <text:p text:style-name="Text_20_body"><text:tab/> <text:s text:c="4"/>Brief description</text:p>
      <text:p text:style-name="Text_20_body"><text:tab/> <text:s text:c="4"/>Pseudo code</text:p>
      <text:p text:style-name="Text_20_body">Ex. <text:s/></text:p>
      <text:p text:style-name="P60">void <text:s text:c="2"/>io_7segment_display_str (* uint8_t str ) <text:s text:c="2"/></text:p>
      <text:p text:style-name="Text_20_body"><text:s/>Display string pointed by str <text:s/>over 7 Segments <text:s/>( Ex <text:s/>Hello)</text:p>
      <text:p text:style-name="P61">Pseudo Code</text:p>
      <text:p text:style-name="Text_20_body"><text:tab/>Output each characters to Serial characters until end on string (null characters)</text:p>
      <text:list text:style-name="L2">
        <text:list-header>
          <text:p text:style-name="P62">Global Data structure</text:p>
        </text:list-header>
        <text:list-item>
          <text:p text:style-name="P63">Usage of the data structure</text:p>
        </text:list-item>
        <text:list-item>
          <text:p text:style-name="P63">DFD ( If apply)</text:p>
        </text:list-item>
      </text:list>
      <text:p text:style-name="Heading_20_1">File location</text:p>
      <text:list text:style-name="L3">
        <text:list-item>
          <text:p text:style-name="P64">Source code </text:p>
        </text:list-item>
      </text:list>
      <text:list text:style-name="L4">
        <text:list-header>
          <text:p text:style-name="P65">Resource usage <text:s/>( Worksheet)</text:p>
        </text:list-header>
      </text:list>
      <text:list text:style-name="L5">
        <text:list-item>
          <text:p text:style-name="P66">Peripheral <text:s/>Ex. Time, Serial</text:p>
        </text:list-item>
        <text:list-item>
          <text:p text:style-name="P66">Port / Pin Usage<text:tab/></text:p>
        </text:list-item>
        <text:list-item>
          <text:p text:style-name="P66">Register usage/ Setting</text:p>
        </text:list-item>
        <text:list-item>
          <text:p text:style-name="P66">Interrupt</text:p>
        </text:list-item>
        <text:list-item>
          <text:p text:style-name="P66">Flash memory </text:p>
        </text:list-item>
        <text:list-item>
          <text:p text:style-name="P66">Data memory</text:p>
          <text:p text:style-name="P67"/>
        </text:list-item>
      </text:list>
      <text:p text:style-name="Heading_20_1">Future enhancement</text:p>
      <text:p text:style-name="Text_20_body">Future expansion, new features </text:p>
      <text:p text:style-name="Text_20_body"/>
      <text:h text:style-name="Heading_20_2" text:outline-level="2"/>
      <text:p text:style-name="P68"/>
      <text:p text:style-name="Text_20_body"/>
      <text:p text:style-name="Text_20_body"/>
      <text:p text:style-name="Heading_20_1"/>
      <text:alphabetical-index text:style-name="Sect2" text:protected="true" text:name="Alphabetical Index1">
        <text:alphabetical-index-source text:main-entry-style-name="Main_20_index_20_entry" text:sort-algorithm="alphanumeric" fo:language="th" fo:country="TH">
          <text:index-title-template text:style-name="Index_20_Heading">บรรณาณุกรม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2" text:name="Alphabetical Index1_Head">
            <text:p text:style-name="P69">บรรณาณุกรม</text:p>
          </text:index-title>
          <text:p text:style-name="P70">Embedded<text:tab/><text:span text:style-name="Main_20_index_20_entry">8</text:span></text:p>
        </text:index-body>
      </text:alphabetical-index>
      <text:h text:style-name="Chaptertitle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ngsana New2" svg:font-family="'Angsana New'"/>
    <style:font-face style:name="AngsanaNew1" svg:font-family="AngsanaNew"/>
    <style:font-face style:name="AngsanaNew" svg:font-family="AngsanaNew" style:font-family-generic="roman"/>
    <style:font-face style:name="AngsanaNew,Italic1" svg:font-family="'AngsanaNew,Italic'" style:font-family-generic="roman"/>
    <style:font-face style:name="AngsanaNew,Italic" svg:font-family="'AngsanaNew,Italic'" style:font-family-generic="script"/>
    <style:font-face style:name="CordiaNew" svg:font-family="CordiaNew" style:font-family-generic="swiss"/>
    <style:font-face style:name="Courier New" svg:font-family="'Courier New'" style:font-family-generic="modern" style:font-pitch="fixed"/>
    <style:font-face style:name="Brush Flash" svg:font-family="'Brush Flash', 'Times New Roman'" style:font-pitch="variable"/>
    <style:font-face style:name="Sci Fied 2002" svg:font-family="'Sci Fied 2002'" style:font-pitch="variable"/>
    <style:font-face style:name="Angsana New" svg:font-family="'Angsana New'" style:font-family-generic="roman" style:font-pitch="variable"/>
    <style:font-face style:name="Angsana New3" svg:font-family="'Angsana New'" style:font-adornments="Regular" style:font-family-generic="roman" style:font-pitch="variable"/>
    <style:font-face style:name="AngsanaUPC" svg:font-family="AngsanaUPC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ngsana New1" svg:font-family="'Angsana New'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Angsana New1" style:font-size-complex="12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ngsana New1" style:font-size-complex="18.6499996185303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Angsana New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925cm" style:type="center"/>
          <style:tab-stop style:position="11.8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25cm" style:type="center"/>
          <style:tab-stop style:position="11.8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gsana New2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2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24pt" fo:font-weight="bold" style:font-size-asian="16pt" style:font-weight-asian="bold" style:font-size-complex="2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1.8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1.35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0.8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0.35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9.85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9.35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8.85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8.35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7.85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7.357cm" style:type="right" style:leader-style="dotted" style:leader-text="."/>
        </style:tab-stops>
      </style:paragraph-properties>
    </style:style>
    <style:style style:name="ChapterNo" style:family="paragraph" style:parent-style-name="Heading_20_1" style:next-style-name="Chaptertitle" style:auto-update="true" style:class="chapter" style:master-page-name="">
      <style:paragraph-properties fo:margin-left="0cm" fo:margin-right="0cm" fo:margin-top="3cm" fo:margin-bottom="0cm" fo:text-align="end" style:justify-single-word="false" fo:keep-together="always" fo:text-indent="0cm" style:auto-text-indent="false" fo:background-color="transparent" fo:padding="0cm" fo:border="none" style:shadow="none">
        <style:tab-stops/>
        <style:drop-cap/>
        <style:background-image/>
      </style:paragraph-properties>
      <style:text-properties fo:text-transform="uppercase" style:font-name="Times New Roman" fo:font-size="72pt" fo:font-style="italic" style:text-underline-style="none" fo:font-weight="bold" fo:background-color="transparent" style:font-size-asian="72pt" style:font-weight-asian="bold" style:font-name-complex="AngsanaUPC" style:font-size-complex="72pt" style:font-weight-complex="bold"/>
    </style:style>
    <style:style style:name="Chaptertitle" style:family="paragraph" style:parent-style-name="Heading" style:auto-update="true" style:class="chapter" style:master-page-name="" style:default-outline-level="1">
      <style:paragraph-properties fo:margin-top="0cm" fo:margin-bottom="0.101cm" fo:text-align="end" style:justify-single-word="false" fo:keep-together="always" fo:background-color="transparent" style:shadow="none" fo:keep-with-next="auto">
        <style:tab-stops/>
        <style:background-image/>
      </style:paragraph-properties>
      <style:text-properties style:font-name="Times New Roman1" fo:font-size="16pt" fo:font-style="italic" style:text-underline-style="solid" style:text-underline-width="auto" style:text-underline-color="font-color" style:font-size-complex="16pt" style:font-style-complex="italic"/>
    </style:style>
    <style:style style:name="Chaptertext" style:family="paragraph" style:parent-style-name="Heading_20_8" style:class="text" style:master-page-name="">
      <style:text-properties style:font-name="Times New Roman1" fo:font-size="12pt" fo:font-weight="normal" style:font-size-complex="12pt" style:font-weight-complex="normal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start" style:justify-single-word="false"/>
    </style:style>
    <style:style style:name="T1" style:family="text">
      <style:text-properties fo:color="#ff0000" style:font-name="Brush Flash" fo:font-size="18pt" style:font-size-asian="18pt" style:font-size-complex="10pt"/>
    </style:style>
    <style:style style:name="T2" style:family="text">
      <style:text-properties fo:color="#ff0000" style:font-name="Sci Fied 2002" fo:font-size="9pt" style:font-size-asian="9pt" style:font-size-complex="10pt"/>
    </style:style>
    <style:style style:name="T3" style:family="text">
      <style:text-properties style:font-name="Sci Fied 2002" fo:font-size="9pt" style:font-size-asian="9pt" style:font-size-complex="10pt"/>
    </style:style>
    <style:style style:name="T4" style:family="text">
      <style:text-properties style:font-name="Sci Fied 2002" fo:font-size="9pt" style:font-size-asian="9pt" style:font-size-complex="9pt"/>
    </style:style>
    <style:style style:name="T5" style:family="text">
      <style:text-properties style:font-name="Sci Fied 2002" fo:font-size="8pt" style:font-size-asian="8pt" style:font-size-complex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page-layout style:name="pm1">
      <style:page-layout-properties fo:page-width="14.85cm" fo:page-height="21.001cm" style:num-format="1" style:print-orientation="portrait" fo:margin-top="2cm" fo:margin-bottom="2cm" fo:margin-left="2cm" fo:margin-right="0.679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/>
    </style:page-layout>
    <style:page-layout style:name="pm2">
      <style:page-layout-properties fo:page-width="14.85cm" fo:page-height="21.001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text:span text:style-name="T1"><text:s/></text:span><text:span text:style-name="T2">Gear</text:span><text:span text:style-name="T3">tronics.net <text:s text:c="22"/></text:span><text:span text:style-name="T4"><text:s text:c="12"/></text:span><text:span text:style-name="T5">E-block S/W Module <text:s/></text:span><text:span text:style-name="T6"><text:s/></text:span><text:span text:style-name="T7"><text:page-number text:select-page="current">46</text:page-number></text:span></text:p>
      </style:head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8-02-21T11:23:44</meta:creation-date>
    <dc:date>2008-05-28T23:54:36</dc:date>
    <meta:print-date>2008-05-26T17:41:03</meta:print-date>
    <dc:language>en-US</dc:language>
    <meta:editing-cycles>276</meta:editing-cycles>
    <meta:editing-duration>P2DT5H14M21S</meta:editing-duration>
    <meta:user-defined meta:name="Info 1"/>
    <meta:user-defined meta:name="Info 2"/>
    <meta:user-defined meta:name="Info 3"/>
    <meta:user-defined meta:name="Info 4"/>
    <meta:document-statistic meta:table-count="40" meta:image-count="22" meta:object-count="0" meta:page-count="67" meta:paragraph-count="884" meta:word-count="4042" meta:character-count="18037"/>
  </office:meta>
</office:document-meta>
</file>